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1" manifest:media-type=""/>
  <manifest:file-entry manifest:full-path="Object 1/settings.xml" manifest:media-type="text/xml"/>
  <manifest:file-entry manifest:full-path="Object 1/style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2b8f43" officeooo:paragraph-rsid="002b8f43"/>
    </style:style>
    <style:style style:name="P2" style:family="paragraph" style:parent-style-name="Figure">
      <style:paragraph-properties fo:text-align="center" style:justify-single-word="false"/>
    </style:style>
    <style:style style:name="P3" style:family="paragraph" style:parent-style-name="Footnote">
      <style:text-properties officeooo:rsid="003ae408" officeooo:paragraph-rsid="003ae408"/>
    </style:style>
    <style:style style:name="P4" style:family="paragraph" style:parent-style-name="Footnote">
      <style:text-properties officeooo:rsid="0055de97" officeooo:paragraph-rsid="0055de97"/>
    </style:style>
    <style:style style:name="P5" style:family="paragraph" style:parent-style-name="Standard">
      <style:text-properties style:font-name="Liberation Sans" officeooo:rsid="001db0bc" officeooo:paragraph-rsid="001db0bc"/>
    </style:style>
    <style:style style:name="P6" style:family="paragraph" style:parent-style-name="Standard">
      <style:paragraph-properties fo:text-align="center" style:justify-single-word="false"/>
      <style:text-properties style:font-name="Liberation Sans" officeooo:rsid="001db0bc" officeooo:paragraph-rsid="001db0bc"/>
    </style:style>
    <style:style style:name="P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1db0bc" officeooo:paragraph-rsid="001db0bc" style:font-style-asian="normal" style:font-style-complex="normal"/>
    </style:style>
    <style:style style:name="P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cea8b" officeooo:paragraph-rsid="002cea8b" style:font-style-asian="normal" style:font-style-complex="normal"/>
    </style:style>
    <style:style style:name="P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2a935" officeooo:paragraph-rsid="0022a935" style:font-style-asian="normal" style:font-style-complex="normal"/>
    </style:style>
    <style:style style:name="P1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427bb" officeooo:paragraph-rsid="002427bb" style:font-style-asian="normal" style:font-style-complex="normal"/>
    </style:style>
    <style:style style:name="P1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5b14d" officeooo:paragraph-rsid="0025b14d" style:font-style-asian="normal" style:font-style-complex="normal"/>
    </style:style>
    <style:style style:name="P1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87654" officeooo:paragraph-rsid="00287654" style:font-style-asian="normal" style:font-style-complex="normal"/>
    </style:style>
    <style:style style:name="P1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9bce5" officeooo:paragraph-rsid="0029bce5" style:font-style-asian="normal" style:font-style-complex="normal"/>
    </style:style>
    <style:style style:name="P1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b8f43" officeooo:paragraph-rsid="002b8f43" style:font-style-asian="normal" style:font-style-complex="normal"/>
    </style:style>
    <style:style style:name="P15"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c93bb" officeooo:paragraph-rsid="002c93bb" style:font-style-asian="normal" style:font-style-complex="normal"/>
    </style:style>
    <style:style style:name="P1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51e71" officeooo:paragraph-rsid="00351e71" style:font-style-asian="normal" style:font-style-complex="normal"/>
    </style:style>
    <style:style style:name="P1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7b361" officeooo:paragraph-rsid="0037b361" style:font-style-asian="normal" style:font-style-complex="normal"/>
    </style:style>
    <style:style style:name="P1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824e9" officeooo:paragraph-rsid="003824e9" style:font-style-asian="normal" style:font-style-complex="normal"/>
    </style:style>
    <style:style style:name="P1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9d2b8" officeooo:paragraph-rsid="0039d2b8" style:font-style-asian="normal" style:font-style-complex="normal"/>
    </style:style>
    <style:style style:name="P2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ba297" officeooo:paragraph-rsid="003ba297" style:font-style-asian="normal" style:font-style-complex="normal"/>
    </style:style>
    <style:style style:name="P2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fe724" officeooo:paragraph-rsid="003fe724" style:font-style-asian="normal" style:font-style-complex="normal"/>
    </style:style>
    <style:style style:name="P2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6232fe" officeooo:paragraph-rsid="006232fe" style:font-style-asian="normal" style:font-style-complex="normal"/>
    </style:style>
    <style:style style:name="P2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626534" officeooo:paragraph-rsid="00626534" style:font-style-asian="normal" style:font-style-complex="normal"/>
    </style:style>
    <style:style style:name="P2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4aeb9" officeooo:paragraph-rsid="0074aeb9" style:font-style-asian="normal" style:font-style-complex="normal"/>
    </style:style>
    <style:style style:name="P25"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614de" officeooo:paragraph-rsid="007614de" style:font-style-asian="normal" style:font-style-complex="normal"/>
    </style:style>
    <style:style style:name="P2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73f81" officeooo:paragraph-rsid="00773f81" style:font-style-asian="normal" style:font-style-complex="normal"/>
    </style:style>
    <style:style style:name="P2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7e855" officeooo:paragraph-rsid="0077e855" style:font-style-asian="normal" style:font-style-complex="normal"/>
    </style:style>
    <style:style style:name="P2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84d2b" officeooo:paragraph-rsid="00784d2b" style:font-style-asian="normal" style:font-style-complex="normal"/>
    </style:style>
    <style:style style:name="P2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93f04" officeooo:paragraph-rsid="00794bd2" style:font-style-asian="normal" style:font-style-complex="normal"/>
    </style:style>
    <style:style style:name="P3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cfa93" officeooo:paragraph-rsid="007cfa93" style:font-style-asian="normal" style:font-style-complex="normal"/>
    </style:style>
    <style:style style:name="P3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6f2f9c" officeooo:paragraph-rsid="006f2f9c" style:font-style-asian="normal" style:font-style-complex="normal"/>
    </style:style>
    <style:style style:name="P3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6e0da7" officeooo:paragraph-rsid="0070188b" style:font-style-asian="normal" style:font-style-complex="normal"/>
    </style:style>
    <style:style style:name="P3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604ae2" officeooo:paragraph-rsid="00604ae2" style:font-style-asian="normal" style:font-style-complex="normal"/>
    </style:style>
    <style:style style:name="P3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8a0dea" officeooo:paragraph-rsid="008a0dea" style:font-style-asian="normal" style:font-style-complex="normal"/>
    </style:style>
    <style:style style:name="P35"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8c066b" officeooo:paragraph-rsid="008c066b" style:font-style-asian="normal" style:font-style-complex="normal"/>
    </style:style>
    <style:style style:name="P3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b2b75" officeooo:paragraph-rsid="0094982e" style:font-style-asian="normal" style:font-style-complex="normal"/>
    </style:style>
    <style:style style:name="P3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9d9fd9" officeooo:paragraph-rsid="009d9fd9" style:font-style-asian="normal" style:font-style-complex="normal"/>
    </style:style>
    <style:style style:name="P3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9d9fd9" officeooo:paragraph-rsid="00ba39fa" style:font-style-asian="normal" style:font-style-complex="normal"/>
    </style:style>
    <style:style style:name="P3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a0a7e1" officeooo:paragraph-rsid="00a0a7e1" style:font-style-asian="normal" style:font-style-complex="normal"/>
    </style:style>
    <style:style style:name="P4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cb411a" officeooo:paragraph-rsid="00cb411a" style:font-style-asian="normal" style:font-style-complex="normal"/>
    </style:style>
    <style:style style:name="P4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cb411a" officeooo:paragraph-rsid="00cd2e77" style:font-style-asian="normal" style:font-style-complex="normal"/>
    </style:style>
    <style:style style:name="P4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cd2e77" officeooo:paragraph-rsid="00cd2e77" style:font-style-asian="normal" style:font-style-complex="normal"/>
    </style:style>
    <style:style style:name="P43" style:family="paragraph" style:parent-style-name="Standard" style:master-page-name="">
      <loext:graphic-properties draw:fill="none" draw:fill-gradient-name="gradient" draw:fill-hatch-name="hatch"/>
      <style:paragraph-properties fo:margin-left="0.8752in" fo:margin-right="0in" fo:margin-top="0.05in" fo:margin-bottom="0.05in" style:contextual-spacing="false" fo:line-height="100%" fo:text-indent="-0.6252in" style:auto-text-indent="false" style:page-number="auto" fo:background-color="transparent"/>
      <style:text-properties style:font-name="Liberation Sans" fo:font-style="normal" officeooo:rsid="00cd2e77" officeooo:paragraph-rsid="00cd2e77" style:font-style-asian="normal" style:font-style-complex="normal"/>
    </style:style>
    <style:style style:name="P4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d27e76" officeooo:paragraph-rsid="00d27e76" style:font-style-asian="normal" style:font-style-complex="normal"/>
    </style:style>
    <style:style style:name="P45"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d3856b" officeooo:paragraph-rsid="00d3856b" style:font-style-asian="normal" style:font-style-complex="normal"/>
    </style:style>
    <style:style style:name="P4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d49d69" officeooo:paragraph-rsid="00d49d69" style:font-style-asian="normal" style:font-style-complex="normal"/>
    </style:style>
    <style:style style:name="P4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d64c85" officeooo:paragraph-rsid="00d64c85" style:font-style-asian="normal" style:font-style-complex="normal"/>
    </style:style>
    <style:style style:name="P4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dc22c5" officeooo:paragraph-rsid="00dc22c5" style:font-style-asian="normal" style:font-style-complex="normal"/>
    </style:style>
    <style:style style:name="P4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dcc81e" officeooo:paragraph-rsid="00dcc81e" style:font-style-asian="normal" style:font-style-complex="normal"/>
    </style:style>
    <style:style style:name="P5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dfd600" officeooo:paragraph-rsid="00dfd600" style:font-style-asian="normal" style:font-style-complex="normal"/>
    </style:style>
    <style:style style:name="P5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dfd600" officeooo:paragraph-rsid="00e1ab5d" style:font-style-asian="normal" style:font-style-complex="normal"/>
    </style:style>
    <style:style style:name="P5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e42212" officeooo:paragraph-rsid="00e42212" style:font-style-asian="normal" style:font-style-complex="normal"/>
    </style:style>
    <style:style style:name="P5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e53a9d" officeooo:paragraph-rsid="00e53a9d" style:font-style-asian="normal" style:font-style-complex="normal"/>
    </style:style>
    <style:style style:name="P5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e5c110" officeooo:paragraph-rsid="00e5c110" style:font-style-asian="normal" style:font-style-complex="normal"/>
    </style:style>
    <style:style style:name="P55" style:family="paragraph" style:parent-style-name="Standard" style:master-page-name="">
      <loext:graphic-properties draw:fill="none" draw:fill-gradient-name="gradient" draw:fill-hatch-name="hatch"/>
      <style:paragraph-properties fo:margin-left="0.8118in" fo:margin-right="0in" fo:margin-top="0.05in" fo:margin-bottom="0.05in" style:contextual-spacing="false" fo:line-height="100%" fo:text-indent="-0.5618in" style:auto-text-indent="false" style:page-number="auto" fo:background-color="transparent"/>
      <style:text-properties style:font-name="Liberation Sans" fo:font-style="normal" officeooo:rsid="005ecd30" officeooo:paragraph-rsid="00f95b57" style:font-style-asian="normal" style:font-style-complex="normal"/>
    </style:style>
    <style:style style:name="P56" style:family="paragraph" style:parent-style-name="Standard" style:master-page-name="">
      <loext:graphic-properties draw:fill="none" draw:fill-gradient-name="gradient" draw:fill-hatch-name="hatch"/>
      <style:paragraph-properties fo:margin-left="0in" fo:margin-right="0in" fo:margin-top="0.05in" fo:margin-bottom="0.05in" style:contextual-spacing="false" fo:line-height="100%" fo:text-indent="0in" style:auto-text-indent="false" style:page-number="auto" fo:background-color="transparent"/>
      <style:text-properties style:font-name="Liberation Sans" fo:font-style="normal" officeooo:rsid="00f95b57" officeooo:paragraph-rsid="00f95b57" style:font-style-asian="normal" style:font-style-complex="normal"/>
    </style:style>
    <style:style style:name="P5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cdef97" officeooo:paragraph-rsid="00cdef97" style:font-style-asian="normal" style:font-style-complex="normal"/>
    </style:style>
    <style:style style:name="P5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c95eca" officeooo:paragraph-rsid="00c95eca" style:font-style-asian="normal" style:font-style-complex="normal"/>
    </style:style>
    <style:style style:name="P5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b4f5c1" officeooo:paragraph-rsid="00b4f5c1" style:font-style-asian="normal" style:font-style-complex="normal"/>
    </style:style>
    <style:style style:name="P6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10d4ebd" officeooo:paragraph-rsid="010d4ebd" style:font-style-asian="normal" style:font-style-complex="normal"/>
    </style:style>
    <style:style style:name="P6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10d4ebd" officeooo:paragraph-rsid="010da9a0" style:font-style-asian="normal" style:font-style-complex="normal"/>
    </style:style>
    <style:style style:name="P6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10da9a0" officeooo:paragraph-rsid="010da9a0" style:font-style-asian="normal" style:font-style-complex="normal"/>
    </style:style>
    <style:style style:name="P6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b859b0" officeooo:paragraph-rsid="00b859b0" style:font-style-asian="normal" style:font-style-complex="normal"/>
    </style:style>
    <style:style style:name="P6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11b4059" officeooo:paragraph-rsid="011b4059" style:font-style-asian="normal" style:font-style-complex="normal"/>
    </style:style>
    <style:style style:name="P65"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1435e6f" officeooo:paragraph-rsid="01435e6f" style:font-style-asian="normal" style:font-style-complex="normal"/>
    </style:style>
    <style:style style:name="P6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1449792" officeooo:paragraph-rsid="01449792" style:font-style-asian="normal" style:font-style-complex="normal"/>
    </style:style>
    <style:style style:name="P6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5b14d" officeooo:paragraph-rsid="0025b14d"/>
    </style:style>
    <style:style style:name="P6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6f303" officeooo:paragraph-rsid="0026f303"/>
    </style:style>
    <style:style style:name="P6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87654" officeooo:paragraph-rsid="00287654"/>
    </style:style>
    <style:style style:name="P7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d1aab" officeooo:paragraph-rsid="002d1aab"/>
    </style:style>
    <style:style style:name="P7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7b361" officeooo:paragraph-rsid="0037b361"/>
    </style:style>
    <style:style style:name="P7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824e9" officeooo:paragraph-rsid="003824e9"/>
    </style:style>
    <style:style style:name="P7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824e9" officeooo:paragraph-rsid="00626534"/>
    </style:style>
    <style:style style:name="P7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9d2b8" officeooo:paragraph-rsid="0039d2b8"/>
    </style:style>
    <style:style style:name="P75"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ae408" officeooo:paragraph-rsid="003ae408"/>
    </style:style>
    <style:style style:name="P76" style:family="paragraph" style:parent-style-name="Standard" style:master-page-name="">
      <loext:graphic-properties draw:fill="none" draw:fill-gradient-name="gradient" draw:fill-hatch-name="hatch"/>
      <style:paragraph-properties fo:margin-left="0.75in" fo:margin-right="0in" fo:margin-top="0.05in" fo:margin-bottom="0.05in" style:contextual-spacing="false" fo:line-height="100%" fo:text-indent="-0.5618in" style:auto-text-indent="false" style:page-number="auto" fo:background-color="transparent"/>
      <style:text-properties style:font-name="Liberation Sans" officeooo:rsid="00367f32" officeooo:paragraph-rsid="00367f32"/>
    </style:style>
    <style:style style:name="P7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1c635" officeooo:paragraph-rsid="0061c635"/>
    </style:style>
    <style:style style:name="P7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232fe" officeooo:paragraph-rsid="006232fe"/>
    </style:style>
    <style:style style:name="P7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391c9" officeooo:paragraph-rsid="006391c9"/>
    </style:style>
    <style:style style:name="P8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99900" officeooo:paragraph-rsid="006e0da7"/>
    </style:style>
    <style:style style:name="P8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99900" officeooo:paragraph-rsid="00aed347"/>
    </style:style>
    <style:style style:name="P8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99900" officeooo:paragraph-rsid="016ddae6"/>
    </style:style>
    <style:style style:name="P83" style:family="paragraph" style:parent-style-name="Standard" style:master-page-name="">
      <loext:graphic-properties draw:fill="none" draw:fill-gradient-name="gradient" draw:fill-hatch-name="hatch"/>
      <style:paragraph-properties fo:margin-left="1.3752in" fo:margin-right="0in" fo:margin-top="0.05in" fo:margin-bottom="0.05in" style:contextual-spacing="false" fo:line-height="100%" fo:text-indent="-1.0618in" style:auto-text-indent="false" style:page-number="auto" fo:background-color="transparent">
        <style:tab-stops/>
      </style:paragraph-properties>
      <style:text-properties style:font-name="Liberation Sans" officeooo:rsid="006b32a2" officeooo:paragraph-rsid="0070e801"/>
    </style:style>
    <style:style style:name="P8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e0da7" officeooo:paragraph-rsid="006e0da7"/>
    </style:style>
    <style:style style:name="P85" style:family="paragraph" style:parent-style-name="Standard" style:master-page-name="">
      <loext:graphic-properties draw:fill="none" draw:fill-gradient-name="gradient" draw:fill-hatch-name="hatch"/>
      <style:paragraph-properties fo:margin-left="1in" fo:margin-right="0in" fo:margin-top="0.05in" fo:margin-bottom="0.05in" style:contextual-spacing="false" fo:line-height="100%" fo:text-indent="-0.6252in" style:auto-text-indent="false" style:page-number="auto" fo:background-color="transparent"/>
      <style:text-properties style:font-name="Liberation Sans" fo:font-style="italic" officeooo:rsid="007e626c" officeooo:paragraph-rsid="007e626c" style:font-style-asian="italic" style:font-style-complex="italic"/>
    </style:style>
    <style:style style:name="P86" style:family="paragraph" style:parent-style-name="Standard" style:master-page-name="">
      <loext:graphic-properties draw:fill="none" draw:fill-gradient-name="gradient" draw:fill-hatch-name="hatch"/>
      <style:paragraph-properties fo:margin-left="1.3752in" fo:margin-right="0in" fo:margin-top="0.05in" fo:margin-bottom="0.05in" style:contextual-spacing="false" fo:line-height="100%" fo:text-indent="-1.1252in" style:auto-text-indent="false" style:page-number="auto" fo:background-color="transparent"/>
      <style:text-properties style:font-name="Liberation Sans" fo:font-style="italic" officeooo:rsid="009bc590" officeooo:paragraph-rsid="009bc590" style:font-style-asian="italic" style:font-style-complex="italic"/>
    </style:style>
    <style:style style:name="P8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432220" officeooo:paragraph-rsid="00432220"/>
    </style:style>
    <style:style style:name="P8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a9561a" officeooo:paragraph-rsid="00a9561a"/>
    </style:style>
    <style:style style:name="P8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aed347" officeooo:paragraph-rsid="00b07697"/>
    </style:style>
    <style:style style:name="P9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b1195b" officeooo:paragraph-rsid="00b1195b"/>
    </style:style>
    <style:style style:name="P9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b4f5c1" officeooo:paragraph-rsid="00b4f5c1"/>
    </style:style>
    <style:style style:name="P9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420b04" officeooo:paragraph-rsid="00420b04"/>
    </style:style>
    <style:style style:name="P9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427bb" officeooo:paragraph-rsid="010569a3"/>
    </style:style>
    <style:style style:name="P9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1340bbf" officeooo:paragraph-rsid="01340bbf"/>
    </style:style>
    <style:style style:name="P95" style:family="paragraph" style:parent-style-name="Footnote">
      <style:text-properties officeooo:rsid="0060e851" officeooo:paragraph-rsid="0060e851"/>
    </style:style>
    <style:style style:name="P96" style:family="paragraph" style:parent-style-name="Footnote">
      <style:text-properties officeooo:rsid="006391c9" officeooo:paragraph-rsid="006391c9"/>
    </style:style>
    <style:style style:name="P97" style:family="paragraph" style:parent-style-name="Standard">
      <loext:graphic-properties draw:fill="none" draw:fill-gradient-name="gradient" draw:fill-hatch-name="hatch"/>
      <style:paragraph-properties fo:margin-left="1.3752in" fo:margin-right="0in" fo:margin-top="0.05in" fo:margin-bottom="0.05in" style:contextual-spacing="false" fo:line-height="100%" fo:text-indent="-1.0618in" style:auto-text-indent="false" fo:background-color="transparent">
        <style:tab-stops/>
      </style:paragraph-properties>
      <style:text-properties officeooo:rsid="007224f1" officeooo:paragraph-rsid="007224f1"/>
    </style:style>
    <style:style style:name="P98" style:family="paragraph" style:parent-style-name="Footnote">
      <style:text-properties officeooo:rsid="00992150" officeooo:paragraph-rsid="00992150"/>
    </style:style>
    <style:style style:name="P99" style:family="paragraph" style:parent-style-name="Footnote">
      <style:text-properties officeooo:rsid="009f1d15" officeooo:paragraph-rsid="009f1d15"/>
    </style:style>
    <style:style style:name="P100" style:family="paragraph" style:parent-style-name="Footnote">
      <style:text-properties officeooo:rsid="00c45631" officeooo:paragraph-rsid="00c45631"/>
    </style:style>
    <style:style style:name="P101" style:family="paragraph" style:parent-style-name="Footnote">
      <style:text-properties officeooo:rsid="00eaecc7" officeooo:paragraph-rsid="00eaecc7"/>
    </style:style>
    <style:style style:name="P102" style:family="paragraph" style:parent-style-name="Standard">
      <loext:graphic-properties draw:fill-gradient-name="gradient" draw:fill-hatch-name="hatch"/>
      <style:paragraph-properties fo:margin-top="0.05in" fo:margin-bottom="0.05in" style:contextual-spacing="false" fo:line-height="100%"/>
      <style:text-properties officeooo:rsid="00cd2e77" officeooo:paragraph-rsid="00cd2e77"/>
    </style:style>
    <style:style style:name="P103" style:family="paragraph" style:parent-style-name="Standard">
      <loext:graphic-properties draw:fill-gradient-name="gradient" draw:fill-hatch-name="hatch"/>
      <style:paragraph-properties fo:margin-top="0.05in" fo:margin-bottom="0.05in" style:contextual-spacing="false" fo:line-height="100%"/>
      <style:text-properties officeooo:paragraph-rsid="00e1ab5d"/>
    </style:style>
    <style:style style:name="P104" style:family="paragraph" style:parent-style-name="Standard">
      <loext:graphic-properties draw:fill-gradient-name="gradient" draw:fill-hatch-name="hatch"/>
      <style:paragraph-properties fo:margin-top="0.05in" fo:margin-bottom="0.05in" style:contextual-spacing="false" fo:line-height="100%"/>
      <style:text-properties officeooo:paragraph-rsid="012f279b"/>
    </style:style>
    <style:style style:name="P105" style:family="paragraph" style:parent-style-name="Standard">
      <loext:graphic-properties draw:fill-gradient-name="gradient" draw:fill-hatch-name="hatch"/>
      <style:paragraph-properties fo:margin-top="0.05in" fo:margin-bottom="0.05in" style:contextual-spacing="false" fo:line-height="100%"/>
      <style:text-properties style:text-line-through-style="solid" style:text-line-through-type="single" style:font-name="Liberation Sans" fo:font-style="normal" officeooo:rsid="0037b361" officeooo:paragraph-rsid="0037b361" style:font-style-asian="normal" style:font-style-complex="normal"/>
    </style:style>
    <style:style style:name="P106" style:family="paragraph" style:parent-style-name="Standard">
      <loext:graphic-properties draw:fill-gradient-name="gradient" draw:fill-hatch-name="hatch"/>
      <style:paragraph-properties fo:margin-top="0.05in" fo:margin-bottom="0.05in" style:contextual-spacing="false" fo:line-height="100%"/>
      <style:text-properties style:text-line-through-style="solid" style:text-line-through-type="single" style:font-name="Liberation Sans" fo:font-style="normal" officeooo:rsid="009d9fd9" officeooo:paragraph-rsid="009d9fd9" style:font-style-asian="normal" style:font-style-complex="normal"/>
    </style:style>
    <style:style style:name="P107" style:family="paragraph" style:parent-style-name="Standard">
      <loext:graphic-properties draw:fill-gradient-name="gradient" draw:fill-hatch-name="hatch"/>
      <style:paragraph-properties fo:margin-top="0.05in" fo:margin-bottom="0.05in" style:contextual-spacing="false" fo:line-height="100%"/>
      <style:text-properties style:text-line-through-style="solid" style:text-line-through-type="single" style:font-name="Liberation Sans" fo:font-style="normal" officeooo:rsid="00b2f732" officeooo:paragraph-rsid="00b2f732" style:font-style-asian="normal" style:font-style-complex="normal"/>
    </style:style>
    <style:style style:name="P108" style:family="paragraph" style:parent-style-name="Standard">
      <loext:graphic-properties draw:fill-gradient-name="gradient" draw:fill-hatch-name="hatch"/>
      <style:paragraph-properties fo:margin-top="0.05in" fo:margin-bottom="0.05in" style:contextual-spacing="false" fo:line-height="100%"/>
      <style:text-properties style:text-line-through-style="solid" style:text-line-through-type="single" style:font-name="Liberation Sans" fo:font-style="normal" officeooo:rsid="00ad1039" officeooo:paragraph-rsid="00ad1039" style:font-style-asian="normal" style:font-style-complex="normal"/>
    </style:style>
    <style:style style:name="P109" style:family="paragraph" style:parent-style-name="Standard">
      <loext:graphic-properties draw:fill-gradient-name="gradient" draw:fill-hatch-name="hatch"/>
      <style:paragraph-properties fo:margin-top="0.05in" fo:margin-bottom="0.05in" style:contextual-spacing="false" fo:line-height="100%"/>
      <style:text-properties officeooo:rsid="00c95eca" officeooo:paragraph-rsid="00c95eca"/>
    </style:style>
    <style:style style:name="P110" style:family="paragraph" style:parent-style-name="Standard" style:master-page-name="">
      <loext:graphic-properties draw:fill="none" draw:fill-gradient-name="gradient" draw:fill-hatch-name="hatch"/>
      <style:paragraph-properties fo:margin-left="0.8118in" fo:margin-right="0in" fo:margin-top="0.05in" fo:margin-bottom="0.05in" style:contextual-spacing="false" fo:line-height="100%" fo:text-indent="-0.5618in" style:auto-text-indent="false" style:page-number="auto" fo:background-color="transparent"/>
      <style:text-properties officeooo:rsid="00c95eca" officeooo:paragraph-rsid="00c95eca"/>
    </style:style>
    <style:style style:name="P111" style:family="paragraph" style:parent-style-name="Standard">
      <loext:graphic-properties draw:fill-gradient-name="gradient" draw:fill-hatch-name="hatch"/>
      <style:paragraph-properties fo:margin-top="0.05in" fo:margin-bottom="0.05in" style:contextual-spacing="false" fo:line-height="100%"/>
      <style:text-properties officeooo:rsid="00cdef97" officeooo:paragraph-rsid="00cdef97"/>
    </style:style>
    <style:style style:name="P112" style:family="paragraph" style:parent-style-name="Standard">
      <loext:graphic-properties draw:fill-gradient-name="gradient" draw:fill-hatch-name="hatch"/>
      <style:paragraph-properties fo:margin-top="0.05in" fo:margin-bottom="0.05in" style:contextual-spacing="false" fo:line-height="100%"/>
      <style:text-properties officeooo:rsid="00e9ed66" officeooo:paragraph-rsid="00e9ed66"/>
    </style:style>
    <style:style style:name="P113" style:family="paragraph" style:parent-style-name="Standard">
      <loext:graphic-properties draw:fill-gradient-name="gradient" draw:fill-hatch-name="hatch"/>
      <style:paragraph-properties fo:margin-top="0.05in" fo:margin-bottom="0.05in" style:contextual-spacing="false" fo:line-height="100%"/>
      <style:text-properties style:font-name="Courier New" fo:font-style="normal" officeooo:rsid="00b4f5c1" officeooo:paragraph-rsid="00b4f5c1" style:font-style-asian="normal" style:font-style-complex="normal"/>
    </style:style>
    <style:style style:name="P114" style:family="paragraph" style:parent-style-name="Footnote">
      <style:text-properties officeooo:rsid="0110fc60" officeooo:paragraph-rsid="0110fc60"/>
    </style:style>
    <style:style style:name="P115" style:family="paragraph" style:parent-style-name="Footnote">
      <style:text-properties officeooo:rsid="0118ba3e" officeooo:paragraph-rsid="0118ba3e"/>
    </style:style>
    <style:style style:name="P116" style:family="paragraph" style:parent-style-name="Footnote">
      <style:text-properties officeooo:rsid="011ceeab" officeooo:paragraph-rsid="011ceeab"/>
    </style:style>
    <style:style style:name="P117" style:family="paragraph" style:parent-style-name="Footnote">
      <style:text-properties officeooo:rsid="0131c895" officeooo:paragraph-rsid="0131c895"/>
    </style:style>
    <style:style style:name="P118" style:family="paragraph" style:parent-style-name="Standard">
      <loext:graphic-properties draw:fill-gradient-name="gradient" draw:fill-hatch-name="hatch"/>
      <style:paragraph-properties fo:margin-top="0.05in" fo:margin-bottom="0.05in" style:contextual-spacing="false" fo:line-height="100%"/>
      <style:text-properties officeooo:rsid="010f1efa" officeooo:paragraph-rsid="010f55b3"/>
    </style:style>
    <style:style style:name="P119" style:family="paragraph" style:parent-style-name="Contents_20_1">
      <style:paragraph-properties>
        <style:tab-stops>
          <style:tab-stop style:position="3.3618in" style:type="right" style:leader-style="dotted" style:leader-text="."/>
        </style:tab-stops>
      </style:paragraph-properties>
    </style:style>
    <style:style style:name="P120" style:family="paragraph" style:parent-style-name="Contents_20_2">
      <style:paragraph-properties>
        <style:tab-stops>
          <style:tab-stop style:position="3.1654in" style:type="right" style:leader-style="dotted" style:leader-text="."/>
        </style:tab-stops>
      </style:paragraph-properties>
    </style:style>
    <style:style style:name="P121" style:family="paragraph" style:parent-style-name="Contents_20_3">
      <style:paragraph-properties>
        <style:tab-stops>
          <style:tab-stop style:position="2.9681in" style:type="right" style:leader-style="dotted" style:leader-text="."/>
        </style:tab-stops>
      </style:paragraph-properties>
    </style:style>
    <style:style style:name="P122" style:family="paragraph" style:parent-style-name="Figure_20_Index_20_1">
      <style:paragraph-properties>
        <style:tab-stops>
          <style:tab-stop style:position="6.9244in" style:type="right" style:leader-style="dotted" style:leader-text="."/>
        </style:tab-stops>
      </style:paragraph-properties>
    </style:style>
    <style:style style:name="P123" style:family="paragraph" style:parent-style-name="Heading_20_2">
      <style:text-properties officeooo:paragraph-rsid="0181cfa7"/>
    </style:style>
    <style:style style:name="P124" style:family="paragraph" style:parent-style-name="Heading_20_3">
      <style:text-properties officeooo:rsid="00cd2e77" officeooo:paragraph-rsid="00cd2e77"/>
    </style:style>
    <style:style style:name="P125" style:family="paragraph" style:parent-style-name="Heading_20_3">
      <style:text-properties officeooo:rsid="003824e9" officeooo:paragraph-rsid="003824e9"/>
    </style:style>
    <style:style style:name="P126" style:family="paragraph" style:parent-style-name="Heading_20_3">
      <style:text-properties officeooo:rsid="0074aeb9" officeooo:paragraph-rsid="0074aeb9"/>
    </style:style>
    <style:style style:name="P127" style:family="paragraph" style:parent-style-name="Heading_20_3">
      <style:text-properties officeooo:rsid="00cb411a" officeooo:paragraph-rsid="00cb411a"/>
    </style:style>
    <style:style style:name="P128" style:family="paragraph" style:parent-style-name="Heading_20_4">
      <style:text-properties fo:font-style="italic" style:font-style-asian="italic" style:font-style-complex="italic"/>
    </style:style>
    <style:style style:name="P129" style:family="paragraph" style:parent-style-name="Standard" style:list-style-name="L1">
      <loext:graphic-properties draw:fill-gradient-name="gradient" draw:fill-hatch-name="hatch"/>
      <style:paragraph-properties fo:margin-top="0.05in" fo:margin-bottom="0.05in" style:contextual-spacing="false" fo:line-height="100%"/>
      <style:text-properties style:font-name="Liberation Sans" fo:font-style="normal" officeooo:rsid="008c066b" officeooo:paragraph-rsid="008c066b" style:font-style-asian="normal" style:font-style-complex="normal"/>
    </style:style>
    <style:style style:name="P130" style:family="paragraph" style:parent-style-name="Standard" style:list-style-name="L2">
      <loext:graphic-properties draw:fill-gradient-name="gradient" draw:fill-hatch-name="hatch"/>
      <style:paragraph-properties fo:margin-top="0.05in" fo:margin-bottom="0.05in" style:contextual-spacing="false" fo:line-height="100%"/>
      <style:text-properties style:font-name="Liberation Sans" fo:font-style="normal" officeooo:rsid="00351e71" officeooo:paragraph-rsid="00351e71" style:font-style-asian="normal" style:font-style-complex="normal"/>
    </style:style>
    <style:style style:name="P13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51e71" officeooo:paragraph-rsid="018004cf" style:font-style-asian="normal" style:font-style-complex="normal"/>
    </style:style>
    <style:style style:name="P132"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fo:font-style="normal" officeooo:rsid="008c0121" officeooo:paragraph-rsid="008c0121" style:font-style-asian="normal" style:font-style-complex="normal"/>
    </style:style>
    <style:style style:name="P133"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fo:font-style="normal" officeooo:rsid="00c1b634" officeooo:paragraph-rsid="00c1b634" style:font-style-asian="normal" style:font-style-complex="normal"/>
    </style:style>
    <style:style style:name="P134" style:family="paragraph" style:parent-style-name="Standard" style:list-style-name="L10">
      <loext:graphic-properties draw:fill-gradient-name="gradient" draw:fill-hatch-name="hatch"/>
      <style:paragraph-properties fo:margin-top="0.05in" fo:margin-bottom="0.05in" style:contextual-spacing="false" fo:line-height="100%"/>
      <style:text-properties style:font-name="Liberation Sans" fo:font-style="normal" officeooo:rsid="006f2f9c" officeooo:paragraph-rsid="006f2f9c" style:font-style-asian="normal" style:font-style-complex="normal"/>
    </style:style>
    <style:style style:name="P135" style:family="paragraph" style:parent-style-name="Standard" style:list-style-name="L10">
      <loext:graphic-properties draw:fill-gradient-name="gradient" draw:fill-hatch-name="hatch"/>
      <style:paragraph-properties fo:margin-top="0.05in" fo:margin-bottom="0.05in" style:contextual-spacing="false" fo:line-height="100%"/>
      <style:text-properties style:font-name="Liberation Sans" fo:font-style="normal" officeooo:rsid="00f76d79" officeooo:paragraph-rsid="00f76d79" style:font-style-asian="normal" style:font-style-complex="normal"/>
    </style:style>
    <style:style style:name="P136" style:family="paragraph" style:parent-style-name="Standard" style:list-style-name="L10">
      <loext:graphic-properties draw:fill-gradient-name="gradient" draw:fill-hatch-name="hatch"/>
      <style:paragraph-properties fo:margin-top="0.05in" fo:margin-bottom="0.05in" style:contextual-spacing="false" fo:line-height="100%"/>
      <style:text-properties style:font-name="Liberation Sans" fo:font-style="normal" officeooo:rsid="0073e7dd" officeooo:paragraph-rsid="0073e7dd" style:font-style-asian="normal" style:font-style-complex="normal"/>
    </style:style>
    <style:style style:name="P137" style:family="paragraph" style:parent-style-name="Standard" style:list-style-name="L10">
      <loext:graphic-properties draw:fill-gradient-name="gradient" draw:fill-hatch-name="hatch"/>
      <style:paragraph-properties fo:margin-top="0.05in" fo:margin-bottom="0.05in" style:contextual-spacing="false" fo:line-height="100%"/>
      <style:text-properties style:font-name="Liberation Sans" fo:font-style="normal" officeooo:rsid="0070188b" officeooo:paragraph-rsid="0070188b" style:font-style-asian="normal" style:font-style-complex="normal"/>
    </style:style>
    <style:style style:name="P138" style:family="paragraph" style:parent-style-name="Standard" style:list-style-name="L10">
      <loext:graphic-properties draw:fill-gradient-name="gradient" draw:fill-hatch-name="hatch"/>
      <style:paragraph-properties fo:margin-top="0.05in" fo:margin-bottom="0.05in" style:contextual-spacing="false" fo:line-height="100%"/>
      <style:text-properties style:font-name="Liberation Sans" fo:font-style="normal" officeooo:rsid="0070e801" officeooo:paragraph-rsid="0070e801" style:font-style-asian="normal" style:font-style-complex="normal"/>
    </style:style>
    <style:style style:name="P139" style:family="paragraph" style:parent-style-name="Standard" style:list-style-name="L10">
      <loext:graphic-properties draw:fill-gradient-name="gradient" draw:fill-hatch-name="hatch"/>
      <style:paragraph-properties fo:margin-top="0.05in" fo:margin-bottom="0.05in" style:contextual-spacing="false" fo:line-height="100%"/>
      <style:text-properties style:font-name="Liberation Sans" fo:font-style="normal" officeooo:rsid="007224f1" officeooo:paragraph-rsid="007224f1" style:font-style-asian="normal" style:font-style-complex="normal"/>
    </style:style>
    <style:style style:name="P140" style:family="paragraph" style:parent-style-name="Standard" style:list-style-name="L11">
      <loext:graphic-properties draw:fill-gradient-name="gradient" draw:fill-hatch-name="hatch"/>
      <style:paragraph-properties fo:margin-top="0.05in" fo:margin-bottom="0.05in" style:contextual-spacing="false" fo:line-height="100%"/>
      <style:text-properties style:font-name="Liberation Sans" fo:font-style="normal" officeooo:rsid="00d27e76" officeooo:paragraph-rsid="00d27e76" style:font-style-asian="normal" style:font-style-complex="normal"/>
    </style:style>
    <style:style style:name="P141" style:family="paragraph" style:parent-style-name="Standard" style:list-style-name="L12">
      <loext:graphic-properties draw:fill-gradient-name="gradient" draw:fill-hatch-name="hatch"/>
      <style:paragraph-properties fo:margin-top="0.05in" fo:margin-bottom="0.05in" style:contextual-spacing="false" fo:line-height="100%"/>
      <style:text-properties style:font-name="Liberation Sans" fo:font-style="normal" officeooo:rsid="00d27e76" officeooo:paragraph-rsid="00d27e76" style:font-style-asian="normal" style:font-style-complex="normal"/>
    </style:style>
    <style:style style:name="P142" style:family="paragraph" style:parent-style-name="Standard" style:list-style-name="L12">
      <loext:graphic-properties draw:fill-gradient-name="gradient" draw:fill-hatch-name="hatch"/>
      <style:paragraph-properties fo:margin-top="0.05in" fo:margin-bottom="0.05in" style:contextual-spacing="false" fo:line-height="100%"/>
      <style:text-properties style:font-name="Liberation Sans" fo:font-style="normal" officeooo:rsid="00d27e76" officeooo:paragraph-rsid="014ad320" style:font-style-asian="normal" style:font-style-complex="normal"/>
    </style:style>
    <style:style style:name="P143" style:family="paragraph" style:parent-style-name="Standard" style:list-style-name="L13">
      <loext:graphic-properties draw:fill-gradient-name="gradient" draw:fill-hatch-name="hatch"/>
      <style:paragraph-properties fo:margin-top="0.05in" fo:margin-bottom="0.05in" style:contextual-spacing="false" fo:line-height="100%"/>
      <style:text-properties style:font-name="Liberation Sans" fo:font-style="normal" officeooo:rsid="00d27e76" officeooo:paragraph-rsid="00d27e76" style:font-style-asian="normal" style:font-style-complex="normal"/>
    </style:style>
    <style:style style:name="P144" style:family="paragraph" style:parent-style-name="Standard" style:list-style-name="L12">
      <loext:graphic-properties draw:fill-gradient-name="gradient" draw:fill-hatch-name="hatch"/>
      <style:paragraph-properties fo:margin-top="0.05in" fo:margin-bottom="0.05in" style:contextual-spacing="false" fo:line-height="100%"/>
      <style:text-properties style:font-name="Liberation Sans" fo:font-style="normal" officeooo:rsid="014ad320" officeooo:paragraph-rsid="014ad320" style:font-style-asian="normal" style:font-style-complex="normal"/>
    </style:style>
    <style:style style:name="P145" style:family="paragraph" style:parent-style-name="Standard" style:list-style-name="L12">
      <loext:graphic-properties draw:fill-gradient-name="gradient" draw:fill-hatch-name="hatch"/>
      <style:paragraph-properties fo:margin-top="0.05in" fo:margin-bottom="0.05in" style:contextual-spacing="false" fo:line-height="100%"/>
      <style:text-properties style:font-name="Liberation Sans" fo:font-style="normal" officeooo:rsid="014eb705" officeooo:paragraph-rsid="014eb705" style:font-style-asian="normal" style:font-style-complex="normal"/>
    </style:style>
    <style:style style:name="P146" style:family="paragraph" style:parent-style-name="Standard" style:list-style-name="L12">
      <loext:graphic-properties draw:fill-gradient-name="gradient" draw:fill-hatch-name="hatch"/>
      <style:paragraph-properties fo:margin-top="0.05in" fo:margin-bottom="0.05in" style:contextual-spacing="false" fo:line-height="100%"/>
      <style:text-properties style:font-name="Liberation Sans" fo:font-style="normal" officeooo:rsid="00dbb3a7" officeooo:paragraph-rsid="00dee217" style:font-style-asian="normal" style:font-style-complex="normal"/>
    </style:style>
    <style:style style:name="P147" style:family="paragraph" style:parent-style-name="Standard" style:list-style-name="L12">
      <loext:graphic-properties draw:fill-gradient-name="gradient" draw:fill-hatch-name="hatch"/>
      <style:paragraph-properties fo:margin-top="0.05in" fo:margin-bottom="0.05in" style:contextual-spacing="false" fo:line-height="100%"/>
      <style:text-properties style:font-name="Liberation Sans" fo:font-style="normal" officeooo:rsid="0149420e" officeooo:paragraph-rsid="0149420e" style:font-style-asian="normal" style:font-style-complex="normal"/>
    </style:style>
    <style:style style:name="P148" style:family="paragraph" style:parent-style-name="Standard" style:list-style-name="L12">
      <loext:graphic-properties draw:fill-gradient-name="gradient" draw:fill-hatch-name="hatch"/>
      <style:paragraph-properties fo:margin-top="0.05in" fo:margin-bottom="0.05in" style:contextual-spacing="false" fo:line-height="100%"/>
      <style:text-properties style:font-name="Liberation Sans" fo:font-style="normal" officeooo:rsid="00dc0c8b" officeooo:paragraph-rsid="00dc0c8b" style:font-style-asian="normal" style:font-style-complex="normal"/>
    </style:style>
    <style:style style:name="P149" style:family="paragraph" style:parent-style-name="Standard" style:list-style-name="L12">
      <loext:graphic-properties draw:fill-gradient-name="gradient" draw:fill-hatch-name="hatch"/>
      <style:paragraph-properties fo:margin-top="0.05in" fo:margin-bottom="0.05in" style:contextual-spacing="false" fo:line-height="100%"/>
      <style:text-properties style:font-name="Liberation Sans" fo:font-style="normal" officeooo:rsid="00dc22c5" officeooo:paragraph-rsid="00dc22c5" style:font-style-asian="normal" style:font-style-complex="normal"/>
    </style:style>
    <style:style style:name="P150" style:family="paragraph" style:parent-style-name="Standard" style:list-style-name="L13">
      <loext:graphic-properties draw:fill-gradient-name="gradient" draw:fill-hatch-name="hatch"/>
      <style:paragraph-properties fo:margin-top="0.05in" fo:margin-bottom="0.05in" style:contextual-spacing="false" fo:line-height="100%"/>
      <style:text-properties style:font-name="Liberation Sans" fo:font-style="normal" officeooo:rsid="00d3856b" officeooo:paragraph-rsid="00d3856b" style:font-style-asian="normal" style:font-style-complex="normal"/>
    </style:style>
    <style:style style:name="P151" style:family="paragraph" style:parent-style-name="Standard" style:list-style-name="L13">
      <loext:graphic-properties draw:fill-gradient-name="gradient" draw:fill-hatch-name="hatch"/>
      <style:paragraph-properties fo:margin-top="0.05in" fo:margin-bottom="0.05in" style:contextual-spacing="false" fo:line-height="100%"/>
      <style:text-properties style:font-name="Liberation Sans" fo:font-style="normal" officeooo:rsid="00d3856b" officeooo:paragraph-rsid="00f2d1e7" style:font-style-asian="normal" style:font-style-complex="normal"/>
    </style:style>
    <style:style style:name="P152" style:family="paragraph" style:parent-style-name="Standard" style:list-style-name="L14">
      <loext:graphic-properties draw:fill-gradient-name="gradient" draw:fill-hatch-name="hatch"/>
      <style:paragraph-properties fo:margin-top="0.05in" fo:margin-bottom="0.05in" style:contextual-spacing="false" fo:line-height="100%"/>
      <style:text-properties style:font-name="Liberation Sans" fo:font-style="normal" officeooo:rsid="00dcc81e" officeooo:paragraph-rsid="00dcc81e" style:font-style-asian="normal" style:font-style-complex="normal"/>
    </style:style>
    <style:style style:name="P153" style:family="paragraph" style:parent-style-name="Standard" style:list-style-name="L14">
      <loext:graphic-properties draw:fill-gradient-name="gradient" draw:fill-hatch-name="hatch"/>
      <style:paragraph-properties fo:margin-top="0.05in" fo:margin-bottom="0.05in" style:contextual-spacing="false" fo:line-height="100%"/>
      <style:text-properties style:font-name="Liberation Sans" fo:font-style="normal" officeooo:rsid="00dcd0a0" officeooo:paragraph-rsid="00dcd0a0" style:font-style-asian="normal" style:font-style-complex="normal"/>
    </style:style>
    <style:style style:name="P154" style:family="paragraph" style:parent-style-name="Standard" style:list-style-name="L15">
      <loext:graphic-properties draw:fill-gradient-name="gradient" draw:fill-hatch-name="hatch"/>
      <style:paragraph-properties fo:margin-top="0.05in" fo:margin-bottom="0.05in" style:contextual-spacing="false" fo:line-height="100%"/>
      <style:text-properties style:font-name="Liberation Sans" fo:font-style="normal" officeooo:rsid="00dfd600" officeooo:paragraph-rsid="00e1ab5d" style:font-style-asian="normal" style:font-style-complex="normal"/>
    </style:style>
    <style:style style:name="P155" style:family="paragraph" style:parent-style-name="Standard" style:list-style-name="L15">
      <loext:graphic-properties draw:fill-gradient-name="gradient" draw:fill-hatch-name="hatch"/>
      <style:paragraph-properties fo:margin-top="0.05in" fo:margin-bottom="0.05in" style:contextual-spacing="false" fo:line-height="100%"/>
      <style:text-properties style:font-name="Liberation Sans" fo:font-style="normal" officeooo:rsid="00e5c110" officeooo:paragraph-rsid="00e5c110" style:font-style-asian="normal" style:font-style-complex="normal"/>
    </style:style>
    <style:style style:name="P156" style:family="paragraph" style:parent-style-name="Standard" style:list-style-name="L16">
      <loext:graphic-properties draw:fill-gradient-name="gradient" draw:fill-hatch-name="hatch"/>
      <style:paragraph-properties fo:margin-top="0.05in" fo:margin-bottom="0.05in" style:contextual-spacing="false" fo:line-height="100%"/>
      <style:text-properties style:font-name="Liberation Sans" fo:font-style="normal" officeooo:rsid="00e5c110" officeooo:paragraph-rsid="00e5c110" style:font-style-asian="normal" style:font-style-complex="normal"/>
    </style:style>
    <style:style style:name="P157" style:family="paragraph" style:parent-style-name="Standard" style:list-style-name="L16">
      <loext:graphic-properties draw:fill-gradient-name="gradient" draw:fill-hatch-name="hatch"/>
      <style:paragraph-properties fo:margin-top="0.05in" fo:margin-bottom="0.05in" style:contextual-spacing="false" fo:line-height="100%"/>
      <style:text-properties style:font-name="Liberation Sans" fo:font-style="normal" officeooo:rsid="00e5c110" officeooo:paragraph-rsid="00e849cd" style:font-style-asian="normal" style:font-style-complex="normal"/>
    </style:style>
    <style:style style:name="P158" style:family="paragraph" style:parent-style-name="Standard" style:list-style-name="L16">
      <loext:graphic-properties draw:fill-gradient-name="gradient" draw:fill-hatch-name="hatch"/>
      <style:paragraph-properties fo:margin-top="0.05in" fo:margin-bottom="0.05in" style:contextual-spacing="false" fo:line-height="100%"/>
      <style:text-properties style:font-name="Liberation Sans" fo:font-style="normal" officeooo:rsid="00e849cd" officeooo:paragraph-rsid="00e849cd" style:font-style-asian="normal" style:font-style-complex="normal"/>
    </style:style>
    <style:style style:name="P159" style:family="paragraph" style:parent-style-name="Standard" style:list-style-name="L17">
      <loext:graphic-properties draw:fill-gradient-name="gradient" draw:fill-hatch-name="hatch"/>
      <style:paragraph-properties fo:margin-top="0.05in" fo:margin-bottom="0.05in" style:contextual-spacing="false" fo:line-height="100%"/>
      <style:text-properties style:font-name="Liberation Sans" fo:font-style="normal" officeooo:rsid="00d64c85" officeooo:paragraph-rsid="00d64c85" style:font-style-asian="normal" style:font-style-complex="normal"/>
    </style:style>
    <style:style style:name="P160" style:family="paragraph" style:parent-style-name="Standard" style:list-style-name="L18">
      <loext:graphic-properties draw:fill-gradient-name="gradient" draw:fill-hatch-name="hatch"/>
      <style:paragraph-properties fo:margin-top="0.05in" fo:margin-bottom="0.05in" style:contextual-spacing="false" fo:line-height="100%"/>
      <style:text-properties style:font-name="Liberation Sans" fo:font-style="normal" officeooo:rsid="00794bd2" officeooo:paragraph-rsid="00794bd2" style:font-style-asian="normal" style:font-style-complex="normal"/>
    </style:style>
    <style:style style:name="P16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18004cf" officeooo:paragraph-rsid="018004cf" style:font-style-asian="normal" style:font-style-complex="normal"/>
    </style:style>
    <style:style style:name="P16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d084c" officeooo:paragraph-rsid="002d084c" style:font-style-asian="normal" style:font-style-complex="normal"/>
    </style:style>
    <style:style style:name="P16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181cfa7" officeooo:paragraph-rsid="0181cfa7" style:font-style-asian="normal" style:font-style-complex="normal"/>
    </style:style>
    <style:style style:name="P16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18350f2" officeooo:paragraph-rsid="018350f2" style:font-style-asian="normal" style:font-style-complex="normal"/>
    </style:style>
    <style:style style:name="P165" style:family="paragraph" style:parent-style-name="Standard" style:list-style-name="L4">
      <loext:graphic-properties draw:fill-gradient-name="gradient" draw:fill-hatch-name="hatch"/>
      <style:paragraph-properties fo:margin-top="0.05in" fo:margin-bottom="0.05in" style:contextual-spacing="false" fo:line-height="100%"/>
      <style:text-properties style:font-name="Liberation Sans" officeooo:rsid="00432220" officeooo:paragraph-rsid="00540788"/>
    </style:style>
    <style:style style:name="P166" style:family="paragraph" style:parent-style-name="Standard" style:list-style-name="L4">
      <loext:graphic-properties draw:fill-gradient-name="gradient" draw:fill-hatch-name="hatch"/>
      <style:paragraph-properties fo:margin-top="0.05in" fo:margin-bottom="0.05in" style:contextual-spacing="false" fo:line-height="100%"/>
      <style:text-properties style:font-name="Liberation Sans" officeooo:rsid="00432220" officeooo:paragraph-rsid="00432220"/>
    </style:style>
    <style:style style:name="P167" style:family="paragraph" style:parent-style-name="Standard" style:list-style-name="L4">
      <loext:graphic-properties draw:fill-gradient-name="gradient" draw:fill-hatch-name="hatch"/>
      <style:paragraph-properties fo:margin-top="0.05in" fo:margin-bottom="0.05in" style:contextual-spacing="false" fo:line-height="100%"/>
      <style:text-properties style:font-name="Liberation Sans" officeooo:rsid="00a77547" officeooo:paragraph-rsid="00a77547"/>
    </style:style>
    <style:style style:name="P168" style:family="paragraph" style:parent-style-name="Standard" style:list-style-name="L4">
      <loext:graphic-properties draw:fill-gradient-name="gradient" draw:fill-hatch-name="hatch"/>
      <style:paragraph-properties fo:margin-top="0.05in" fo:margin-bottom="0.05in" style:contextual-spacing="false" fo:line-height="100%"/>
      <style:text-properties style:font-name="Liberation Sans" officeooo:rsid="00540788" officeooo:paragraph-rsid="00540788"/>
    </style:style>
    <style:style style:name="P169"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540788" officeooo:paragraph-rsid="015975b4"/>
    </style:style>
    <style:style style:name="P170"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540788" officeooo:paragraph-rsid="00540788"/>
    </style:style>
    <style:style style:name="P171" style:family="paragraph" style:parent-style-name="Standard" style:list-style-name="L4">
      <loext:graphic-properties draw:fill-gradient-name="gradient" draw:fill-hatch-name="hatch"/>
      <style:paragraph-properties fo:margin-top="0.05in" fo:margin-bottom="0.05in" style:contextual-spacing="false" fo:line-height="100%"/>
      <style:text-properties style:font-name="Liberation Sans" officeooo:rsid="00ba39d7" officeooo:paragraph-rsid="00ba39d7"/>
    </style:style>
    <style:style style:name="P172" style:family="paragraph" style:parent-style-name="Standard" style:list-style-name="L6">
      <loext:graphic-properties draw:fill-gradient-name="gradient" draw:fill-hatch-name="hatch"/>
      <style:paragraph-properties fo:margin-top="0.05in" fo:margin-bottom="0.05in" style:contextual-spacing="false" fo:line-height="100%"/>
      <style:text-properties style:font-name="Liberation Sans" officeooo:rsid="00ba39d7" officeooo:paragraph-rsid="00ba39d7"/>
    </style:style>
    <style:style style:name="P173" style:family="paragraph" style:parent-style-name="Standard" style:list-style-name="L9">
      <loext:graphic-properties draw:fill-gradient-name="gradient" draw:fill-hatch-name="hatch"/>
      <style:paragraph-properties fo:margin-top="0.05in" fo:margin-bottom="0.05in" style:contextual-spacing="false" fo:line-height="100%"/>
      <style:text-properties style:font-name="Liberation Sans" officeooo:rsid="00ba39d7" officeooo:paragraph-rsid="00ba39d7"/>
    </style:style>
    <style:style style:name="P174" style:family="paragraph" style:parent-style-name="Standard" style:list-style-name="L4">
      <loext:graphic-properties draw:fill-gradient-name="gradient" draw:fill-hatch-name="hatch"/>
      <style:paragraph-properties fo:margin-top="0.05in" fo:margin-bottom="0.05in" style:contextual-spacing="false" fo:line-height="100%"/>
      <style:text-properties style:font-name="Liberation Sans" officeooo:rsid="013c343d" officeooo:paragraph-rsid="013e6952"/>
    </style:style>
    <style:style style:name="P175" style:family="paragraph" style:parent-style-name="Standard" style:list-style-name="L4">
      <loext:graphic-properties draw:fill-gradient-name="gradient" draw:fill-hatch-name="hatch"/>
      <style:paragraph-properties fo:margin-top="0.05in" fo:margin-bottom="0.05in" style:contextual-spacing="false" fo:line-height="100%"/>
      <style:text-properties style:font-name="Liberation Sans" officeooo:rsid="00fbdb9f" officeooo:paragraph-rsid="0114ffac"/>
    </style:style>
    <style:style style:name="P176"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4f169" officeooo:paragraph-rsid="0044f169"/>
    </style:style>
    <style:style style:name="P177"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611a7" officeooo:paragraph-rsid="004611a7"/>
    </style:style>
    <style:style style:name="P178"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7b1ed" officeooo:paragraph-rsid="0047b1ed"/>
    </style:style>
    <style:style style:name="P179"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7b1ed" officeooo:paragraph-rsid="0069733c"/>
    </style:style>
    <style:style style:name="P180"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68ad49" officeooo:paragraph-rsid="0068ad49"/>
    </style:style>
    <style:style style:name="P181"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98f3d" officeooo:paragraph-rsid="00498f3d"/>
    </style:style>
    <style:style style:name="P182"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d7b41" officeooo:paragraph-rsid="004d7b41"/>
    </style:style>
    <style:style style:name="P183"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a5f34" officeooo:paragraph-rsid="004a5f34"/>
    </style:style>
    <style:style style:name="P184"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b9f21" officeooo:paragraph-rsid="004b9f21"/>
    </style:style>
    <style:style style:name="P185"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58e7fa" officeooo:paragraph-rsid="0058e7fa"/>
    </style:style>
    <style:style style:name="P186"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b859b0" officeooo:paragraph-rsid="00b859b0"/>
    </style:style>
    <style:style style:name="P187"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6a0c2" officeooo:paragraph-rsid="0046a0c2"/>
    </style:style>
    <style:style style:name="P188"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6a0c2" officeooo:paragraph-rsid="00ce6be8"/>
    </style:style>
    <style:style style:name="P189"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6a0c2" officeooo:paragraph-rsid="0153b5ac"/>
    </style:style>
    <style:style style:name="P190"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bcbba9" officeooo:paragraph-rsid="00bcbba9"/>
    </style:style>
    <style:style style:name="P191"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ce6be8" officeooo:paragraph-rsid="0153b5ac"/>
    </style:style>
    <style:style style:name="P192"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153b5ac" officeooo:paragraph-rsid="0153b5ac"/>
    </style:style>
    <style:style style:name="P193"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bc8c8d" officeooo:paragraph-rsid="00bc8c8d"/>
    </style:style>
    <style:style style:name="P194"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57b087" officeooo:paragraph-rsid="0057b087"/>
    </style:style>
    <style:style style:name="P195"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101e5ed" officeooo:paragraph-rsid="015975b4"/>
    </style:style>
    <style:style style:name="P196"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156e5d4" officeooo:paragraph-rsid="015975b4"/>
    </style:style>
    <style:style style:name="P197"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156e5d4" officeooo:paragraph-rsid="0156e5d4"/>
    </style:style>
    <style:style style:name="P198"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55de97" officeooo:paragraph-rsid="0055de97"/>
    </style:style>
    <style:style style:name="P199"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1546c7d" officeooo:paragraph-rsid="01546c7d"/>
    </style:style>
    <style:style style:name="P200"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159c8fa" officeooo:paragraph-rsid="0159c8fa"/>
    </style:style>
    <style:style style:name="P201" style:family="paragraph" style:parent-style-name="Standard" style:list-style-name="L9">
      <loext:graphic-properties draw:fill-gradient-name="gradient" draw:fill-hatch-name="hatch"/>
      <style:paragraph-properties fo:margin-top="0.05in" fo:margin-bottom="0.05in" style:contextual-spacing="false" fo:line-height="100%"/>
      <style:text-properties style:font-name="Liberation Sans" officeooo:rsid="00b1195b" officeooo:paragraph-rsid="00b1195b"/>
    </style:style>
    <style:style style:name="P202" style:family="paragraph" style:parent-style-name="Standard" style:list-style-name="L9">
      <loext:graphic-properties draw:fill-gradient-name="gradient" draw:fill-hatch-name="hatch"/>
      <style:paragraph-properties fo:margin-top="0.05in" fo:margin-bottom="0.05in" style:contextual-spacing="false" fo:line-height="100%"/>
      <style:text-properties style:font-name="Liberation Sans" officeooo:rsid="00b1195b" officeooo:paragraph-rsid="01632bc9"/>
    </style:style>
    <style:style style:name="P203" style:family="paragraph" style:parent-style-name="Standard" style:list-style-name="L9">
      <loext:graphic-properties draw:fill-gradient-name="gradient" draw:fill-hatch-name="hatch"/>
      <style:paragraph-properties fo:margin-top="0.05in" fo:margin-bottom="0.05in" style:contextual-spacing="false" fo:line-height="100%"/>
      <style:text-properties style:font-name="Liberation Sans" officeooo:rsid="00b1195b" officeooo:paragraph-rsid="0161fc37"/>
    </style:style>
    <style:style style:name="P204" style:family="paragraph" style:parent-style-name="Standard" style:list-style-name="L4">
      <loext:graphic-properties draw:fill-gradient-name="gradient" draw:fill-hatch-name="hatch"/>
      <style:paragraph-properties fo:margin-top="0.05in" fo:margin-bottom="0.05in" style:contextual-spacing="false" fo:line-height="100%"/>
      <style:text-properties officeooo:paragraph-rsid="00a3d4af"/>
    </style:style>
    <style:style style:name="P205" style:family="paragraph" style:parent-style-name="Standard" style:list-style-name="L7">
      <loext:graphic-properties draw:fill-gradient-name="gradient" draw:fill-hatch-name="hatch"/>
      <style:paragraph-properties fo:margin-top="0.05in" fo:margin-bottom="0.05in" style:contextual-spacing="false" fo:line-height="100%"/>
      <style:text-properties officeooo:paragraph-rsid="00b6d50d"/>
    </style:style>
    <style:style style:name="P206" style:family="paragraph" style:parent-style-name="Standard" style:list-style-name="L7">
      <loext:graphic-properties draw:fill-gradient-name="gradient" draw:fill-hatch-name="hatch"/>
      <style:paragraph-properties fo:margin-top="0.05in" fo:margin-bottom="0.05in" style:contextual-spacing="false" fo:line-height="100%"/>
      <style:text-properties officeooo:paragraph-rsid="0136cc36"/>
    </style:style>
    <style:style style:name="P207" style:family="paragraph" style:parent-style-name="Standard" style:list-style-name="L8">
      <loext:graphic-properties draw:fill-gradient-name="gradient" draw:fill-hatch-name="hatch"/>
      <style:paragraph-properties fo:margin-top="0.05in" fo:margin-bottom="0.05in" style:contextual-spacing="false" fo:line-height="100%"/>
      <style:text-properties officeooo:paragraph-rsid="016ddae6"/>
    </style:style>
    <style:style style:name="P208" style:family="paragraph" style:parent-style-name="Standard" style:list-style-name="L11">
      <loext:graphic-properties draw:fill-gradient-name="gradient" draw:fill-hatch-name="hatch"/>
      <style:paragraph-properties fo:margin-top="0.05in" fo:margin-bottom="0.05in" style:contextual-spacing="false" fo:line-height="100%"/>
      <style:text-properties officeooo:paragraph-rsid="00d27e76"/>
    </style:style>
    <style:style style:name="P209" style:family="paragraph" style:parent-style-name="Standard" style:list-style-name="L15">
      <loext:graphic-properties draw:fill-gradient-name="gradient" draw:fill-hatch-name="hatch"/>
      <style:paragraph-properties fo:margin-top="0.05in" fo:margin-bottom="0.05in" style:contextual-spacing="false" fo:line-height="100%"/>
      <style:text-properties officeooo:paragraph-rsid="00e1ab5d"/>
    </style:style>
    <style:style style:name="P210" style:family="paragraph" style:parent-style-name="Standard" style:list-style-name="L18">
      <loext:graphic-properties draw:fill-gradient-name="gradient" draw:fill-hatch-name="hatch"/>
      <style:paragraph-properties fo:margin-top="0.05in" fo:margin-bottom="0.05in" style:contextual-spacing="false" fo:line-height="100%"/>
      <style:text-properties officeooo:paragraph-rsid="00794bd2"/>
    </style:style>
    <style:style style:name="P211" style:family="paragraph" style:parent-style-name="Standard" style:list-style-name="L10">
      <loext:graphic-properties draw:fill-gradient-name="gradient" draw:fill-hatch-name="hatch"/>
      <style:paragraph-properties fo:margin-top="0.05in" fo:margin-bottom="0.05in" style:contextual-spacing="false" fo:line-height="100%"/>
      <style:text-properties officeooo:paragraph-rsid="0070188b"/>
    </style:style>
    <style:style style:name="P212" style:family="paragraph" style:parent-style-name="Standard" style:list-style-name="L4">
      <loext:graphic-properties draw:fill-gradient-name="gradient" draw:fill-hatch-name="hatch"/>
      <style:paragraph-properties fo:margin-top="0.05in" fo:margin-bottom="0.05in" style:contextual-spacing="false" fo:line-height="100%"/>
      <style:text-properties officeooo:rsid="00b25c5a" officeooo:paragraph-rsid="00cfab17"/>
    </style:style>
    <style:style style:name="P213" style:family="paragraph" style:parent-style-name="Standard" style:list-style-name="L4">
      <loext:graphic-properties draw:fill-gradient-name="gradient" draw:fill-hatch-name="hatch"/>
      <style:paragraph-properties fo:margin-top="0.05in" fo:margin-bottom="0.05in" style:contextual-spacing="false" fo:line-height="100%"/>
      <style:text-properties officeooo:rsid="00fbbe05" officeooo:paragraph-rsid="00fbbe05"/>
    </style:style>
    <style:style style:name="P214" style:family="paragraph" style:parent-style-name="Standard" style:list-style-name="L4">
      <loext:graphic-properties draw:fill-gradient-name="gradient" draw:fill-hatch-name="hatch"/>
      <style:paragraph-properties fo:margin-top="0.05in" fo:margin-bottom="0.05in" style:contextual-spacing="false" fo:line-height="100%"/>
      <style:text-properties officeooo:rsid="017ab574" officeooo:paragraph-rsid="017ab574"/>
    </style:style>
    <style:style style:name="P215" style:family="paragraph" style:parent-style-name="Standard" style:list-style-name="L4">
      <loext:graphic-properties draw:fill-gradient-name="gradient" draw:fill-hatch-name="hatch"/>
      <style:paragraph-properties fo:margin-top="0.05in" fo:margin-bottom="0.05in" style:contextual-spacing="false" fo:line-height="100%"/>
      <style:text-properties officeooo:rsid="00cfab17" officeooo:paragraph-rsid="00cfab17"/>
    </style:style>
    <style:style style:name="P216" style:family="paragraph" style:parent-style-name="Standard" style:list-style-name="L4">
      <loext:graphic-properties draw:fill-gradient-name="gradient" draw:fill-hatch-name="hatch"/>
      <style:paragraph-properties fo:margin-top="0.05in" fo:margin-bottom="0.05in" style:contextual-spacing="false" fo:line-height="100%"/>
      <style:text-properties officeooo:rsid="01729c0b" officeooo:paragraph-rsid="01729c0b"/>
    </style:style>
    <style:style style:name="P217" style:family="paragraph" style:parent-style-name="Standard" style:list-style-name="L7">
      <loext:graphic-properties draw:fill-gradient-name="gradient" draw:fill-hatch-name="hatch"/>
      <style:paragraph-properties fo:margin-top="0.05in" fo:margin-bottom="0.05in" style:contextual-spacing="false" fo:line-height="100%"/>
      <style:text-properties officeooo:rsid="011a20a3" officeooo:paragraph-rsid="011a20a3"/>
    </style:style>
    <style:style style:name="P218" style:family="paragraph" style:parent-style-name="Standard" style:list-style-name="L7">
      <loext:graphic-properties draw:fill-gradient-name="gradient" draw:fill-hatch-name="hatch"/>
      <style:paragraph-properties fo:margin-top="0.05in" fo:margin-bottom="0.05in" style:contextual-spacing="false" fo:line-height="100%"/>
      <style:text-properties officeooo:rsid="00b6d50d" officeooo:paragraph-rsid="00b6d50d"/>
    </style:style>
    <style:style style:name="P219" style:family="paragraph" style:parent-style-name="Standard" style:list-style-name="L7">
      <loext:graphic-properties draw:fill-gradient-name="gradient" draw:fill-hatch-name="hatch"/>
      <style:paragraph-properties fo:margin-top="0.05in" fo:margin-bottom="0.05in" style:contextual-spacing="false" fo:line-height="100%"/>
      <style:text-properties officeooo:rsid="0120a6ab" officeooo:paragraph-rsid="0120a6ab"/>
    </style:style>
    <style:style style:name="P220" style:family="paragraph" style:parent-style-name="Standard" style:list-style-name="L8">
      <loext:graphic-properties draw:fill-gradient-name="gradient" draw:fill-hatch-name="hatch"/>
      <style:paragraph-properties fo:margin-top="0.05in" fo:margin-bottom="0.05in" style:contextual-spacing="false" fo:line-height="100%"/>
      <style:text-properties officeooo:rsid="016ec4e0" officeooo:paragraph-rsid="016ec4e0"/>
    </style:style>
    <style:style style:name="P221" style:family="paragraph" style:parent-style-name="Standard" style:list-style-name="L10">
      <loext:graphic-properties draw:fill-gradient-name="gradient" draw:fill-hatch-name="hatch"/>
      <style:paragraph-properties fo:margin-top="0.05in" fo:margin-bottom="0.05in" style:contextual-spacing="false" fo:line-height="100%"/>
      <style:text-properties officeooo:rsid="0070188b" officeooo:paragraph-rsid="0070188b"/>
    </style:style>
    <style:style style:name="P222" style:family="paragraph" style:parent-style-name="Standard" style:list-style-name="L10">
      <loext:graphic-properties draw:fill-gradient-name="gradient" draw:fill-hatch-name="hatch"/>
      <style:paragraph-properties fo:margin-top="0.05in" fo:margin-bottom="0.05in" style:contextual-spacing="false" fo:line-height="100%"/>
      <style:text-properties officeooo:rsid="006f2f9c" officeooo:paragraph-rsid="006f2f9c"/>
    </style:style>
    <style:style style:name="P223" style:family="paragraph" style:parent-style-name="Standard" style:list-style-name="L10">
      <loext:graphic-properties draw:fill-gradient-name="gradient" draw:fill-hatch-name="hatch"/>
      <style:paragraph-properties fo:margin-top="0.05in" fo:margin-bottom="0.05in" style:contextual-spacing="false" fo:line-height="100%"/>
      <style:text-properties officeooo:rsid="0073e7dd" officeooo:paragraph-rsid="0073e7dd"/>
    </style:style>
    <style:style style:name="P224" style:family="paragraph" style:parent-style-name="Standard" style:list-style-name="L10">
      <loext:graphic-properties draw:fill-gradient-name="gradient" draw:fill-hatch-name="hatch"/>
      <style:paragraph-properties fo:margin-top="0.05in" fo:margin-bottom="0.05in" style:contextual-spacing="false" fo:line-height="100%"/>
      <style:text-properties fo:font-style="normal" officeooo:rsid="0070e801" officeooo:paragraph-rsid="0070e801" style:font-style-asian="normal" style:font-style-complex="normal"/>
    </style:style>
    <style:style style:name="P225" style:family="paragraph" style:parent-style-name="Standard" style:list-style-name="L10">
      <loext:graphic-properties draw:fill-gradient-name="gradient" draw:fill-hatch-name="hatch"/>
      <style:paragraph-properties fo:margin-top="0.05in" fo:margin-bottom="0.05in" style:contextual-spacing="false" fo:line-height="100%"/>
      <style:text-properties fo:font-style="normal" officeooo:rsid="007224f1" officeooo:paragraph-rsid="007224f1" style:font-style-asian="normal" style:font-style-complex="normal"/>
    </style:style>
    <style:style style:name="P226" style:family="paragraph" style:parent-style-name="Standard" style:list-style-name="L11">
      <loext:graphic-properties draw:fill-gradient-name="gradient" draw:fill-hatch-name="hatch"/>
      <style:paragraph-properties fo:margin-top="0.05in" fo:margin-bottom="0.05in" style:contextual-spacing="false" fo:line-height="100%"/>
      <style:text-properties officeooo:rsid="00d27e76" officeooo:paragraph-rsid="00d27e76"/>
    </style:style>
    <style:style style:name="P227" style:family="paragraph" style:parent-style-name="Standard" style:list-style-name="L18">
      <loext:graphic-properties draw:fill-gradient-name="gradient" draw:fill-hatch-name="hatch"/>
      <style:paragraph-properties fo:margin-top="0.05in" fo:margin-bottom="0.05in" style:contextual-spacing="false" fo:line-height="100%"/>
      <style:text-properties officeooo:rsid="00794bd2" officeooo:paragraph-rsid="00794bd2"/>
    </style:style>
    <style:style style:name="P228" style:family="paragraph" style:parent-style-name="Standard" style:master-page-name="">
      <loext:graphic-properties draw:fill="none" draw:fill-gradient-name="gradient" draw:fill-hatch-name="hatch"/>
      <style:paragraph-properties fo:margin-left="0.25in" fo:margin-right="0in" fo:margin-top="0.05in" fo:margin-bottom="0.05in" style:contextual-spacing="false" fo:line-height="100%" fo:text-indent="0in" style:auto-text-indent="false" style:page-number="auto" fo:background-color="transparent"/>
      <style:text-properties style:font-name="Courier New" fo:font-style="normal" officeooo:rsid="010d4ebd" officeooo:paragraph-rsid="010da9a0" style:font-style-asian="normal" style:font-style-complex="normal"/>
    </style:style>
    <style:style style:name="T1" style:family="text">
      <style:text-properties officeooo:rsid="002bc08f"/>
    </style:style>
    <style:style style:name="T2" style:family="text">
      <style:text-properties officeooo:rsid="0022a935"/>
    </style:style>
    <style:style style:name="T3" style:family="text">
      <style:text-properties fo:font-style="normal" style:font-style-asian="normal" style:font-style-complex="normal"/>
    </style:style>
    <style:style style:name="T4" style:family="text">
      <style:text-properties fo:font-style="normal" officeooo:rsid="0025b14d" style:font-style-asian="normal" style:font-style-complex="normal"/>
    </style:style>
    <style:style style:name="T5" style:family="text">
      <style:text-properties fo:font-style="normal" officeooo:rsid="0026f303" style:font-style-asian="normal" style:font-style-complex="normal"/>
    </style:style>
    <style:style style:name="T6" style:family="text">
      <style:text-properties fo:font-style="normal" officeooo:rsid="0029bce5" style:font-style-asian="normal" style:font-style-complex="normal"/>
    </style:style>
    <style:style style:name="T7" style:family="text">
      <style:text-properties fo:font-style="normal" officeooo:rsid="0029da9c" style:font-style-asian="normal" style:font-style-complex="normal"/>
    </style:style>
    <style:style style:name="T8" style:family="text">
      <style:text-properties fo:font-style="normal" officeooo:rsid="002ee257" style:font-style-asian="normal" style:font-style-complex="normal"/>
    </style:style>
    <style:style style:name="T9" style:family="text">
      <style:text-properties fo:font-style="normal" officeooo:rsid="002f826f" style:font-style-asian="normal" style:font-style-complex="normal"/>
    </style:style>
    <style:style style:name="T10" style:family="text">
      <style:text-properties fo:font-style="normal" officeooo:rsid="003824e9" style:font-style-asian="normal" style:font-style-complex="normal"/>
    </style:style>
    <style:style style:name="T11" style:family="text">
      <style:text-properties fo:font-style="normal" officeooo:rsid="0039d2b8" style:font-style-asian="normal" style:font-style-complex="normal"/>
    </style:style>
    <style:style style:name="T12" style:family="text">
      <style:text-properties fo:font-style="normal" officeooo:rsid="003ae408" style:font-style-asian="normal" style:font-style-complex="normal"/>
    </style:style>
    <style:style style:name="T13" style:family="text">
      <style:text-properties fo:font-style="normal" officeooo:rsid="003ea341" style:font-style-asian="normal" style:font-style-complex="normal"/>
    </style:style>
    <style:style style:name="T14" style:family="text">
      <style:text-properties fo:font-style="normal" officeooo:rsid="00432220" style:font-style-asian="normal" style:font-style-complex="normal"/>
    </style:style>
    <style:style style:name="T15" style:family="text">
      <style:text-properties fo:font-style="normal" officeooo:rsid="0044f169" style:font-style-asian="normal" style:font-style-complex="normal"/>
    </style:style>
    <style:style style:name="T16" style:family="text">
      <style:text-properties fo:font-style="normal" officeooo:rsid="004611a7" style:font-style-asian="normal" style:font-style-complex="normal"/>
    </style:style>
    <style:style style:name="T17" style:family="text">
      <style:text-properties fo:font-style="normal" officeooo:rsid="0046a0c2" style:font-style-asian="normal" style:font-style-complex="normal"/>
    </style:style>
    <style:style style:name="T18" style:family="text">
      <style:text-properties fo:font-style="normal" officeooo:rsid="0047b1ed" style:font-style-asian="normal" style:font-style-complex="normal"/>
    </style:style>
    <style:style style:name="T19" style:family="text">
      <style:text-properties fo:font-style="normal" officeooo:rsid="004a4915" style:font-style-asian="normal" style:font-style-complex="normal"/>
    </style:style>
    <style:style style:name="T20" style:family="text">
      <style:text-properties fo:font-style="normal" officeooo:rsid="004f7444" style:font-style-asian="normal" style:font-style-complex="normal"/>
    </style:style>
    <style:style style:name="T21" style:family="text">
      <style:text-properties fo:font-style="normal" officeooo:rsid="004fc1fd" style:font-style-asian="normal" style:font-style-complex="normal"/>
    </style:style>
    <style:style style:name="T22" style:family="text">
      <style:text-properties fo:font-style="normal" officeooo:rsid="00540788" style:font-style-asian="normal" style:font-style-complex="normal"/>
    </style:style>
    <style:style style:name="T23" style:family="text">
      <style:text-properties fo:font-style="normal" officeooo:rsid="0055de97" style:font-style-asian="normal" style:font-style-complex="normal"/>
    </style:style>
    <style:style style:name="T24" style:family="text">
      <style:text-properties fo:font-style="normal" officeooo:rsid="0058e7fa" style:font-style-asian="normal" style:font-style-complex="normal"/>
    </style:style>
    <style:style style:name="T25" style:family="text">
      <style:text-properties fo:font-style="normal" officeooo:rsid="005bc634" style:font-style-asian="normal" style:font-style-complex="normal"/>
    </style:style>
    <style:style style:name="T26" style:family="text">
      <style:text-properties fo:font-style="normal" officeooo:rsid="00604ae2" style:font-style-asian="normal" style:font-style-complex="normal"/>
    </style:style>
    <style:style style:name="T27" style:family="text">
      <style:text-properties fo:font-style="normal" officeooo:rsid="00626534" style:font-style-asian="normal" style:font-style-complex="normal"/>
    </style:style>
    <style:style style:name="T28" style:family="text">
      <style:text-properties fo:font-style="normal" officeooo:rsid="006391c9" style:font-style-asian="normal" style:font-style-complex="normal"/>
    </style:style>
    <style:style style:name="T29" style:family="text">
      <style:text-properties fo:font-style="normal" officeooo:rsid="00649ced" style:font-style-asian="normal" style:font-style-complex="normal"/>
    </style:style>
    <style:style style:name="T30" style:family="text">
      <style:text-properties fo:font-style="normal" officeooo:rsid="0068ad49" style:font-style-asian="normal" style:font-style-complex="normal"/>
    </style:style>
    <style:style style:name="T31" style:family="text">
      <style:text-properties fo:font-style="normal" officeooo:rsid="0069733c" style:font-style-asian="normal" style:font-style-complex="normal"/>
    </style:style>
    <style:style style:name="T32" style:family="text">
      <style:text-properties fo:font-style="normal" officeooo:rsid="00699900" style:font-style-asian="normal" style:font-style-complex="normal"/>
    </style:style>
    <style:style style:name="T33" style:family="text">
      <style:text-properties fo:font-style="normal" officeooo:rsid="006c6400" style:font-style-asian="normal" style:font-style-complex="normal"/>
    </style:style>
    <style:style style:name="T34" style:family="text">
      <style:text-properties fo:font-style="normal" officeooo:rsid="006e0da7" style:font-style-asian="normal" style:font-style-complex="normal"/>
    </style:style>
    <style:style style:name="T35" style:family="text">
      <style:text-properties fo:font-style="normal" officeooo:rsid="006e1433" style:font-style-asian="normal" style:font-style-complex="normal"/>
    </style:style>
    <style:style style:name="T36" style:family="text">
      <style:text-properties fo:font-style="normal" officeooo:rsid="0070e801" style:font-style-asian="normal" style:font-style-complex="normal"/>
    </style:style>
    <style:style style:name="T37" style:family="text">
      <style:text-properties fo:font-style="normal" officeooo:rsid="007224f1" style:font-style-asian="normal" style:font-style-complex="normal"/>
    </style:style>
    <style:style style:name="T38" style:family="text">
      <style:text-properties fo:font-style="normal" officeooo:rsid="0096faca" style:font-style-asian="normal" style:font-style-complex="normal"/>
    </style:style>
    <style:style style:name="T39" style:family="text">
      <style:text-properties fo:font-style="normal" officeooo:rsid="0098cfd1" style:font-style-asian="normal" style:font-style-complex="normal"/>
    </style:style>
    <style:style style:name="T40" style:family="text">
      <style:text-properties fo:font-style="normal" officeooo:rsid="009bc590" style:font-style-asian="normal" style:font-style-complex="normal"/>
    </style:style>
    <style:style style:name="T41" style:family="text">
      <style:text-properties fo:font-style="normal" officeooo:rsid="00a0a7e1" style:font-style-asian="normal" style:font-style-complex="normal"/>
    </style:style>
    <style:style style:name="T42" style:family="text">
      <style:text-properties fo:font-style="normal" officeooo:rsid="00a9561a" style:font-style-asian="normal" style:font-style-complex="normal"/>
    </style:style>
    <style:style style:name="T43" style:family="text">
      <style:text-properties fo:font-style="normal" officeooo:rsid="00aa2e62" style:font-style-asian="normal" style:font-style-complex="normal"/>
    </style:style>
    <style:style style:name="T44" style:family="text">
      <style:text-properties fo:font-style="normal" officeooo:rsid="00aed347" style:font-style-asian="normal" style:font-style-complex="normal"/>
    </style:style>
    <style:style style:name="T45" style:family="text">
      <style:text-properties fo:font-style="normal" officeooo:rsid="00b07697" style:font-style-asian="normal" style:font-style-complex="normal"/>
    </style:style>
    <style:style style:name="T46" style:family="text">
      <style:text-properties fo:font-style="normal" officeooo:rsid="00b19781" style:font-style-asian="normal" style:font-style-complex="normal"/>
    </style:style>
    <style:style style:name="T47" style:family="text">
      <style:text-properties fo:font-style="normal" officeooo:rsid="00ba39d7" style:font-style-asian="normal" style:font-style-complex="normal"/>
    </style:style>
    <style:style style:name="T48" style:family="text">
      <style:text-properties fo:font-style="normal" officeooo:rsid="00ba39fa" style:font-style-asian="normal" style:font-style-complex="normal"/>
    </style:style>
    <style:style style:name="T49" style:family="text">
      <style:text-properties fo:font-style="normal" officeooo:rsid="00bc027a" style:font-style-asian="normal" style:font-style-complex="normal"/>
    </style:style>
    <style:style style:name="T50" style:family="text">
      <style:text-properties fo:font-style="normal" officeooo:rsid="00bc8c8d" style:font-style-asian="normal" style:font-style-complex="normal"/>
    </style:style>
    <style:style style:name="T51" style:family="text">
      <style:text-properties fo:font-style="normal" officeooo:rsid="00bcbba9" style:font-style-asian="normal" style:font-style-complex="normal"/>
    </style:style>
    <style:style style:name="T52" style:family="text">
      <style:text-properties fo:font-style="normal" officeooo:rsid="00bd8072" style:font-style-asian="normal" style:font-style-complex="normal"/>
    </style:style>
    <style:style style:name="T53" style:family="text">
      <style:text-properties fo:font-style="normal" officeooo:rsid="00be70c6" style:font-style-asian="normal" style:font-style-complex="normal"/>
    </style:style>
    <style:style style:name="T54" style:family="text">
      <style:text-properties fo:font-style="normal" officeooo:rsid="00c65177" style:font-style-asian="normal" style:font-style-complex="normal"/>
    </style:style>
    <style:style style:name="T55" style:family="text">
      <style:text-properties fo:font-style="normal" officeooo:rsid="00c7a4cf" style:font-style-asian="normal" style:font-style-complex="normal"/>
    </style:style>
    <style:style style:name="T56" style:family="text">
      <style:text-properties fo:font-style="normal" officeooo:rsid="00c95eca" style:font-style-asian="normal" style:font-style-complex="normal"/>
    </style:style>
    <style:style style:name="T57" style:family="text">
      <style:text-properties fo:font-style="normal" officeooo:rsid="00ce6be8" style:font-style-asian="normal" style:font-style-complex="normal"/>
    </style:style>
    <style:style style:name="T58" style:family="text">
      <style:text-properties fo:font-style="normal" officeooo:rsid="00de4c4c" style:font-style-asian="normal" style:font-style-complex="normal"/>
    </style:style>
    <style:style style:name="T59" style:family="text">
      <style:text-properties fo:font-style="normal" officeooo:rsid="00fb3e31" style:font-style-asian="normal" style:font-style-complex="normal"/>
    </style:style>
    <style:style style:name="T60" style:family="text">
      <style:text-properties fo:font-style="normal" officeooo:rsid="00fe9252" style:font-style-asian="normal" style:font-style-complex="normal"/>
    </style:style>
    <style:style style:name="T61" style:family="text">
      <style:text-properties fo:font-style="normal" officeooo:rsid="01047a44" style:font-style-asian="normal" style:font-style-complex="normal"/>
    </style:style>
    <style:style style:name="T62" style:family="text">
      <style:text-properties fo:font-style="normal" officeooo:rsid="010569a3" style:font-style-asian="normal" style:font-style-complex="normal"/>
    </style:style>
    <style:style style:name="T63" style:family="text">
      <style:text-properties fo:font-style="normal" officeooo:rsid="01090db3" style:font-style-asian="normal" style:font-style-complex="normal"/>
    </style:style>
    <style:style style:name="T64" style:family="text">
      <style:text-properties fo:font-style="normal" officeooo:rsid="01102daa" style:font-style-asian="normal" style:font-style-complex="normal"/>
    </style:style>
    <style:style style:name="T65" style:family="text">
      <style:text-properties fo:font-style="normal" officeooo:rsid="01124791" style:font-style-asian="normal" style:font-style-complex="normal"/>
    </style:style>
    <style:style style:name="T66" style:family="text">
      <style:text-properties fo:font-style="normal" officeooo:rsid="011c440d" style:font-style-asian="normal" style:font-style-complex="normal"/>
    </style:style>
    <style:style style:name="T67" style:family="text">
      <style:text-properties fo:font-style="normal" officeooo:rsid="011ceeab" style:font-style-asian="normal" style:font-style-complex="normal"/>
    </style:style>
    <style:style style:name="T68" style:family="text">
      <style:text-properties fo:font-style="normal" officeooo:rsid="011ec87f" style:font-style-asian="normal" style:font-style-complex="normal"/>
    </style:style>
    <style:style style:name="T69" style:family="text">
      <style:text-properties fo:font-style="normal" officeooo:rsid="012389ee" style:font-style-asian="normal" style:font-style-complex="normal"/>
    </style:style>
    <style:style style:name="T70" style:family="text">
      <style:text-properties fo:font-style="normal" officeooo:rsid="0125dc3d" style:font-style-asian="normal" style:font-style-complex="normal"/>
    </style:style>
    <style:style style:name="T71" style:family="text">
      <style:text-properties fo:font-style="normal" officeooo:rsid="0127ba9a" style:font-style-asian="normal" style:font-style-complex="normal"/>
    </style:style>
    <style:style style:name="T72" style:family="text">
      <style:text-properties fo:font-style="normal" officeooo:rsid="01294930" style:font-style-asian="normal" style:font-style-complex="normal"/>
    </style:style>
    <style:style style:name="T73" style:family="text">
      <style:text-properties fo:font-style="normal" officeooo:rsid="0133fa83" style:font-style-asian="normal" style:font-style-complex="normal"/>
    </style:style>
    <style:style style:name="T74" style:family="text">
      <style:text-properties fo:font-style="normal" officeooo:rsid="0138c4e1" style:font-style-asian="normal" style:font-style-complex="normal"/>
    </style:style>
    <style:style style:name="T75" style:family="text">
      <style:text-properties fo:font-style="normal" officeooo:rsid="013a6448" style:font-style-asian="normal" style:font-style-complex="normal"/>
    </style:style>
    <style:style style:name="T76" style:family="text">
      <style:text-properties fo:font-style="normal" officeooo:rsid="013c343d" style:font-style-asian="normal" style:font-style-complex="normal"/>
    </style:style>
    <style:style style:name="T77" style:family="text">
      <style:text-properties fo:font-style="normal" officeooo:rsid="013d53dc" style:font-style-asian="normal" style:font-style-complex="normal"/>
    </style:style>
    <style:style style:name="T78" style:family="text">
      <style:text-properties fo:font-style="normal" officeooo:rsid="013d9bdb" style:font-style-asian="normal" style:font-style-complex="normal"/>
    </style:style>
    <style:style style:name="T79" style:family="text">
      <style:text-properties fo:font-style="normal" officeooo:rsid="013e6952" style:font-style-asian="normal" style:font-style-complex="normal"/>
    </style:style>
    <style:style style:name="T80" style:family="text">
      <style:text-properties fo:font-style="normal" officeooo:rsid="01505763" style:font-style-asian="normal" style:font-style-complex="normal"/>
    </style:style>
    <style:style style:name="T81" style:family="text">
      <style:text-properties fo:font-style="normal" officeooo:rsid="01523a90" style:font-style-asian="normal" style:font-style-complex="normal"/>
    </style:style>
    <style:style style:name="T82" style:family="text">
      <style:text-properties fo:font-style="normal" officeooo:rsid="0153b5ac" style:font-style-asian="normal" style:font-style-complex="normal"/>
    </style:style>
    <style:style style:name="T83" style:family="text">
      <style:text-properties fo:font-style="normal" officeooo:rsid="0157fa52" style:font-style-asian="normal" style:font-style-complex="normal"/>
    </style:style>
    <style:style style:name="T84" style:family="text">
      <style:text-properties fo:font-style="normal" officeooo:rsid="015975b4" style:font-style-asian="normal" style:font-style-complex="normal"/>
    </style:style>
    <style:style style:name="T85" style:family="text">
      <style:text-properties fo:font-style="normal" officeooo:rsid="015b6f1a" style:font-style-asian="normal" style:font-style-complex="normal"/>
    </style:style>
    <style:style style:name="T86" style:family="text">
      <style:text-properties fo:font-style="normal" officeooo:rsid="015ce3bc" style:font-style-asian="normal" style:font-style-complex="normal"/>
    </style:style>
    <style:style style:name="T87" style:family="text">
      <style:text-properties fo:font-style="normal" officeooo:rsid="015eac8a" style:font-style-asian="normal" style:font-style-complex="normal"/>
    </style:style>
    <style:style style:name="T88" style:family="text">
      <style:text-properties fo:font-style="normal" officeooo:rsid="01645fbb" style:font-style-asian="normal" style:font-style-complex="normal"/>
    </style:style>
    <style:style style:name="T89" style:family="text">
      <style:text-properties fo:font-style="normal" officeooo:rsid="0165b40b" style:font-style-asian="normal" style:font-style-complex="normal"/>
    </style:style>
    <style:style style:name="T90" style:family="text">
      <style:text-properties fo:font-style="normal" officeooo:rsid="01674107" style:font-style-asian="normal" style:font-style-complex="normal"/>
    </style:style>
    <style:style style:name="T91" style:family="text">
      <style:text-properties fo:font-style="normal" officeooo:rsid="016781ef" style:font-style-asian="normal" style:font-style-complex="normal"/>
    </style:style>
    <style:style style:name="T92" style:family="text">
      <style:text-properties fo:font-style="normal" officeooo:rsid="01699159" style:font-style-asian="normal" style:font-style-complex="normal"/>
    </style:style>
    <style:style style:name="T93" style:family="text">
      <style:text-properties fo:font-style="normal" officeooo:rsid="016c58e4" style:font-style-asian="normal" style:font-style-complex="normal"/>
    </style:style>
    <style:style style:name="T94" style:family="text">
      <style:text-properties fo:font-style="normal" officeooo:rsid="016db8cc" style:font-style-asian="normal" style:font-style-complex="normal"/>
    </style:style>
    <style:style style:name="T95" style:family="text">
      <style:text-properties fo:font-style="normal" officeooo:rsid="016ddae6" style:font-style-asian="normal" style:font-style-complex="normal"/>
    </style:style>
    <style:style style:name="T96" style:family="text">
      <style:text-properties fo:font-style="normal" officeooo:rsid="01718be5" style:font-style-asian="normal" style:font-style-complex="normal"/>
    </style:style>
    <style:style style:name="T97" style:family="text">
      <style:text-properties fo:font-style="normal" officeooo:rsid="017559f9" style:font-style-asian="normal" style:font-style-complex="normal"/>
    </style:style>
    <style:style style:name="T98" style:family="text">
      <style:text-properties fo:font-style="normal" officeooo:rsid="0175e42b" style:font-style-asian="normal" style:font-style-complex="normal"/>
    </style:style>
    <style:style style:name="T99" style:family="text">
      <style:text-properties fo:font-style="normal" officeooo:rsid="01005df4" style:font-style-asian="normal" style:font-style-complex="normal"/>
    </style:style>
    <style:style style:name="T100" style:family="text">
      <style:text-properties fo:font-style="normal" officeooo:rsid="018004cf" style:font-style-asian="normal" style:font-style-complex="normal"/>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fo:font-style="normal" fo:font-weight="bold" officeooo:rsid="00604ae2" style:font-style-asian="normal" style:font-weight-asian="bold" style:font-style-complex="normal" style:font-weight-complex="bold"/>
    </style:style>
    <style:style style:name="T103" style:family="text">
      <style:text-properties fo:font-style="normal" fo:font-weight="bold" officeooo:rsid="00bc8c8d" style:font-style-asian="normal" style:font-weight-asian="bold" style:font-style-complex="normal" style:font-weight-complex="bold"/>
    </style:style>
    <style:style style:name="T104" style:family="text">
      <style:text-properties fo:font-style="normal" fo:font-weight="bold" officeooo:rsid="00be70c6" style:font-style-asian="normal" style:font-weight-asian="bold" style:font-style-complex="normal" style:font-weight-complex="bold"/>
    </style:style>
    <style:style style:name="T105" style:family="text">
      <style:text-properties fo:font-style="italic" style:font-style-asian="italic" style:font-style-complex="italic"/>
    </style:style>
    <style:style style:name="T106" style:family="text">
      <style:text-properties fo:font-style="italic" officeooo:rsid="003824e9" style:font-style-asian="italic" style:font-style-complex="italic"/>
    </style:style>
    <style:style style:name="T107" style:family="text">
      <style:text-properties fo:font-style="italic" officeooo:rsid="0070e801" style:font-style-asian="italic" style:font-style-complex="italic"/>
    </style:style>
    <style:style style:name="T108" style:family="text">
      <style:text-properties fo:font-style="italic" officeooo:rsid="00649ced" style:font-style-asian="italic" style:font-style-complex="italic"/>
    </style:style>
    <style:style style:name="T109" style:family="text">
      <style:text-properties fo:font-style="italic" officeooo:rsid="011359c3" style:font-style-asian="italic" style:font-style-complex="italic"/>
    </style:style>
    <style:style style:name="T110" style:family="text">
      <style:text-properties fo:font-style="italic" fo:font-weight="bold" style:font-style-asian="italic" style:font-weight-asian="bold" style:font-style-complex="italic" style:font-weight-complex="bold"/>
    </style:style>
    <style:style style:name="T111" style:family="text">
      <style:text-properties officeooo:rsid="002d084c"/>
    </style:style>
    <style:style style:name="T112" style:family="text">
      <style:text-properties officeooo:rsid="003824e9"/>
    </style:style>
    <style:style style:name="T113" style:family="text">
      <style:text-properties style:font-name="Courier New"/>
    </style:style>
    <style:style style:name="T114" style:family="text">
      <style:text-properties style:font-name="Courier New" fo:font-style="normal" style:font-style-asian="normal" style:font-style-complex="normal"/>
    </style:style>
    <style:style style:name="T115" style:family="text">
      <style:text-properties style:font-name="Courier New" fo:font-style="normal" officeooo:rsid="004611a7" style:font-style-asian="normal" style:font-style-complex="normal"/>
    </style:style>
    <style:style style:name="T116" style:family="text">
      <style:text-properties style:font-name="Courier New" fo:font-style="normal" officeooo:rsid="0047b1ed" style:font-style-asian="normal" style:font-style-complex="normal"/>
    </style:style>
    <style:style style:name="T117" style:family="text">
      <style:text-properties style:font-name="Courier New" fo:font-style="normal" officeooo:rsid="00523f18" style:font-style-asian="normal" style:font-style-complex="normal"/>
    </style:style>
    <style:style style:name="T118" style:family="text">
      <style:text-properties style:font-name="Courier New" fo:font-style="normal" officeooo:rsid="00540788" style:font-style-asian="normal" style:font-style-complex="normal"/>
    </style:style>
    <style:style style:name="T119" style:family="text">
      <style:text-properties style:font-name="Courier New" fo:font-style="normal" officeooo:rsid="0069733c" style:font-style-asian="normal" style:font-style-complex="normal"/>
    </style:style>
    <style:style style:name="T120" style:family="text">
      <style:text-properties style:font-name="Courier New" fo:font-style="normal" officeooo:rsid="00aa2e62" style:font-style-asian="normal" style:font-style-complex="normal"/>
    </style:style>
    <style:style style:name="T121" style:family="text">
      <style:text-properties style:font-name="Courier New" fo:font-style="normal" officeooo:rsid="00ce6be8" style:font-style-asian="normal" style:font-style-complex="normal"/>
    </style:style>
    <style:style style:name="T122" style:family="text">
      <style:text-properties style:font-name="Courier New" fo:font-style="normal" officeooo:rsid="00a3d4af" style:font-style-asian="normal" style:font-style-complex="normal"/>
    </style:style>
    <style:style style:name="T123" style:family="text">
      <style:text-properties style:font-name="Courier New" fo:font-style="normal" officeooo:rsid="00a214bf" style:font-style-asian="normal" style:font-style-complex="normal"/>
    </style:style>
    <style:style style:name="T124" style:family="text">
      <style:text-properties style:font-name="Courier New" fo:font-style="normal" officeooo:rsid="00b19781" style:font-style-asian="normal" style:font-style-complex="normal"/>
    </style:style>
    <style:style style:name="T125" style:family="text">
      <style:text-properties style:font-name="Courier New" fo:font-style="normal" officeooo:rsid="00b6d50d" style:font-style-asian="normal" style:font-style-complex="normal"/>
    </style:style>
    <style:style style:name="T126" style:family="text">
      <style:text-properties style:font-name="Courier New" fo:font-style="normal" officeooo:rsid="00ba39d7" style:font-style-asian="normal" style:font-style-complex="normal"/>
    </style:style>
    <style:style style:name="T127" style:family="text">
      <style:text-properties style:font-name="Courier New" fo:font-style="normal" officeooo:rsid="0044f169" style:font-style-asian="normal" style:font-style-complex="normal"/>
    </style:style>
    <style:style style:name="T128" style:family="text">
      <style:text-properties style:font-name="Courier New" fo:font-style="normal" officeooo:rsid="00bd8072" style:font-style-asian="normal" style:font-style-complex="normal"/>
    </style:style>
    <style:style style:name="T129" style:family="text">
      <style:text-properties style:font-name="Courier New" fo:font-style="normal" officeooo:rsid="00cfab17" style:font-style-asian="normal" style:font-style-complex="normal"/>
    </style:style>
    <style:style style:name="T130" style:family="text">
      <style:text-properties style:font-name="Courier New" fo:font-style="normal" officeooo:rsid="00d170a1" style:font-style-asian="normal" style:font-style-complex="normal"/>
    </style:style>
    <style:style style:name="T131" style:family="text">
      <style:text-properties style:font-name="Courier New" fo:font-style="normal" officeooo:rsid="00fb3e31" style:font-style-asian="normal" style:font-style-complex="normal"/>
    </style:style>
    <style:style style:name="T132" style:family="text">
      <style:text-properties style:font-name="Courier New" fo:font-style="normal" officeooo:rsid="00fbbe05" style:font-style-asian="normal" style:font-style-complex="normal"/>
    </style:style>
    <style:style style:name="T133" style:family="text">
      <style:text-properties style:font-name="Courier New" fo:font-style="normal" officeooo:rsid="00fdd90d" style:font-style-asian="normal" style:font-style-complex="normal"/>
    </style:style>
    <style:style style:name="T134" style:family="text">
      <style:text-properties style:font-name="Courier New" fo:font-style="normal" officeooo:rsid="01047a44" style:font-style-asian="normal" style:font-style-complex="normal"/>
    </style:style>
    <style:style style:name="T135" style:family="text">
      <style:text-properties style:font-name="Courier New" fo:font-style="normal" officeooo:rsid="011f111b" style:font-style-asian="normal" style:font-style-complex="normal"/>
    </style:style>
    <style:style style:name="T136" style:family="text">
      <style:text-properties style:font-name="Courier New" fo:font-style="normal" officeooo:rsid="012217c0" style:font-style-asian="normal" style:font-style-complex="normal"/>
    </style:style>
    <style:style style:name="T137" style:family="text">
      <style:text-properties style:font-name="Courier New" fo:font-style="normal" officeooo:rsid="012225ee" style:font-style-asian="normal" style:font-style-complex="normal"/>
    </style:style>
    <style:style style:name="T138" style:family="text">
      <style:text-properties style:font-name="Courier New" fo:font-style="normal" officeooo:rsid="012389ee" style:font-style-asian="normal" style:font-style-complex="normal"/>
    </style:style>
    <style:style style:name="T139" style:family="text">
      <style:text-properties style:font-name="Courier New" fo:font-style="normal" officeooo:rsid="0125dc3d" style:font-style-asian="normal" style:font-style-complex="normal"/>
    </style:style>
    <style:style style:name="T140" style:family="text">
      <style:text-properties style:font-name="Courier New" fo:font-style="normal" officeooo:rsid="0136cc36" style:font-style-asian="normal" style:font-style-complex="normal"/>
    </style:style>
    <style:style style:name="T141" style:family="text">
      <style:text-properties style:font-name="Courier New" fo:font-style="normal" officeooo:rsid="013d53dc" style:font-style-asian="normal" style:font-style-complex="normal"/>
    </style:style>
    <style:style style:name="T142" style:family="text">
      <style:text-properties style:font-name="Courier New" fo:font-style="normal" officeooo:rsid="01124791" style:font-style-asian="normal" style:font-style-complex="normal"/>
    </style:style>
    <style:style style:name="T143" style:family="text">
      <style:text-properties style:font-name="Courier New" fo:font-style="normal" officeooo:rsid="011ec87f" style:font-style-asian="normal" style:font-style-complex="normal"/>
    </style:style>
    <style:style style:name="T144" style:family="text">
      <style:text-properties style:font-name="Courier New" fo:font-style="normal" officeooo:rsid="0127ba9a" style:font-style-asian="normal" style:font-style-complex="normal"/>
    </style:style>
    <style:style style:name="T145" style:family="text">
      <style:text-properties style:font-name="Courier New" fo:font-style="normal" officeooo:rsid="0138c4e1" style:font-style-asian="normal" style:font-style-complex="normal"/>
    </style:style>
    <style:style style:name="T146" style:family="text">
      <style:text-properties style:font-name="Courier New" fo:font-style="normal" officeooo:rsid="013e6952" style:font-style-asian="normal" style:font-style-complex="normal"/>
    </style:style>
    <style:style style:name="T147" style:family="text">
      <style:text-properties style:font-name="Courier New" fo:font-style="normal" officeooo:rsid="0153b5ac" style:font-style-asian="normal" style:font-style-complex="normal"/>
    </style:style>
    <style:style style:name="T148" style:family="text">
      <style:text-properties style:font-name="Courier New" fo:font-style="normal" officeooo:rsid="015975b4" style:font-style-asian="normal" style:font-style-complex="normal"/>
    </style:style>
    <style:style style:name="T149" style:family="text">
      <style:text-properties style:font-name="Courier New" fo:font-style="normal" officeooo:rsid="015eac8a" style:font-style-asian="normal" style:font-style-complex="normal"/>
    </style:style>
    <style:style style:name="T150" style:family="text">
      <style:text-properties style:font-name="Courier New" fo:font-style="normal" officeooo:rsid="0160a056" style:font-style-asian="normal" style:font-style-complex="normal"/>
    </style:style>
    <style:style style:name="T151" style:family="text">
      <style:text-properties style:font-name="Courier New" fo:font-style="normal" officeooo:rsid="0161fc37" style:font-style-asian="normal" style:font-style-complex="normal"/>
    </style:style>
    <style:style style:name="T152" style:family="text">
      <style:text-properties style:font-name="Courier New" fo:font-style="normal" officeooo:rsid="01632bc9" style:font-style-asian="normal" style:font-style-complex="normal"/>
    </style:style>
    <style:style style:name="T153" style:family="text">
      <style:text-properties style:font-name="Courier New" fo:font-style="normal" officeooo:rsid="01671c9d" style:font-style-asian="normal" style:font-style-complex="normal"/>
    </style:style>
    <style:style style:name="T154" style:family="text">
      <style:text-properties style:font-name="Courier New" fo:font-style="normal" officeooo:rsid="01674107" style:font-style-asian="normal" style:font-style-complex="normal"/>
    </style:style>
    <style:style style:name="T155" style:family="text">
      <style:text-properties style:font-name="Courier New" fo:font-style="normal" officeooo:rsid="0167a921" style:font-style-asian="normal" style:font-style-complex="normal"/>
    </style:style>
    <style:style style:name="T156" style:family="text">
      <style:text-properties style:font-name="Courier New" fo:font-style="normal" officeooo:rsid="016c58e4" style:font-style-asian="normal" style:font-style-complex="normal"/>
    </style:style>
    <style:style style:name="T157" style:family="text">
      <style:text-properties style:font-name="Courier New" fo:font-style="normal" officeooo:rsid="016dd2eb" style:font-style-asian="normal" style:font-style-complex="normal"/>
    </style:style>
    <style:style style:name="T158" style:family="text">
      <style:text-properties style:font-name="Courier New" fo:font-style="normal" officeooo:rsid="017559f9" style:font-style-asian="normal" style:font-style-complex="normal"/>
    </style:style>
    <style:style style:name="T159" style:family="text">
      <style:text-properties style:font-name="Courier New" fo:font-style="normal" officeooo:rsid="0176dd40" style:font-style-asian="normal" style:font-style-complex="normal"/>
    </style:style>
    <style:style style:name="T160" style:family="text">
      <style:text-properties style:font-name="Courier New" fo:font-style="normal" officeooo:rsid="0178dbd3" style:font-style-asian="normal" style:font-style-complex="normal"/>
    </style:style>
    <style:style style:name="T161" style:family="text">
      <style:text-properties style:font-name="Courier New" fo:font-style="normal" officeooo:rsid="00699900" style:font-style-asian="normal" style:font-style-complex="normal"/>
    </style:style>
    <style:style style:name="T162" style:family="text">
      <style:text-properties style:font-name="Courier New" fo:font-style="normal" officeooo:rsid="0157fa52" style:font-style-asian="normal" style:font-style-complex="normal"/>
    </style:style>
    <style:style style:name="T163" style:family="text">
      <style:text-properties style:font-name="Courier New" fo:font-style="normal" officeooo:rsid="0173c351" style:font-style-asian="normal" style:font-style-complex="normal"/>
    </style:style>
    <style:style style:name="T164" style:family="text">
      <style:text-properties style:font-name="Courier New" fo:font-style="normal" officeooo:rsid="0070188b" style:font-style-asian="normal" style:font-style-complex="normal"/>
    </style:style>
    <style:style style:name="T165" style:family="text">
      <style:text-properties style:font-name="Courier New" officeooo:rsid="009f1d15"/>
    </style:style>
    <style:style style:name="T166" style:family="text">
      <style:text-properties style:font-name="Courier New" officeooo:rsid="00ba39fa"/>
    </style:style>
    <style:style style:name="T167" style:family="text">
      <style:text-properties style:font-name="Courier New" officeooo:rsid="00ad1039"/>
    </style:style>
    <style:style style:name="T168" style:family="text">
      <style:text-properties style:font-name="Courier New" officeooo:rsid="00d3856b"/>
    </style:style>
    <style:style style:name="T169" style:family="text">
      <style:text-properties style:font-name="Courier New" officeooo:rsid="00dcd0a0"/>
    </style:style>
    <style:style style:name="T170" style:family="text">
      <style:text-properties style:font-name="Courier New" officeooo:rsid="00e849cd"/>
    </style:style>
    <style:style style:name="T171" style:family="text">
      <style:text-properties style:font-name="Courier New" officeooo:rsid="00e9ed66"/>
    </style:style>
    <style:style style:name="T172" style:family="text">
      <style:text-properties style:font-name="Courier New" officeooo:rsid="00ec5ccd"/>
    </style:style>
    <style:style style:name="T173" style:family="text">
      <style:text-properties style:font-name="Courier New" officeooo:rsid="00f23c6b"/>
    </style:style>
    <style:style style:name="T174" style:family="text">
      <style:text-properties style:font-name="Courier New" officeooo:rsid="00f2d1e7"/>
    </style:style>
    <style:style style:name="T175" style:family="text">
      <style:text-properties style:font-name="Courier New" officeooo:rsid="00f4530d"/>
    </style:style>
    <style:style style:name="T176" style:family="text">
      <style:text-properties style:font-name="Courier New" officeooo:rsid="010f1efa"/>
    </style:style>
    <style:style style:name="T177" style:family="text">
      <style:text-properties style:font-name="Courier New" fo:font-style="italic" officeooo:rsid="011359c3" style:font-style-asian="italic" style:font-style-complex="italic"/>
    </style:style>
    <style:style style:name="T178" style:family="text">
      <style:text-properties style:font-name="Courier New" officeooo:rsid="012c6fb3"/>
    </style:style>
    <style:style style:name="T179" style:family="text">
      <style:text-properties style:font-name="Courier New" officeooo:rsid="014bb06f"/>
    </style:style>
    <style:style style:name="T180" style:family="text">
      <style:text-properties style:font-name="Courier New" officeooo:rsid="014d0edb"/>
    </style:style>
    <style:style style:name="T181" style:family="text">
      <style:text-properties style:font-name="Courier New" officeooo:rsid="014eb705"/>
    </style:style>
    <style:style style:name="T182" style:family="text">
      <style:text-properties officeooo:rsid="00420b04"/>
    </style:style>
    <style:style style:name="T183" style:family="text">
      <style:text-properties officeooo:rsid="00432220"/>
    </style:style>
    <style:style style:name="T184" style:family="text">
      <style:text-properties officeooo:rsid="0044f169"/>
    </style:style>
    <style:style style:name="T185" style:family="text">
      <style:text-properties officeooo:rsid="005d5453"/>
    </style:style>
    <style:style style:name="T186" style:family="text">
      <style:text-properties fo:font-weight="bold" style:font-weight-asian="bold" style:font-weight-complex="bold"/>
    </style:style>
    <style:style style:name="T187" style:family="text">
      <style:text-properties officeooo:rsid="005f0483"/>
    </style:style>
    <style:style style:name="T188" style:family="text">
      <style:text-properties officeooo:rsid="0060e44d"/>
    </style:style>
    <style:style style:name="T189" style:family="text">
      <style:text-properties officeooo:rsid="0062057d"/>
    </style:style>
    <style:style style:name="T190" style:family="text">
      <style:text-properties officeooo:rsid="006232fe"/>
    </style:style>
    <style:style style:name="T191" style:family="text">
      <style:text-properties officeooo:rsid="00626534"/>
    </style:style>
    <style:style style:name="T192" style:family="text">
      <style:text-properties fo:font-size="10pt" style:font-size-asian="10pt" style:font-size-complex="10pt"/>
    </style:style>
    <style:style style:name="T193" style:family="text">
      <style:text-properties style:font-name="Liberation Sans"/>
    </style:style>
    <style:style style:name="T194" style:family="text">
      <style:text-properties style:font-name="Liberation Sans" fo:font-style="normal" style:font-style-asian="normal" style:font-style-complex="normal"/>
    </style:style>
    <style:style style:name="T195" style:family="text">
      <style:text-properties style:font-name="Liberation Sans" fo:font-style="normal" officeooo:rsid="0070188b" style:font-style-asian="normal" style:font-style-complex="normal"/>
    </style:style>
    <style:style style:name="T196" style:family="text">
      <style:text-properties style:font-name="Liberation Sans" fo:font-style="normal" officeooo:rsid="0074aeb9" style:font-style-asian="normal" style:font-style-complex="normal"/>
    </style:style>
    <style:style style:name="T197" style:family="text">
      <style:text-properties style:font-name="Liberation Sans" fo:font-style="normal" officeooo:rsid="0073e7dd" style:font-style-asian="normal" style:font-style-complex="normal"/>
    </style:style>
    <style:style style:name="T198" style:family="text">
      <style:text-properties style:font-name="Liberation Sans" fo:font-style="normal" officeooo:rsid="00793f04" style:font-style-asian="normal" style:font-style-complex="normal"/>
    </style:style>
    <style:style style:name="T199" style:family="text">
      <style:text-properties style:font-name="Liberation Sans" fo:font-style="normal" officeooo:rsid="00794bd2" style:font-style-asian="normal" style:font-style-complex="normal"/>
    </style:style>
    <style:style style:name="T200" style:family="text">
      <style:text-properties style:font-name="Liberation Sans" fo:font-style="normal" officeooo:rsid="0094982e" style:font-style-asian="normal" style:font-style-complex="normal"/>
    </style:style>
    <style:style style:name="T201" style:family="text">
      <style:text-properties style:font-name="Liberation Sans" fo:font-style="normal" officeooo:rsid="00a0a7e1" style:font-style-asian="normal" style:font-style-complex="normal"/>
    </style:style>
    <style:style style:name="T202" style:family="text">
      <style:text-properties style:font-name="Liberation Sans" fo:font-style="normal" officeooo:rsid="00a214bf" style:font-style-asian="normal" style:font-style-complex="normal"/>
    </style:style>
    <style:style style:name="T203" style:family="text">
      <style:text-properties style:font-name="Liberation Sans" fo:font-style="normal" officeooo:rsid="00a3d4af" style:font-style-asian="normal" style:font-style-complex="normal"/>
    </style:style>
    <style:style style:name="T204" style:family="text">
      <style:text-properties style:font-name="Liberation Sans" fo:font-style="normal" officeooo:rsid="00a5680d" style:font-style-asian="normal" style:font-style-complex="normal"/>
    </style:style>
    <style:style style:name="T205" style:family="text">
      <style:text-properties style:font-name="Liberation Sans" fo:font-style="normal" officeooo:rsid="00b6d50d" style:font-style-asian="normal" style:font-style-complex="normal"/>
    </style:style>
    <style:style style:name="T206" style:family="text">
      <style:text-properties style:font-name="Liberation Sans" fo:font-style="normal" officeooo:rsid="00d170a1" style:font-style-asian="normal" style:font-style-complex="normal"/>
    </style:style>
    <style:style style:name="T207" style:family="text">
      <style:text-properties style:font-name="Liberation Sans" fo:font-style="normal" officeooo:rsid="00d27e76" style:font-style-asian="normal" style:font-style-complex="normal"/>
    </style:style>
    <style:style style:name="T208" style:family="text">
      <style:text-properties style:font-name="Liberation Sans" fo:font-style="normal" officeooo:rsid="00de4c4c" style:font-style-asian="normal" style:font-style-complex="normal"/>
    </style:style>
    <style:style style:name="T209" style:family="text">
      <style:text-properties style:font-name="Liberation Sans" fo:font-style="normal" officeooo:rsid="00dfd600" style:font-style-asian="normal" style:font-style-complex="normal"/>
    </style:style>
    <style:style style:name="T210" style:family="text">
      <style:text-properties style:font-name="Liberation Sans" fo:font-style="normal" officeooo:rsid="00e1ab5d" style:font-style-asian="normal" style:font-style-complex="normal"/>
    </style:style>
    <style:style style:name="T211" style:family="text">
      <style:text-properties style:font-name="Liberation Sans" fo:font-style="normal" officeooo:rsid="00e29122" style:font-style-asian="normal" style:font-style-complex="normal"/>
    </style:style>
    <style:style style:name="T212" style:family="text">
      <style:text-properties style:font-name="Liberation Sans" fo:font-style="normal" officeooo:rsid="00e42212" style:font-style-asian="normal" style:font-style-complex="normal"/>
    </style:style>
    <style:style style:name="T213" style:family="text">
      <style:text-properties style:font-name="Liberation Sans" fo:font-style="normal" officeooo:rsid="00e9ed66" style:font-style-asian="normal" style:font-style-complex="normal"/>
    </style:style>
    <style:style style:name="T214" style:family="text">
      <style:text-properties style:font-name="Liberation Sans" fo:font-style="normal" officeooo:rsid="00ec5ccd" style:font-style-asian="normal" style:font-style-complex="normal"/>
    </style:style>
    <style:style style:name="T215" style:family="text">
      <style:text-properties style:font-name="Liberation Sans" fo:font-style="normal" officeooo:rsid="00ed7313" style:font-style-asian="normal" style:font-style-complex="normal"/>
    </style:style>
    <style:style style:name="T216" style:family="text">
      <style:text-properties style:font-name="Liberation Sans" fo:font-style="normal" officeooo:rsid="00ef028e" style:font-style-asian="normal" style:font-style-complex="normal"/>
    </style:style>
    <style:style style:name="T217" style:family="text">
      <style:text-properties style:font-name="Liberation Sans" fo:font-style="normal" officeooo:rsid="010bc492" style:font-style-asian="normal" style:font-style-complex="normal"/>
    </style:style>
    <style:style style:name="T218" style:family="text">
      <style:text-properties style:font-name="Liberation Sans" fo:font-style="normal" officeooo:rsid="010c6bc3" style:font-style-asian="normal" style:font-style-complex="normal"/>
    </style:style>
    <style:style style:name="T219" style:family="text">
      <style:text-properties style:font-name="Liberation Sans" fo:font-style="normal" officeooo:rsid="010f55b3" style:font-style-asian="normal" style:font-style-complex="normal"/>
    </style:style>
    <style:style style:name="T220" style:family="text">
      <style:text-properties style:font-name="Liberation Sans" fo:font-style="normal" officeooo:rsid="012f279b" style:font-style-asian="normal" style:font-style-complex="normal"/>
    </style:style>
    <style:style style:name="T221" style:family="text">
      <style:text-properties style:font-name="Liberation Sans" fo:font-style="normal" officeooo:rsid="012f3363" style:font-style-asian="normal" style:font-style-complex="normal"/>
    </style:style>
    <style:style style:name="T222" style:family="text">
      <style:text-properties style:font-name="Liberation Sans" fo:font-style="normal" officeooo:rsid="0136cc36" style:font-style-asian="normal" style:font-style-complex="normal"/>
    </style:style>
    <style:style style:name="T223" style:family="text">
      <style:text-properties style:font-name="Liberation Sans" fo:font-style="normal" officeooo:rsid="01405801" style:font-style-asian="normal" style:font-style-complex="normal"/>
    </style:style>
    <style:style style:name="T224" style:family="text">
      <style:text-properties style:font-name="Liberation Sans" fo:font-style="normal" officeooo:rsid="01476218" style:font-style-asian="normal" style:font-style-complex="normal"/>
    </style:style>
    <style:style style:name="T225" style:family="text">
      <style:text-properties style:font-name="Liberation Sans" fo:font-style="normal" officeooo:rsid="016ddae6" style:font-style-asian="normal" style:font-style-complex="normal"/>
    </style:style>
    <style:style style:name="T226" style:family="text">
      <style:text-properties style:font-name="Liberation Sans" fo:font-style="normal" officeooo:rsid="00b07697" style:font-style-asian="normal" style:font-style-complex="normal"/>
    </style:style>
    <style:style style:name="T227" style:family="text">
      <style:text-properties style:font-name="Liberation Sans" fo:font-style="normal" officeooo:rsid="016df95d" style:font-style-asian="normal" style:font-style-complex="normal"/>
    </style:style>
    <style:style style:name="T228" style:family="text">
      <style:text-properties style:font-name="Liberation Sans" fo:font-style="normal" officeooo:rsid="016ec4e0" style:font-style-asian="normal" style:font-style-complex="normal"/>
    </style:style>
    <style:style style:name="T229" style:family="text">
      <style:text-properties style:font-name="Liberation Sans" fo:font-style="normal" officeooo:rsid="016fcb5b" style:font-style-asian="normal" style:font-style-complex="normal"/>
    </style:style>
    <style:style style:name="T230" style:family="text">
      <style:text-properties style:font-name="Liberation Sans" fo:font-style="normal" officeooo:rsid="01718be5" style:font-style-asian="normal" style:font-style-complex="normal"/>
    </style:style>
    <style:style style:name="T231" style:family="text">
      <style:text-properties style:font-name="Liberation Sans" fo:font-style="normal" officeooo:rsid="01729c0b" style:font-style-asian="normal" style:font-style-complex="normal"/>
    </style:style>
    <style:style style:name="T232" style:family="text">
      <style:text-properties style:font-name="Liberation Sans" fo:font-style="normal" officeooo:rsid="01741269" style:font-style-asian="normal" style:font-style-complex="normal"/>
    </style:style>
    <style:style style:name="T233" style:family="text">
      <style:text-properties style:font-name="Liberation Sans" fo:font-style="normal" fo:font-weight="bold" style:font-style-asian="normal" style:font-weight-asian="bold" style:font-style-complex="normal" style:font-weight-complex="bold"/>
    </style:style>
    <style:style style:name="T234" style:family="text">
      <style:text-properties style:font-name="Liberation Sans" fo:font-style="normal" fo:font-weight="bold" officeooo:rsid="010f55b3" style:font-style-asian="normal" style:font-weight-asian="bold" style:font-style-complex="normal" style:font-weight-complex="bold"/>
    </style:style>
    <style:style style:name="T235" style:family="text">
      <style:text-properties style:font-name="Liberation Sans" fo:font-style="normal" fo:font-weight="bold" officeooo:rsid="00b07697" style:font-style-asian="normal" style:font-weight-asian="bold" style:font-style-complex="normal" style:font-weight-complex="bold"/>
    </style:style>
    <style:style style:name="T236" style:family="text">
      <style:text-properties style:font-name="Liberation Sans" fo:font-style="normal" fo:font-weight="bold" officeooo:rsid="016df95d" style:font-style-asian="normal" style:font-weight-asian="bold" style:font-style-complex="normal" style:font-weight-complex="bold"/>
    </style:style>
    <style:style style:name="T237" style:family="text">
      <style:text-properties style:font-name="Liberation Sans" fo:font-style="italic" style:font-style-asian="italic" style:font-style-complex="italic"/>
    </style:style>
    <style:style style:name="T238" style:family="text">
      <style:text-properties style:font-name="Liberation Sans" fo:font-style="italic" officeooo:rsid="00e9ed66" style:font-style-asian="italic" style:font-style-complex="italic"/>
    </style:style>
    <style:style style:name="T239" style:family="text">
      <style:text-properties style:font-name="Liberation Sans" officeooo:rsid="007224f1"/>
    </style:style>
    <style:style style:name="T240" style:family="text">
      <style:text-properties officeooo:rsid="007614de"/>
    </style:style>
    <style:style style:name="T241" style:family="text">
      <style:text-properties officeooo:rsid="00768034"/>
    </style:style>
    <style:style style:name="T242" style:family="text">
      <style:text-properties officeooo:rsid="00784d2b"/>
    </style:style>
    <style:style style:name="T243" style:family="text">
      <style:text-properties officeooo:rsid="00819312"/>
    </style:style>
    <style:style style:name="T244" style:family="text">
      <style:text-properties officeooo:rsid="00839248"/>
    </style:style>
    <style:style style:name="T245" style:family="text">
      <style:text-properties officeooo:rsid="0083bbf5"/>
    </style:style>
    <style:style style:name="T246" style:family="text">
      <style:text-properties officeooo:rsid="00857430"/>
    </style:style>
    <style:style style:name="T247" style:family="text">
      <style:text-properties officeooo:rsid="008c0121"/>
    </style:style>
    <style:style style:name="T248" style:family="text">
      <style:text-properties officeooo:rsid="008dc647"/>
    </style:style>
    <style:style style:name="T249" style:family="text">
      <style:text-properties officeooo:rsid="008f4864"/>
    </style:style>
    <style:style style:name="T250" style:family="text">
      <style:text-properties officeooo:rsid="0090ed6b"/>
    </style:style>
    <style:style style:name="T251" style:family="text">
      <style:text-properties officeooo:rsid="009146be"/>
    </style:style>
    <style:style style:name="T252" style:family="text">
      <style:text-properties officeooo:rsid="009292a4"/>
    </style:style>
    <style:style style:name="T253" style:family="text">
      <style:text-properties officeooo:rsid="009434a4"/>
    </style:style>
    <style:style style:name="T254" style:family="text">
      <style:text-properties officeooo:rsid="0094982e"/>
    </style:style>
    <style:style style:name="T255" style:family="text">
      <style:text-properties officeooo:rsid="0094ab7f"/>
    </style:style>
    <style:style style:name="T256" style:family="text">
      <style:text-properties officeooo:rsid="0098cfd1"/>
    </style:style>
    <style:style style:name="T257" style:family="text">
      <style:text-properties officeooo:rsid="009a4879"/>
    </style:style>
    <style:style style:name="T258" style:family="text">
      <style:text-properties officeooo:rsid="009f1d15"/>
    </style:style>
    <style:style style:name="T259" style:family="text">
      <style:text-properties officeooo:rsid="009fe122"/>
    </style:style>
    <style:style style:name="T260" style:family="text">
      <style:text-properties officeooo:rsid="00a08c9a"/>
    </style:style>
    <style:style style:name="T261" style:family="text">
      <style:text-properties officeooo:rsid="00a0a7e1"/>
    </style:style>
    <style:style style:name="T262" style:family="text">
      <style:text-properties officeooo:rsid="00a0c6a3"/>
    </style:style>
    <style:style style:name="T263" style:family="text">
      <style:text-properties officeooo:rsid="00a9561a"/>
    </style:style>
    <style:style style:name="T264" style:family="text">
      <style:text-properties officeooo:rsid="00aa2e62"/>
    </style:style>
    <style:style style:name="T265" style:family="text">
      <style:text-properties officeooo:rsid="00ab6b48"/>
    </style:style>
    <style:style style:name="T266" style:family="text">
      <style:text-properties officeooo:rsid="00ad1039"/>
    </style:style>
    <style:style style:name="T267" style:family="text">
      <style:text-properties style:text-line-through-style="solid" style:text-line-through-type="single" style:font-name="Liberation Sans" fo:font-style="normal" officeooo:rsid="0073e7dd" style:font-style-asian="normal" style:font-style-complex="normal"/>
    </style:style>
    <style:style style:name="T268" style:family="text">
      <style:text-properties style:text-line-through-style="solid" style:text-line-through-type="single" style:font-name="Liberation Sans" fo:font-style="italic" officeooo:rsid="0073e7dd" style:font-style-asian="italic" style:font-style-complex="italic"/>
    </style:style>
    <style:style style:name="T269" style:family="text">
      <style:text-properties style:text-line-through-style="solid" style:text-line-through-type="single" style:font-name="Courier New" fo:font-style="normal" style:font-style-asian="normal" style:font-style-complex="normal"/>
    </style:style>
    <style:style style:name="T270" style:family="text">
      <style:text-properties style:text-line-through-style="solid" style:text-line-through-type="single" style:font-name="Courier New" fo:font-style="normal" officeooo:rsid="0068ad49" style:font-style-asian="normal" style:font-style-complex="normal"/>
    </style:style>
    <style:style style:name="T271" style:family="text">
      <style:text-properties style:text-line-through-style="solid" style:text-line-through-type="single" style:font-name="Courier New" fo:font-style="normal" officeooo:rsid="00a9c0a1" style:font-style-asian="normal" style:font-style-complex="normal"/>
    </style:style>
    <style:style style:name="T272" style:family="text">
      <style:text-properties style:text-line-through-style="solid" style:text-line-through-type="single" fo:font-style="normal" style:font-style-asian="normal" style:font-style-complex="normal"/>
    </style:style>
    <style:style style:name="T273" style:family="text">
      <style:text-properties style:text-line-through-style="solid" style:text-line-through-type="single" fo:font-style="normal" officeooo:rsid="005146b7" style:font-style-asian="normal" style:font-style-complex="normal"/>
    </style:style>
    <style:style style:name="T274" style:family="text">
      <style:text-properties style:text-line-through-style="solid" style:text-line-through-type="single" fo:font-style="normal" officeooo:rsid="0058e7fa" style:font-style-asian="normal" style:font-style-complex="normal"/>
    </style:style>
    <style:style style:name="T275" style:family="text">
      <style:text-properties style:text-line-through-style="solid" style:text-line-through-type="single" fo:font-style="normal" officeooo:rsid="0068ad49" style:font-style-asian="normal" style:font-style-complex="normal"/>
    </style:style>
    <style:style style:name="T276" style:family="text">
      <style:text-properties style:text-line-through-style="none" style:text-line-through-type="none"/>
    </style:style>
    <style:style style:name="T277" style:family="text">
      <style:text-properties style:text-line-through-style="none" style:text-line-through-type="none" style:font-name="Liberation Sans" fo:font-style="normal" officeooo:rsid="0073e7dd" style:font-style-asian="normal" style:font-style-complex="normal"/>
    </style:style>
    <style:style style:name="T278" style:family="text">
      <style:text-properties style:text-line-through-style="none" style:text-line-through-type="none" style:font-name="Liberation Sans" fo:font-style="normal" officeooo:rsid="00aed347" style:font-style-asian="normal" style:font-style-complex="normal"/>
    </style:style>
    <style:style style:name="T279" style:family="text">
      <style:text-properties style:text-line-through-style="none" style:text-line-through-type="none" style:font-name="Courier New"/>
    </style:style>
    <style:style style:name="T280" style:family="text">
      <style:text-properties style:text-line-through-style="none" style:text-line-through-type="none" style:font-name="Courier New" officeooo:rsid="00deb965"/>
    </style:style>
    <style:style style:name="T281" style:family="text">
      <style:text-properties style:text-line-through-style="none" style:text-line-through-type="none" style:font-name="Courier New" officeooo:rsid="00f4530d"/>
    </style:style>
    <style:style style:name="T282" style:family="text">
      <style:text-properties style:text-line-through-style="none" style:text-line-through-type="none" officeooo:rsid="00de4c4c"/>
    </style:style>
    <style:style style:name="T283" style:family="text">
      <style:text-properties style:text-line-through-style="none" style:text-line-through-type="none" officeooo:rsid="00deb965"/>
    </style:style>
    <style:style style:name="T284" style:family="text">
      <style:text-properties style:text-line-through-style="none" style:text-line-through-type="none" officeooo:rsid="00f4530d"/>
    </style:style>
    <style:style style:name="T285" style:family="text">
      <style:text-properties officeooo:rsid="00b2f732"/>
    </style:style>
    <style:style style:name="T286" style:family="text">
      <style:text-properties officeooo:rsid="00b41004"/>
    </style:style>
    <style:style style:name="T287" style:family="text">
      <style:text-properties officeooo:rsid="00b4f5c1"/>
    </style:style>
    <style:style style:name="T288" style:family="text">
      <style:text-properties officeooo:rsid="00ba39fa"/>
    </style:style>
    <style:style style:name="T289" style:family="text">
      <style:text-properties style:text-position="super 58%" fo:font-style="normal" officeooo:rsid="00ba39fa" style:font-style-asian="normal" style:font-style-complex="normal"/>
    </style:style>
    <style:style style:name="T290" style:family="text">
      <style:text-properties officeooo:rsid="00c347eb"/>
    </style:style>
    <style:style style:name="T291" style:family="text">
      <style:text-properties officeooo:rsid="00c45631"/>
    </style:style>
    <style:style style:name="T292" style:family="text">
      <style:text-properties officeooo:rsid="00c5eb73"/>
    </style:style>
    <style:style style:name="T293" style:family="text">
      <style:text-properties officeooo:rsid="00c7b09b"/>
    </style:style>
    <style:style style:name="T294" style:family="text">
      <style:text-properties officeooo:rsid="00cb411a"/>
    </style:style>
    <style:style style:name="T295" style:family="text">
      <style:text-properties officeooo:rsid="00d3856b"/>
    </style:style>
    <style:style style:name="T296" style:family="text">
      <style:text-properties officeooo:rsid="00d64c85"/>
    </style:style>
    <style:style style:name="T297" style:family="text">
      <style:text-properties officeooo:rsid="00d8d2e7"/>
    </style:style>
    <style:style style:name="T298" style:family="text">
      <style:text-properties officeooo:rsid="00da6318"/>
    </style:style>
    <style:style style:name="T299" style:family="text">
      <style:text-properties officeooo:rsid="00dc0c8b"/>
    </style:style>
    <style:style style:name="T300" style:family="text">
      <style:text-properties officeooo:rsid="00dc22c5"/>
    </style:style>
    <style:style style:name="T301" style:family="text">
      <style:text-properties officeooo:rsid="00dcc81e"/>
    </style:style>
    <style:style style:name="T302" style:family="text">
      <style:text-properties officeooo:rsid="00dcd0a0"/>
    </style:style>
    <style:style style:name="T303" style:family="text">
      <style:text-properties officeooo:rsid="00dee217"/>
    </style:style>
    <style:style style:name="T304" style:family="text">
      <style:text-properties officeooo:rsid="00def751"/>
    </style:style>
    <style:style style:name="T305" style:family="text">
      <style:text-properties officeooo:rsid="00e53a9d"/>
    </style:style>
    <style:style style:name="T306" style:family="text">
      <style:text-properties officeooo:rsid="00e5c110"/>
    </style:style>
    <style:style style:name="T307" style:family="text">
      <style:text-properties officeooo:rsid="00e849cd"/>
    </style:style>
    <style:style style:name="T308" style:family="text">
      <style:text-properties officeooo:rsid="00e9ed66"/>
    </style:style>
    <style:style style:name="T309" style:family="text">
      <style:text-properties officeooo:rsid="00ec5ccd"/>
    </style:style>
    <style:style style:name="T310" style:family="text">
      <style:text-properties officeooo:rsid="00ed7313"/>
    </style:style>
    <style:style style:name="T311" style:family="text">
      <style:text-properties officeooo:rsid="00f23c6b"/>
    </style:style>
    <style:style style:name="T312" style:family="text">
      <style:text-properties officeooo:rsid="00f2d1e7"/>
    </style:style>
    <style:style style:name="T313" style:family="text">
      <style:text-properties officeooo:rsid="00f4530d"/>
    </style:style>
    <style:style style:name="T314" style:family="text">
      <style:text-properties officeooo:rsid="00f5d9b1"/>
    </style:style>
    <style:style style:name="T315" style:family="text">
      <style:text-properties officeooo:rsid="00f95b57"/>
    </style:style>
    <style:style style:name="T316" style:family="text">
      <style:text-properties officeooo:rsid="00fa833e"/>
    </style:style>
    <style:style style:name="T317" style:family="text">
      <style:text-properties officeooo:rsid="01071faa"/>
    </style:style>
    <style:style style:name="T318" style:family="text">
      <style:text-properties officeooo:rsid="0107c607"/>
    </style:style>
    <style:style style:name="T319" style:family="text">
      <style:text-properties officeooo:rsid="010a158d"/>
    </style:style>
    <style:style style:name="T320" style:family="text">
      <style:text-properties officeooo:rsid="010bc492"/>
    </style:style>
    <style:style style:name="T321" style:family="text">
      <style:text-properties officeooo:rsid="010da9a0"/>
    </style:style>
    <style:style style:name="T322" style:family="text">
      <style:text-properties officeooo:rsid="010e37c7"/>
    </style:style>
    <style:style style:name="T323" style:family="text">
      <style:text-properties officeooo:rsid="010f1efa"/>
    </style:style>
    <style:style style:name="T324" style:family="text">
      <style:text-properties officeooo:rsid="012ac0e2"/>
    </style:style>
    <style:style style:name="T325" style:family="text">
      <style:text-properties officeooo:rsid="012c6fb3"/>
    </style:style>
    <style:style style:name="T326" style:family="text">
      <style:text-properties officeooo:rsid="012dadd8"/>
    </style:style>
    <style:style style:name="T327" style:family="text">
      <style:text-properties officeooo:rsid="012e906a"/>
    </style:style>
    <style:style style:name="T328" style:family="text">
      <style:text-properties officeooo:rsid="012f279b"/>
    </style:style>
    <style:style style:name="T329" style:family="text">
      <style:text-properties officeooo:rsid="012fe119"/>
    </style:style>
    <style:style style:name="T330" style:family="text">
      <style:text-properties officeooo:rsid="01336fea"/>
    </style:style>
    <style:style style:name="T331" style:family="text">
      <style:text-properties officeooo:rsid="01382265"/>
    </style:style>
    <style:style style:name="T332" style:family="text">
      <style:text-properties officeooo:rsid="01399e20"/>
    </style:style>
    <style:style style:name="T333" style:family="text">
      <style:text-properties officeooo:rsid="01435e6f"/>
    </style:style>
    <style:style style:name="T334" style:family="text">
      <style:text-properties officeooo:rsid="01449792"/>
    </style:style>
    <style:style style:name="T335" style:family="text">
      <style:text-properties officeooo:rsid="0145d993"/>
    </style:style>
    <style:style style:name="T336" style:family="text">
      <style:text-properties officeooo:rsid="014ad320"/>
    </style:style>
    <style:style style:name="T337" style:family="text">
      <style:text-properties officeooo:rsid="014bb06f"/>
    </style:style>
    <style:style style:name="T338" style:family="text">
      <style:text-properties officeooo:rsid="014d0edb"/>
    </style:style>
    <style:style style:name="T339" style:family="text">
      <style:text-properties officeooo:rsid="014eb705"/>
    </style:style>
    <style:style style:name="T340" style:family="text">
      <style:text-properties officeooo:rsid="00dbb3a7"/>
    </style:style>
    <style:style style:name="T341" style:family="text">
      <style:text-properties officeooo:rsid="018004cf"/>
    </style:style>
    <style:style style:name="T342" style:family="text">
      <style:text-properties style:font-name="Courier New"/>
    </style:style>
    <style:style style:name="T343" style:family="text">
      <style:text-properties style:font-name="Courier New" officeooo:rsid="00fa833e"/>
    </style:style>
    <style:style style:name="T344" style:family="text">
      <style:text-properties officeooo:rsid="0181cfa7"/>
    </style:style>
    <style:style style:name="T345" style:family="text">
      <style:text-properties officeooo:rsid="018350f2"/>
    </style:style>
    <style:style style:name="T346" style:family="text">
      <style:text-properties officeooo:rsid="0184b8dc"/>
    </style:style>
    <style:style style:name="T347" style:family="text">
      <style:text-properties officeooo:rsid="0187a41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45in" fo:text-indent="-0.25in" fo:margin-left="2.794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1.01" text:name="PrinbeeVersion"/>
      </text:user-field-decls>
      <text:p text:style-name="Title">Prinbee Implementation</text:p>
      <text:p text:style-name="P6">by</text:p>
      <text:p text:style-name="P6">Alexis Wilke</text:p>
      <text:p text:style-name="P5"/>
      <text:p text:style-name="P5">This document describes each part of the Prinbee database system and their implementation.</text:p>
      <text:p text:style-name="P5"/>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119"><text:a xlink:type="simple" xlink:href="#__RefHeading___Toc717_3072234412" text:style-name="Index_20_Link" text:visited-style-name="Index_20_Link">Global Organization of a Prinbee Cluster<text:tab/>2</text:a></text:p>
          <text:p text:style-name="P120"><text:a xlink:type="simple" xlink:href="#__RefHeading___Toc1402_3072234412" text:style-name="Index_20_Link" text:visited-style-name="Index_20_Link">libprinbee<text:tab/>3</text:a></text:p>
          <text:p text:style-name="P120"><text:a xlink:type="simple" xlink:href="#__RefHeading___Toc13526_1392129547" text:style-name="Index_20_Link" text:visited-style-name="Index_20_Link">Organization<text:tab/>3</text:a></text:p>
          <text:p text:style-name="P120"><text:a xlink:type="simple" xlink:href="#__RefHeading___Toc975_3072234412" text:style-name="Index_20_Link" text:visited-style-name="Index_20_Link">Clients<text:tab/>3</text:a></text:p>
          <text:p text:style-name="P121"><text:a xlink:type="simple" xlink:href="#__RefHeading___Toc977_3072234412" text:style-name="Index_20_Link" text:visited-style-name="Index_20_Link">Client Proxy<text:tab/>4</text:a></text:p>
          <text:p text:style-name="P121"><text:a xlink:type="simple" xlink:href="#__RefHeading___Toc1920_2751530110" text:style-name="Index_20_Link" text:visited-style-name="Index_20_Link">Columns With Large Files<text:tab/>4</text:a></text:p>
          <text:p text:style-name="P121"><text:a xlink:type="simple" xlink:href="#__RefHeading___Toc979_3072234412" text:style-name="Index_20_Link" text:visited-style-name="Index_20_Link">Client Journal<text:tab/>4</text:a></text:p>
          <text:p text:style-name="P121"><text:a xlink:type="simple" xlink:href="#__RefHeading___Toc981_3072234412" text:style-name="Index_20_Link" text:visited-style-name="Index_20_Link">Client CLI<text:tab/>5</text:a></text:p>
          <text:p text:style-name="P120"><text:a xlink:type="simple" xlink:href="#__RefHeading___Toc1404_3072234412" text:style-name="Index_20_Link" text:visited-style-name="Index_20_Link">Server<text:tab/>5</text:a></text:p>
          <text:p text:style-name="P121"><text:a xlink:type="simple" xlink:href="#__RefHeading___Toc1406_3072234412" text:style-name="Index_20_Link" text:visited-style-name="Index_20_Link">Server Journal<text:tab/>5</text:a></text:p>
          <text:p text:style-name="P121"><text:a xlink:type="simple" xlink:href="#__RefHeading___Toc1880_2751530110" text:style-name="Index_20_Link" text:visited-style-name="Index_20_Link">Backup Server(s)<text:tab/>5</text:a></text:p>
          <text:p text:style-name="P120"><text:a xlink:type="simple" xlink:href="#__RefHeading___Toc5116_4050189347" text:style-name="Index_20_Link" text:visited-style-name="Index_20_Link">Data Organization<text:tab/>6</text:a></text:p>
          <text:p text:style-name="P120"><text:a xlink:type="simple" xlink:href="#__RefHeading___Toc1408_3072234412" text:style-name="Index_20_Link" text:visited-style-name="Index_20_Link">Schema<text:tab/>6</text:a></text:p>
          <text:p text:style-name="P121"><text:a xlink:type="simple" xlink:href="#__RefHeading___Toc1410_3072234412" text:style-name="Index_20_Link" text:visited-style-name="Index_20_Link">Why a Schema?<text:tab/>6</text:a></text:p>
          <text:p text:style-name="P120"><text:a xlink:type="simple" xlink:href="#__RefHeading___Toc1412_3072234412" text:style-name="Index_20_Link" text:visited-style-name="Index_20_Link">Table<text:tab/>7</text:a></text:p>
          <text:p text:style-name="P121"><text:a xlink:type="simple" xlink:href="#__RefHeading___Toc2694_3841664055" text:style-name="Index_20_Link" text:visited-style-name="Index_20_Link">Versioned Rows<text:tab/>8</text:a></text:p>
          <text:p text:style-name="P121"><text:a xlink:type="simple" xlink:href="#__RefHeading___Toc2520_3841664055" text:style-name="Index_20_Link" text:visited-style-name="Index_20_Link"><text:span text:style-name="T3">T</text:span><text:span text:style-name="T3">able Compression</text:span><text:tab/>8</text:a></text:p>
          <text:p text:style-name="P120"><text:a xlink:type="simple" xlink:href="#__RefHeading___Toc1414_3072234412" text:style-name="Index_20_Link" text:visited-style-name="Index_20_Link">Basics About Indexes<text:tab/>9</text:a></text:p>
          <text:p text:style-name="P121"><text:a xlink:type="simple" xlink:href="#__RefHeading___Toc1695_392154024" text:style-name="Index_20_Link" text:visited-style-name="Index_20_Link">Main Index<text:tab/>9</text:a></text:p>
          <text:p text:style-name="P121"><text:a xlink:type="simple" xlink:href="#__RefHeading___Toc1416_3072234412" text:style-name="Index_20_Link" text:visited-style-name="Index_20_Link">Expression Indexes<text:tab/>9</text:a></text:p>
          <text:p text:style-name="P121"><text:a xlink:type="simple" xlink:href="#__RefHeading___Toc1418_3072234412" text:style-name="Index_20_Link" text:visited-style-name="Index_20_Link">Distributed Indexes<text:tab/>10</text:a></text:p>
          <text:p text:style-name="P121"><text:a xlink:type="simple" xlink:href="#__RefHeading___Toc1420_3072234412" text:style-name="Index_20_Link" text:visited-style-name="Index_20_Link">Descending Order<text:tab/>10</text:a></text:p>
          <text:p text:style-name="P120"><text:a xlink:type="simple" xlink:href="#__RefHeading___Toc1422_3072234412" text:style-name="Index_20_Link" text:visited-style-name="Index_20_Link">Stats<text:tab/>10</text:a></text:p>
          <text:p text:style-name="P120"><text:a xlink:type="simple" xlink:href="#__RefHeading___Toc1424_3072234412" text:style-name="Index_20_Link" text:visited-style-name="Index_20_Link">Bloom Filters<text:tab/>11</text:a></text:p>
          <text:p text:style-name="P120"><text:a xlink:type="simple" xlink:href="#__RefHeading___Toc1426_3072234412" text:style-name="Index_20_Link" text:visited-style-name="Index_20_Link"><text:span text:style-name="T3">S</text:span><text:span text:style-name="T3">erver CLI</text:span><text:tab/>11</text:a></text:p>
          <text:p text:style-name="P119"><text:a xlink:type="simple" xlink:href="#__RefHeading___Toc1035_392154024" text:style-name="Index_20_Link" text:visited-style-name="Index_20_Link">Additional Features<text:tab/>11</text:a></text:p>
          <text:p text:style-name="P120"><text:a xlink:type="simple" xlink:href="#__RefHeading___Toc1428_3072234412" text:style-name="Index_20_Link" text:visited-style-name="Index_20_Link">Links<text:tab/>11</text:a></text:p>
          <text:p text:style-name="P119"><text:a xlink:type="simple" xlink:href="#__RefHeading___Toc1037_392154024" text:style-name="Index_20_Link" text:visited-style-name="Index_20_Link">Implementation Tasks<text:tab/>12</text:a></text:p>
          <text:p text:style-name="P120"><text:a xlink:type="simple" xlink:href="#__RefHeading___Toc1039_392154024" text:style-name="Index_20_Link" text:visited-style-name="Index_20_Link">Schema Manager<text:tab/>12</text:a></text:p>
          <text:p text:style-name="P121"><text:a xlink:type="simple" xlink:href="#__RefHeading___Toc1041_392154024" text:style-name="Index_20_Link" text:visited-style-name="Index_20_Link">Schema Definition<text:tab/>12</text:a></text:p>
          <text:p text:style-name="P121"><text:a xlink:type="simple" xlink:href="#__RefHeading___Toc1430_638916930" text:style-name="Index_20_Link" text:visited-style-name="Index_20_Link">Changing the Data Type of a Column<text:tab/>22</text:a></text:p>
          <text:p text:style-name="P120"><text:a xlink:type="simple" xlink:href="#__RefHeading___Toc2696_3841664055" text:style-name="Index_20_Link" text:visited-style-name="Index_20_Link">Data File<text:tab/>23</text:a></text:p>
          <text:p text:style-name="P121"><text:a xlink:type="simple" xlink:href="#__RefHeading___Toc2698_3841664055" text:style-name="Index_20_Link" text:visited-style-name="Index_20_Link">Header Format<text:tab/>24</text:a></text:p>
          <text:p text:style-name="P121"><text:a xlink:type="simple" xlink:href="#__RefHeading___Toc2700_3841664055" text:style-name="Index_20_Link" text:visited-style-name="Index_20_Link">Row Format<text:tab/>24</text:a></text:p>
          <text:p text:style-name="P121"><text:a xlink:type="simple" xlink:href="#__RefHeading___Toc2702_3841664055" text:style-name="Index_20_Link" text:visited-style-name="Index_20_Link">Column Format<text:tab/>25</text:a></text:p>
          <text:p text:style-name="P121"><text:a xlink:type="simple" xlink:href="#__RefHeading___Toc3644_3841664055" text:style-name="Index_20_Link" text:visited-style-name="Index_20_Link">Blob Format<text:tab/>26</text:a></text:p>
          <text:p text:style-name="P121"><text:a xlink:type="simple" xlink:href="#__RefHeading___Toc3646_3841664055" text:style-name="Index_20_Link" text:visited-style-name="Index_20_Link">Free List Format<text:tab/>26</text:a></text:p>
          <text:p text:style-name="P120"><text:a xlink:type="simple" xlink:href="#__RefHeading___Toc3648_3841664055" text:style-name="Index_20_Link" text:visited-style-name="Index_20_Link">Index Format<text:tab/>28</text:a></text:p>
          <text:p text:style-name="P121"><text:a xlink:type="simple" xlink:href="#__RefHeading___Toc3650_3841664055" text:style-name="Index_20_Link" text:visited-style-name="Index_20_Link">Header Block<text:tab/>28</text:a></text:p>
          <text:p text:style-name="P120"><text:a xlink:type="simple" xlink:href="#__RefHeading___Toc5118_4050189347" text:style-name="Index_20_Link" text:visited-style-name="Index_20_Link">Events<text:tab/>28</text:a></text:p>
          <text:p text:style-name="P121"><text:a xlink:type="simple" xlink:href="#__RefHeading___Toc5120_4050189347" text:style-name="Index_20_Link" text:visited-style-name="Index_20_Link">Event: CREATE<text:tab/>28</text:a></text:p>
          <text:p text:style-name="P121"><text:a xlink:type="simple" xlink:href="#__RefHeading___Toc5122_4050189347" text:style-name="Index_20_Link" text:visited-style-name="Index_20_Link">Event: UPDATE<text:tab/>29</text:a></text:p>
          <text:p text:style-name="P121"><text:a xlink:type="simple" xlink:href="#__RefHeading___Toc5124_4050189347" text:style-name="Index_20_Link" text:visited-style-name="Index_20_Link">Event: DELETE<text:tab/>29</text:a></text:p>
          <text:p text:style-name="P120"><text:a xlink:type="simple" xlink:href="#__RefHeading___Toc1560_638916930" text:style-name="Index_20_Link" text:visited-style-name="Index_20_Link">Journal Manager<text:tab/>29</text:a></text:p>
          <text:p text:style-name="P121"><text:a xlink:type="simple" xlink:href="#__RefHeading___Toc1562_638916930" text:style-name="Index_20_Link" text:visited-style-name="Index_20_Link">Events or Tables or Both?<text:tab/>29</text:a></text:p>
          <text:p text:style-name="P121"><text:a xlink:type="simple" xlink:href="#__RefHeading___Toc1681_638916930" text:style-name="Index_20_Link" text:visited-style-name="Index_20_Link">Journal Implementation<text:tab/>30</text:a></text:p>
          <text:p text:style-name="P120"><text:a xlink:type="simple" xlink:href="#__RefHeading___Toc2704_3841664055" text:style-name="Index_20_Link" text:visited-style-name="Index_20_Link">Table Compression Manager<text:tab/>31</text:a></text:p>
          <text:p text:style-name="P121"><text:a xlink:type="simple" xlink:href="#__RefHeading___Toc2706_3841664055" text:style-name="Index_20_Link" text:visited-style-name="Index_20_Link">Compression Mechanism<text:tab/>31</text:a></text:p>
          <text:p text:style-name="P121"><text:a xlink:type="simple" xlink:href="#__RefHeading___Toc2708_3841664055" text:style-name="Index_20_Link" text:visited-style-name="Index_20_Link">CRON Service<text:tab/>31</text:a></text:p>
          <text:p text:style-name="P121"><text:a xlink:type="simple" xlink:href="#__RefHeading___Toc2710_3841664055" text:style-name="Index_20_Link" text:visited-style-name="Index_20_Link">Other <text:span text:style-name="T105">Compression</text:span> Mechanisms<text:tab/>32</text:a></text:p>
        </text:index-body>
      </text:table-of-content>
      <text:p text:style-name="P5"/>
      <text:illustration-index text:style-name="Sect2" text:protected="true" text:name="Table of Figures1">
        <text:illustration-index-source text:caption-sequence-name="Figure" text:caption-sequence-format="text">
          <text:index-title-template text:style-name="Figure_20_Index_20_Heading">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Table of Figures1_Head" text:protected="true">
            <text:p text:style-name="Figure_20_Index_20_Heading">Figures</text:p>
          </text:index-title>
          <text:p text:style-name="P122"><text:a xlink:type="simple" xlink:href="#Figure!0%7Csequence" text:style-name="Index_20_Link" text:visited-style-name="Index_20_Link">Figure 1: Global Architecture of a Prinbee system<text:tab/>2</text:a></text:p>
        </text:index-body>
      </text:illustration-index>
      <text:p text:style-name="P5"/>
      <text:p text:style-name="P5"/>
      <text:p text:style-name="P5"/>
      <text:p text:style-name="P5"/>
      <text:p text:style-name="P5"/>
      <text:p text:style-name="P5"/>
      <text:p text:style-name="P5"><text:soft-page-break/></text:p>
      <text:p text:style-name="P5"/>
      <text:h text:style-name="Heading_20_1" text:outline-level="1" text:is-list-header="true"><text:bookmark-start text:name="__RefHeading___Toc717_3072234412"/>Global Organization <text:span text:style-name="T344">of a Prinbee Cluster</text:span><text:bookmark-end text:name="__RefHeading___Toc717_3072234412"/></text:h>
      <text:p text:style-name="P7"><draw:frame draw:style-name="fr1" draw:name="Frame1" text:anchor-type="char" svg:width="8.5in" draw:z-index="0"><draw:text-box fo:min-height="7.1098in"><text:p text:style-name="P2"><draw:frame draw:style-name="fr3" draw:name="Object1" text:anchor-type="paragraph" svg:width="6.9252in" style:rel-width="100%" svg:height="5.7917in" style:rel-height="scale" draw:z-index="1"><draw:object xlink:href="./Object 1" xlink:type="simple" xlink:show="embed" xlink:actuate="onLoad"/><draw:image xlink:href="./ObjectReplacements/Object 1" xlink:type="simple" xlink:show="embed" xlink:actuate="onLoad"/><svg:desc>OLE-object</svg:desc></draw:frame>Figure <text:sequence text:ref-name="refFigure0" text:name="Figure" text:formula="ooow:Figure+1" style:num-format="1">1</text:sequence>: Global Architecture of a Prinbee system</text:p></draw:text-box></draw:frame><text:sequence-ref text:reference-format="category-and-value" text:ref-name="refFigure0">Figure 1</text:sequence-ref><text:s/><text:span text:style-name="T2">shows the organization of the Prinbee database from the clients (your software) to the tables (managed by the Prinbee library).</text:span></text:p>
      <text:h text:style-name="Heading_20_2" text:outline-level="2"><text:bookmark-start text:name="__RefHeading___Toc1402_3072234412"/><text:soft-page-break/>libprinbee<text:bookmark-end text:name="__RefHeading___Toc1402_3072234412"/></text:h>
      <text:p text:style-name="P8">The libprinbee C++ library includes most of the code that the other elements use to work with the system. <text:span text:style-name="T111">In other words, although most of the parts are described as separate parts, in most likelihood, most of the code is found in this block.</text:span></text:p>
      <text:p text:style-name="P162">The same library is used by clients and servers. This makes it easier to manage and avoid much duplication. It also means any computer with the library can run the client and the server code.</text:p>
      <text:h text:style-name="Heading_20_2" text:outline-level="2"><text:bookmark-start text:name="__RefHeading___Toc13526_1392129547"/>Organization<text:bookmark-end text:name="__RefHeading___Toc13526_1392129547"/></text:h>
      <text:p text:style-name="P163">The Prinbee system is organized in a tree like manner.</text:p>
      <text:p text:style-name="P163">At the top, you have a cluster. The default cluster is named “prinbee.” In most likelihood, you will not need more than one <text:span text:style-name="T345">Prinbee </text:span>cluster <text:span text:style-name="T345">within one Communicator cluster, </text:span>so the default is <text:span text:style-name="T345">most often </text:span>sufficient <text:span text:style-name="T345">(i.e. one application, one Communicator cluster with its very own Prinbee database).</text:span></text:p>
      <text:p text:style-name="P163">Within a cluster, you can create any number of contexts. One context is similar to one database in an SQL environment. Most often, you want to have a single context within a cluster to make sure you can <text:span text:style-name="T346">properly</text:span> control the behavior of each node. Actually, in some cases you may have a single table in a single context <text:span text:style-name="T345">in a single cluster</text:span>.</text:p>
      <text:p text:style-name="P163">Inside a context, you create any number of tables. Note that the schemata of the context is saved in one single file. The more tables, the larger the file and it gets shared with all the clients. Yet, that’s your data and in general you have no real control over the size of your table <text:span text:style-name="T346">definition</text:span>s. To keep them as slim as possible, though, it is best to remove all the unused columns.</text:p>
      <text:p text:style-name="P163">Inside a table, you define columns. <text:span text:style-name="T345">This is also part of the schemata.</text:span></text:p>
      <text:p text:style-name="P164">Data wise, you insert, update, select, and delete it from tables. This a tree organization of one table, a row, and cells within that row. You never read <text:span text:style-name="T346">an</text:span> entire table <text:span text:style-name="T346">all at once</text:span>, but you can have a cursor that represents an entire table.</text:p>
      <text:h text:style-name="P123" text:outline-level="2"><text:bookmark-start text:name="__RefHeading___Toc975_3072234412"/>Clients<text:bookmark-end text:name="__RefHeading___Toc975_3072234412"/></text:h>
      <text:p text:style-name="P9">Clients are expected to connect to the servers using a local Prinbee proxy. This allows for the proxy to handle the actual network connection, which can be complicated since one proxy is likely to connect to many servers.</text:p>
      <text:p text:style-name="P10">As one would expect, you can query the database using the main key (say, a URL representing a page on the Internet). The database also allows for the definition of indexes. These can be queried using values for each column defined in the index being queried.</text:p>
      <text:p text:style-name="P93"><text:span text:style-name="T3">From a Client, the query is handled by the Prinbee library. You create a </text:span><text:span text:style-name="T105">query</text:span><text:span text:style-name="T3"> </text:span><text:span text:style-name="T105">(</text:span><text:span text:style-name="T110">TODO</text:span><text:span text:style-name="T105">: fix name)</text:span><text:span text:style-name="T3"> object, </text:span><text:span text:style-name="T4">add the data required to define the key, define the list of columns you want to retrieve, then send that object to the Client Proxy. Once the Client Proxy </text:span><text:span text:style-name="T62">has</text:span><text:span text:style-name="T4"> the results, it sends a message which translates </text:span><text:span text:style-name="T62">to a </text:span><text:span text:style-name="T4">callback in your client.</text:span></text:p>
      <text:p text:style-name="P11"><text:soft-page-break/>Further, clients have access to administrative functions, such as creating a new table.</text:p>
      <text:h text:style-name="Heading_20_3" text:outline-level="3"><text:bookmark-start text:name="__RefHeading___Toc977_3072234412"/>Client Proxy<text:bookmark-end text:name="__RefHeading___Toc977_3072234412"/></text:h>
      <text:p text:style-name="P67"><text:span text:style-name="T3">The Client Proxy is a helper service allowing clients to have a very minimal amount of work to do. The Client Proxy handles all the necessary work <text:s/>of connecting to servers and also the handling of a </text:span><text:span text:style-name="T5">Client J</text:span><text:span text:style-name="T3">ournal.</text:span></text:p>
      <text:p text:style-name="P68"><text:span text:style-name="T3">The Client Journal is used when a </text:span><text:span text:style-name="T105">write</text:span><text:span text:style-name="T3"> is necessary. This include</text:span><text:span text:style-name="T25">s</text:span><text:span text:style-name="T3"> the SET, UPDATE, INSERT commands. Because the write can always happen later and as a result the data eventually becomes consistent, it allows all writes to happen asynchronously.</text:span></text:p>
      <text:p text:style-name="P68"><text:span text:style-name="T3">Note that the CREATE_TABLE command is synchronous. It has to be able to happen at the time you send the command. Otherwise, future SET, UPDATE, INSERT would fatally fail since the table would not yet exist. It also has to be synchronized between all the servers handling that table. </text:span><text:span text:style-name="T7">Similarly, the UPDATE_TABLE command should be used synchronously. If not, then some SET, UPDATE, INSERT will fail because this or that column is not defined or defined with a different type.</text:span></text:p>
      <text:p text:style-name="P69"><text:span text:style-name="T3">Reads are not added to the journal. They are directly sent to the backend. If anything breaks along the way, then the command returns with an error. Because the data being read may appear in the Client Journal, the command does not absolutely have to check the server for the data. This depends on the settings used to read the data (i.e. if using QUORUM, then it has to check with </text:span><text:span text:style-name="T8">multiple </text:span><text:span text:style-name="T3">servers to make sure a quorum is indeed reached before returning the data, a </text:span><text:span text:style-name="T8">consi</text:span><text:span text:style-name="T9">s</text:span><text:span text:style-name="T8">tency</text:span><text:span text:style-name="T3"> of </text:span><text:span text:style-name="T8">CLIENT_</text:span><text:span text:style-name="T3">ZERO can immediately return the Client Journal data without a round trip to the servers).</text:span></text:p>
      <text:h text:style-name="Heading_20_3" text:outline-level="3"><text:bookmark-start text:name="__RefHeading___Toc1920_2751530110"/>Columns With Large Files<text:bookmark-end text:name="__RefHeading___Toc1920_2751530110"/></text:h>
      <text:p text:style-name="P35">When inserting a large file, we want to:</text:p>
      <text:list text:style-name="L1">
        <text:list-item>
          <text:p text:style-name="P129">Compute the 128 bit Murmur3 checksum on the client,</text:p>
        </text:list-item>
        <text:list-item>
          <text:p text:style-name="P129">Send the Murmur3 checksum to the server,</text:p>
        </text:list-item>
        <text:list-item>
          <text:p text:style-name="P129">Wait for the server to tell us whether t<text:span text:style-name="T317">o</text:span> send the file (i.e. if the server does not already have a copy of the file)</text:p>
        </text:list-item>
        <text:list-item>
          <text:p text:style-name="P129">If the server needs a copy of the file:</text:p>
          <text:list>
            <text:list-item>
              <text:p text:style-name="P129">Compress the file, and</text:p>
            </text:list-item>
            <text:list-item>
              <text:p text:style-name="P129">Send it to the server over the network</text:p>
            </text:list-item>
          </text:list>
        </text:list-item>
      </text:list>
      <text:h text:style-name="Heading_20_3" text:outline-level="3"><text:bookmark-start text:name="__RefHeading___Toc979_3072234412"/>Client Journal<text:bookmark-end text:name="__RefHeading___Toc979_3072234412"/></text:h>
      <text:p text:style-name="P12">The Client Journal is a local file (on the client’s machine), which the Client Proxy manages.</text:p>
      <text:p text:style-name="P69"><text:span text:style-name="T3">The keys appearing in the journal are all remaining available in memory so the proxy can quickly determine whether a GET command </text:span><text:span text:style-name="T6">can be satisfied with that data. If so, the data is locked in the journal until that command returns.</text:span></text:p>
      <text:p text:style-name="P13"><text:soft-page-break/>The Client Journal is expected to remain small <text:span text:style-name="T185">but it can also be used as a local cache so we can use a time to live (TTL) before removing </text:span><text:span text:style-name="T317">the </text:span><text:span text:style-name="T185">data</text:span>. Once <text:span text:style-name="T317">the </text:span>data was sent to the servers and confirmed saved and duplicated <text:span text:style-name="T185">(as in a quorum)</text:span>, then the Client Journal entry is dropped (unless currently locked, in which case it gets dropped when unlocked).</text:p>
      <text:h text:style-name="Heading_20_3" text:outline-level="3"><text:bookmark-start text:name="__RefHeading___Toc981_3072234412"/>Client CLI<text:bookmark-end text:name="__RefHeading___Toc981_3072234412"/></text:h>
      <text:p text:style-name="P14">In order to allow the writing of scripts and also for test purposes while developing the <text:span text:style-name="T315">P</text:span>rinbee system, the CLI allows us to send commands to the Client Proxy.</text:p>
      <text:p text:style-name="P14">All the commands understood by the server can be sent and received by the CLI.</text:p>
      <text:p text:style-name="P55"><text:span text:style-name="T186">Note:</text:span><text:tab/>A write is asynchronous and does not require the CLI to wait for it to complete. A read is also asynchronous, however, since we want to get the result, the command waits for the reply from the client proxy. It uses a timeout to make sure we don’t wait forever.</text:p>
      <text:p text:style-name="P56">The language used in the client CLI is similar to SQL. We call it PBQL to properly distinguish it from SQL or other similar languages. It is not compatible with any other known such languages.</text:p>
      <text:h text:style-name="Heading_20_2" text:outline-level="2"><text:bookmark-start text:name="__RefHeading___Toc1404_3072234412"/>Server<text:bookmark-end text:name="__RefHeading___Toc1404_3072234412"/></text:h>
      <text:p text:style-name="P15">The Prinbee Servers listen for network connections from the Prinbee Client Proxy. It accepts commands <text:span text:style-name="T187">to</text:span> <text:span text:style-name="T187">be </text:span>execute<text:span text:style-name="T187">d</text:span> on the server side.</text:p>
      <text:p text:style-name="P15">The server manages the files with the data (<text:span text:style-name="T187">server side journal, </text:span>schema, rows of data, bloom filters, indexes, <text:span text:style-name="T187">statistics).</text:span></text:p>
      <text:h text:style-name="Heading_20_3" text:outline-level="3"><text:bookmark-start text:name="__RefHeading___Toc1406_3072234412"/>Server Journal<text:bookmark-end text:name="__RefHeading___Toc1406_3072234412"/></text:h>
      <text:p text:style-name="P70"><text:span text:style-name="T3">The Prinbee Server includes a journal. Any data related command received by a server is saved in the journal for </text:span><text:span text:style-name="T105">later</text:span><text:span text:style-name="T3"> processing.</text:span></text:p>
      <text:p text:style-name="P70"><text:span text:style-name="T3">Once data is saved in at least one Server Journal, it can already be considered as present (albeit weakly) in the database. This is </text:span><text:span text:style-name="T26">a </text:span><text:span text:style-name="T9">consistency of</text:span><text:span text:style-name="T3"> ZERO on the server side.</text:span></text:p>
      <text:p text:style-name="P70"><text:span text:style-name="T3">To obtain a QUORUM, you instead need to wait for that journal data to be saved in the tables of at least </text:span><text:span text:style-name="T3"><draw:frame draw:style-name="fr2" draw:name="Object2" text:anchor-type="as-char" svg:y="-0.2437in" svg:width="0.4457in" svg:height="0.3929in" draw:z-index="2"><draw:object xlink:href="./Object 2" xlink:type="simple" xlink:show="embed" xlink:actuate="onLoad"/><draw:image xlink:href="./ObjectReplacements/Object 2" xlink:type="simple" xlink:show="embed" xlink:actuate="onLoad"/></draw:frame></text:span><text:span text:style-name="T3">servers. This is much slower, but way safer (an equivalent to an INSERT in an SQL database).</text:span></text:p>
      <text:p text:style-name="P33">For each step completed, the server sends messages back to the client about the current status defining the current consistency.</text:p>
      <text:h text:style-name="Heading_20_3" text:outline-level="3"><text:bookmark-start text:name="__RefHeading___Toc1880_2751530110"/>Backup Server(s)<text:bookmark-end text:name="__RefHeading___Toc1880_2751530110"/></text:h>
      <text:p text:style-name="P34">Since Prinbee replicates the data, it is easy to create a backup by creating a separate cluster. In this way, <text:span text:style-name="T318">it is </text:span>easy <text:span text:style-name="T318">to</text:span> make sure that all the data is preserved and it also makes it easy to create a new installation from scratch, as long as the backup is available.</text:p>
      <text:p text:style-name="P34"><text:soft-page-break/>The backup is a normal instance in a separate cluster. To make it a backup, rather than a normal data cluster, you want to set it up as <text:span text:style-name="T318">such</text:span>. <text:span text:style-name="T318">This means a </text:span>Prinbee server can connect <text:span text:style-name="T318">and do data replication</text:span>, but front end clients cannot <text:span text:style-name="T318">connect at all</text:span>.</text:p>
      <text:h text:style-name="Heading_20_2" text:outline-level="2"><text:bookmark-start text:name="__RefHeading___Toc5116_4050189347"/>Data Organization<text:bookmark-end text:name="__RefHeading___Toc5116_4050189347"/></text:h>
      <text:p text:style-name="P60">By default, the data is saved in a directory under <text:span text:style-name="T113">/var/lib/prinbee</text:span>.</text:p>
      <text:p text:style-name="P61">The directory includes a <text:span text:style-name="T341">context</text:span> sub-directory where we find tables. Each table is a separate sub-directory. <text:span text:style-name="T321">So the default path to a table looks like this:</text:span></text:p>
      <text:p text:style-name="P228">/var/lib/prinbee/<text:span text:style-name="T341">context</text:span><text:span text:style-name="T321">/&lt;</text:span><text:span text:style-name="T341">context-name&gt;/</text:span><text:span text:style-name="T321">&lt;table-name&gt;/&lt;</text:span><text:span text:style-name="T341">table-data&gt;</text:span></text:p>
      <text:p text:style-name="P161">Note that the <text:span text:style-name="T113">&lt;context-name&gt;</text:span> part may include up to three segments. So two additional sub-directory.</text:p>
      <text:p text:style-name="P60">If you think you <text:span text:style-name="T322">need several</text:span> different databases, then you need to create separate clusters, one per database. How a set of tables is used may be very different between separate clusters and thus easier to deal with if you get slowdowns. Having more than one database on the same set of computers could have dreadful side effects between each database.</text:p>
      <text:p text:style-name="P62"><text:span text:style-name="T186">WARNING:</text:span> each node in your cluster has its own set of tables for its database. That means a table on computer 10.1.2.3 may have the exact same data as the table of the same name on computer 10.3.2.1, but the files are unlikely the same. This is because the order in which things happen on one computer is not guaranteed to be the same on another computer. So keep in mind that you cannot just copy those files between existing computers and expect things to work.</text:p>
      <text:h text:style-name="Heading_20_2" text:outline-level="2"><text:bookmark-start text:name="__RefHeading___Toc1408_3072234412"/>Schema<text:bookmark-end text:name="__RefHeading___Toc1408_3072234412"/></text:h>
      <text:p text:style-name="P131">A table is defined using a schema. This is similar to an SQL database schema with one important flexibility, a Prinbee table accepts to save rows of data with less columns than defined in the schema.</text:p>
      <text:p text:style-name="P131"><text:span text:style-name="T341">Since the schema is shared between all the proxies and clients, we save it all in one file. That allows us to send the entire schema between computers and not worry to have it split between each separate table. This is the SCHM file type.</text:span></text:p>
      <text:p text:style-name="P76"><text:span text:style-name="T102">Note</text:span><text:span text:style-name="T101">:</text:span><text:span text:style-name="T3"><text:tab/></text:span><text:span text:style-name="T26">W</text:span><text:span text:style-name="T3">e </text:span><text:span text:style-name="T100">could</text:span><text:span text:style-name="T3"> also allow the addition of ad-hoc columns; however, these cause tremendous issues long term: if you update your schema to add new columns which name</text:span><text:span text:style-name="T63">s</text:span><text:span text:style-name="T3"> happen to match one of those ad-hoc column</text:span><text:span text:style-name="T100">s</text:span><text:span text:style-name="T3">, we’re in trouble because then the column data may not match the column type, constraints, etc. </text:span><text:span text:style-name="T63">unless we automatically add those ad-hoc columns to the schema, which, at the moment, I think could cause dead lock issues.</text:span></text:p>
      <text:h text:style-name="Heading_20_3" text:outline-level="3"><text:bookmark-start text:name="__RefHeading___Toc1410_3072234412"/>Why a Schema?<text:bookmark-end text:name="__RefHeading___Toc1410_3072234412"/></text:h>
      <text:p text:style-name="P16">It is very easy to make mistakes. The use of a schema allows us to define the type of a column which already reduces the number of errors by a very large percentage. Further, the schema allows us to define:</text:p>
      <text:list text:style-name="L2">
        <text:list-item>
          <text:p text:style-name="P130"><text:soft-page-break/>The name of each column</text:p>
        </text:list-item>
        <text:list-item>
          <text:p text:style-name="P130">The data type of each column</text:p>
        </text:list-item>
        <text:list-item>
          <text:p text:style-name="P130">The data constraint<text:span text:style-name="T341">s</text:span>, if any</text:p>
        </text:list-item>
        <text:list-item>
          <text:p text:style-name="P130">Indexes</text:p>
          <text:list>
            <text:list-item>
              <text:p text:style-name="P130">Columns not part of an index can be saved as part of the row blob; allowing us to <text:span text:style-name="T319">more </text:span>easily compress that data</text:p>
            </text:list-item>
            <text:list-item>
              <text:p text:style-name="P130">Whether a bloomfilter is used (for each specific index)</text:p>
            </text:list-item>
          </text:list>
        </text:list-item>
        <text:list-item>
          <text:p text:style-name="P130">Table replication information (number of replica, <text:span text:style-name="T188">inter-cluster replication</text:span>)</text:p>
        </text:list-item>
        <text:list-item>
          <text:p text:style-name="P130">Table default consistency</text:p>
        </text:list-item>
        <text:list-item>
          <text:p text:style-name="P130">Whether a bloomfilter is used (for the main key)</text:p>
        </text:list-item>
      </text:list>
      <text:h text:style-name="Heading_20_2" text:outline-level="2"><text:bookmark-start text:name="__RefHeading___Toc1412_3072234412"/>Table<text:bookmark-end text:name="__RefHeading___Toc1412_3072234412"/></text:h>
      <text:p text:style-name="P17"><text:span text:style-name="T247">A Prinbee</text:span> table is <text:span text:style-name="T247">a directory with </text:span><text:span text:style-name="T341">data</text:span><text:span text:style-name="T247"> </text:span>files <text:span text:style-name="T341">specific to that table</text:span>. <text:span text:style-name="T290">H</text:span><text:span text:style-name="T247">ere are </text:span><text:span text:style-name="T290">the different</text:span><text:span text:style-name="T247"> types:</text:span></text:p>
      <text:list text:style-name="L3">
        <text:list-item>
          <text:p text:style-name="P132">Indexes—these files are B-trees defining indexes to quickly access the data; the Main Index uses the main key (a <text:span text:style-name="T291">128 bit number generated using murmur3</text:span><text:span text:style-name="T291"><text:note text:id="ftn1" text:note-class="footnote"><text:note-citation>1</text:note-citation><text:note-body><text:p text:style-name="P100">We probably want to consider letting the user tell Prinbee whether to use the key as is or use the murmur3 value. If the key is a fixed size integer with at least 32 bits, it certainly can be used for the purpose of the OID.</text:p></text:note-body></text:note></text:span>) and points to the data location within the Row Files</text:p>
        </text:list-item>
        <text:list-item>
          <text:p text:style-name="P132">Row Files—the rows of data as described by the schema; note that does not include large data and non-indexed fields are saved in one binary blob which may be compressed</text:p>
        </text:list-item>
        <text:list-item>
          <text:p text:style-name="P132">Data Files—large data (images, audio/video, etc.) are saved separately; the row files include the Murmur3 of the file allowing the reader to access the file</text:p>
        </text:list-item>
        <text:list-item>
          <text:p text:style-name="P133">Statistics—a file with various statistics about this table handling</text:p>
        </text:list-item>
        <text:list-item>
          <text:p text:style-name="P133">Bloomfilter—each index can come with a bloomfilter; these are separate since (1) deleting the index means we can delete the filter and (2) like the index, the bloomfilter file grows over time (it could also shrink on a large delete)</text:p>
        </text:list-item>
      </text:list>
      <text:p text:style-name="P17">For data which is small (integers, strings, floating points), we save the data inside the <text:span text:style-name="T247">data </text:span>file<text:span text:style-name="T247">s (Point 3 above)</text:span>.</text:p>
      <text:p text:style-name="P17">For <text:span text:style-name="T261">large </text:span>data (images, audio/<text:span text:style-name="T247">video</text:span> files, <text:span text:style-name="T247">etc.</text:span>), we save the data in a separate file. The name of the file is an identifier (128 bit integer—<text:span text:style-name="T247">M</text:span><text:span text:style-name="T189">urmur3 of the file</text:span>) so files with the same name do not clash in the Prinbee file system <text:span text:style-name="T247">and if the same file is added multiple times, it is saved there only once</text:span>.</text:p>
      <text:p text:style-name="P105">A table file has a header defining the location of various data such as the schema, bloom filters, indexes, etc. This is the file the libprinbee opens first to get all the necessary information about a table. The header is a block of 4Kb. <text:span text:style-name="T188">If more space is required, then another block of 4Kb of data is linked to the previous header.</text:span></text:p>
      <text:p text:style-name="P39"><text:soft-page-break/><text:span text:style-name="T262">The</text:span> table <text:span text:style-name="T262">description is </text:span>a schema definition <text:span text:style-name="T262">found </text:span>in .ini files. This includes <text:span text:style-name="T323">one file per version. The filename is </text:span><text:span text:style-name="T176">table-&lt;version&gt;.ini</text:span><text:span text:style-name="T323"> where </text:span><text:span text:style-name="T176">&lt;version&gt;</text:span><text:span text:style-name="T323"> is a number from 1 to 2^64-1. Older versions are kept so we can always read rows that were created with them. Newer versions may include expressions or scripts that are used to convert old columns to newer ones. This is done in the background until all the old rows get updated as we compress the database. The old versions of the schema can then be removed.</text:span></text:p>
      <text:p text:style-name="P118"><text:span text:style-name="T201">T</text:span><text:span text:style-name="T194">he .ini files include definitions for the table, its columns, indexes, </text:span><text:span text:style-name="T219">and</text:span><text:span text:style-name="T194"> user defined types (also called complex types).</text:span></text:p>
      <text:p text:style-name="P118"><text:span text:style-name="T219">See the </text:span><text:span text:style-name="T234">Schema Definition</text:span><text:span text:style-name="T219"> section for more details about these files.</text:span></text:p>
      <text:h text:style-name="P124" text:outline-level="3"><text:bookmark-start text:name="__RefHeading___Toc2694_3841664055"/>Versioned Rows<text:bookmark-end text:name="__RefHeading___Toc2694_3841664055"/></text:h>
      <text:p text:style-name="P102"><text:span text:style-name="T201">B</text:span><text:span text:style-name="T194">y default, a SET, INSERT, or UPDATE just replaces any existing data. If possible, a SET or UPDATE save the new data at the exact same location in the data file. An INSERT tries to save the data in a </text:span><text:span text:style-name="T217">space large enough as found in a </text:span><text:span text:style-name="T194">free list. If none is large enough, then it saves data at the end of the file.</text:span></text:p>
      <text:p text:style-name="P42">To support audits and other features, Prinbee also offers a way to version a row. Snap! Websites has the ability to handle that feature internally. If a table is marked as versioned, then a SET or UPDATE <text:span text:style-name="T320">work like an INSERT and </text:span>automatically change the row minor version by incrementing it by 1. You may instead specify that you want to update the major version. In that case, the major version gets incremented by 1 and the minor version is set to 0.</text:p>
      <text:p text:style-name="P42">On a SELECT, you can specify which version you want to load. By default you get the latest.</text:p>
      <text:h text:style-name="Heading_20_4" text:outline-level="4">Additional Constraint for Versioned Rows</text:h>
      <text:p text:style-name="P111"><text:span text:style-name="T194">For the SELECT to be able to find the version you want, we have to index all the versions of a row. The System Key Index does that for us using a sub-index capability. The first level is the B-tree allowing you to find the location of the sub-index. Then you search the sub-index by version. The result is an OID as in a </text:span><text:span text:style-name="T237">normal</text:span><text:span text:style-name="T194"> System Key Index.</text:span></text:p>
      <text:h text:style-name="Heading_20_4" text:outline-level="4">Limits on Versioned Rows</text:h>
      <text:p text:style-name="P57">In effect, this means you get a very large number of rows since each time you make an update, you get a new copy of the entire row. With time, this means you could end up with millions of rows under the exact same key. Instead, we want to limit that number pretty drastically. You probably do not need to keep each and every single version of your rows.</text:p>
      <text:p text:style-name="P111"><text:span text:style-name="T233">TBD:</text:span><text:span text:style-name="T194"> how do we limit these? Some ideas would be: (1) allow the SET and UPDATE commands to increment the minor version only if certain columns are updated [i.e. the body of your web page]; (2) allow only a fixed number of older versions—i.e. when creating version 11, delete version 1 automatically; </text:span><text:span text:style-name="T218">(3) if older columns are over a certain age, delete them</text:span><text:span text:style-name="T194">.</text:span></text:p>
      <text:h text:style-name="Heading_20_3" text:outline-level="3"><text:bookmark-start text:name="__RefHeading___Toc2520_3841664055"/><text:span text:style-name="T201">T</text:span><text:span text:style-name="T194">able Compression</text:span><text:bookmark-end text:name="__RefHeading___Toc2520_3841664055"/></text:h>
      <text:p text:style-name="P109"><text:span text:style-name="T201">T</text:span><text:span text:style-name="T194">he data in a Prinbee table, like in Cassandra or Postgres, is generally written at the end of the data file. Old rows are then marked as deleted. This allows for really fast SET, INSERT, </text:span><text:soft-page-break/><text:span text:style-name="T194">and UPDATE commands. However, as a result, the file has many holes (old rows, called tombstone).</text:span></text:p>
      <text:p text:style-name="P58">As a result we need to have a compression mechanism. This allows Prinbee to go through the table it manages and remove old rows by copying newer rows closer to the start of the file or creating a new file.</text:p>
      <text:p text:style-name="P58">The compression mechanism is also used whenever the schema is updated. It allows us to read all the rows and rewrite them using the newest format available.</text:p>
      <text:p text:style-name="P110"><text:span text:style-name="T233">Note:</text:span><text:span text:style-name="T194"><text:tab/>The word Compression is used because it reduces the size of the file necessary to manage the table data. It is not actually using a compressor to shrink the valid data to a smaller size (like one would do with zlib).</text:span></text:p>
      <text:h text:style-name="Heading_20_2" text:outline-level="2"><text:bookmark-start text:name="__RefHeading___Toc1414_3072234412"/><text:span text:style-name="T190">Basics About </text:span>Index<text:span text:style-name="T190">es</text:span><text:bookmark-end text:name="__RefHeading___Toc1414_3072234412"/></text:h>
      <text:p text:style-name="P71"><text:span text:style-name="T3">While working with a system such as Bigtable, you have a very fast key / value data store, which is useful for a cache or objects of a rather large size, but not as a sort of database where things are linked together (i.e. where rows are viewed as objects which can be </text:span><text:span text:style-name="T105">linked</text:span><text:span text:style-name="T3"> together).</text:span></text:p>
      <text:p text:style-name="P71"><text:span text:style-name="T3">Our indexes </text:span><text:span text:style-name="T10">are used to sort</text:span><text:span text:style-name="T3"> </text:span><text:span text:style-name="T10">your rows in </text:span><text:span text:style-name="T106">any</text:span><text:span text:style-name="T106"><text:note text:id="ftn2" text:note-class="footnote"><text:note-citation>2</text:note-citation><text:note-body><text:p text:style-name="P95">The more indexes you add to a table, the slower the SET, <text:span text:style-name="T292">INSERT, UPDATE</text:span> command<text:span text:style-name="T292">s</text:span> become. So “any” is certainly not quite true. We will impose a limit of 100 to start with. More indexes on a single table should never be necessary. (I sure have never seen an SQL table with that many indexes.)</text:p></text:note-body></text:note></text:span><text:span text:style-name="T10"> number of ways</text:span><text:span text:style-name="T3">.</text:span></text:p>
      <text:h text:style-name="Heading_20_3" text:outline-level="3"><text:bookmark-start text:name="__RefHeading___Toc1695_392154024"/>Main Index<text:bookmark-end text:name="__RefHeading___Toc1695_392154024"/></text:h>
      <text:p text:style-name="P22">Your data has to have a main index. This index is sorted by a murmur3 identifier. This allows for better distribution of the data within a cluster of computer. It also means that index is not useful to scan data in a useful order such as the name of a website page. For that, </text:p>
      <text:p text:style-name="P78"><text:span text:style-name="T3">The main index should be what you plan to use the most often to access a row of data. For example, for a website page one would use the path to the page (i.e. “/home”) as the main index key. Prinbee allows for this key, like with any other index, to include any number of columns and even a complex as2js expression </text:span><text:span text:style-name="T27">so only part of column or an equation can be used to generate the index keys</text:span><text:span text:style-name="T3">.</text:span></text:p>
      <text:h text:style-name="Heading_20_3" text:outline-level="3"><text:bookmark-start text:name="__RefHeading___Toc1416_3072234412"/>Expression <text:span text:style-name="T190">Indexe</text:span>s<text:bookmark-end text:name="__RefHeading___Toc1416_3072234412"/></text:h>
      <text:p text:style-name="P73"><text:span text:style-name="T3">To create indexes, the system makes use of </text:span><text:span text:style-name="T27">one or two </text:span><text:span text:style-name="T3">as2js scripts.</text:span></text:p>
      <text:p text:style-name="P23">One script plays the role of the WHERE clause in an SQL database. In other words, it filters the data that appears in the index. If the expression returns true, it appears in the index. If it returns false, it is <text:span text:style-name="T259">not included in that index</text:span>.</text:p>
      <text:p text:style-name="P23">The other script is used to create the index key (similar to the ORDER BY clause in an SQL database). As with the Main Index, it gives you access to all the columns <text:span text:style-name="T260">in your row </text:span>that you can concatenate in <text:span text:style-name="T260">any </text:span>order to create a specific sort order.</text:p>
      <text:p text:style-name="P77"><text:soft-page-break/><text:span text:style-name="T101">TBD:</text:span><text:span text:style-name="T3"> Ascending order is not easily doable for strings. It is easy with numbers, just return the negation (-x).</text:span></text:p>
      <text:h text:style-name="P125" text:outline-level="3"><text:bookmark-start text:name="__RefHeading___Toc1418_3072234412"/>Distributed Indexes<text:bookmark-end text:name="__RefHeading___Toc1418_3072234412"/></text:h>
      <text:p text:style-name="P18">Our indexes are distributed. This means only a section of an index exists on a computer. Each section is saved on a different set of computer<text:span text:style-name="T191">s</text:span> (depending on the index replication factor; since an index <text:span text:style-name="T191">can always</text:span> be rebuilt, replication is a little less important for them, <text:span text:style-name="T292">although loss of nodes must be considered if using a replication factor of 1</text:span>).</text:p>
      <text:p text:style-name="P72"><text:span text:style-name="T3">The concept is fairly simple. Assuming you have N sets of R computers and your index is expected to grow to a size of S elements, each </text:span><text:span text:style-name="T11">set of </text:span><text:span text:style-name="T3">computer</text:span><text:span text:style-name="T11">s</text:span><text:span text:style-name="T3"> has to handle</text:span><text:span text:style-name="T3"><draw:frame draw:style-name="fr2" draw:name="Object3" text:anchor-type="as-char" svg:y="-0.2437in" svg:width="0.2484in" svg:height="0.3929in" draw:z-index="3"><draw:object xlink:href="./Object 3" xlink:type="simple" xlink:show="embed" xlink:actuate="onLoad"/><draw:image xlink:href="./ObjectReplacements/Object 3" xlink:type="simple" xlink:show="embed" xlink:actuate="onLoad"/></draw:frame></text:span><text:span text:style-name="T3">rows. </text:span><text:span text:style-name="T11">However, each computer within a set ends up doing the same work to manage that one index. i.e. it is given the same set of rows and it has to insert them inside its index files the same way as the other computers in that set.</text:span></text:p>
      <text:p text:style-name="P74"><text:span text:style-name="T3">Statistics (see below) are used to manage indexes as they grow. At first, an index may be on a single machine (very small). Once we reach around 10,000 rows, we may want to start replication. Once we are at 100,000 rows, we may want to consider distribution. Note that there is already a </text:span><text:span text:style-name="T105">distribution</text:span><text:span text:style-name="T3"> at work when we save each index defined on a table on a different computer.</text:span></text:p>
      <text:h text:style-name="Heading_20_3" text:outline-level="3"><text:bookmark-start text:name="__RefHeading___Toc1420_3072234412"/>Descending <text:span text:style-name="T112">Order</text:span><text:bookmark-end text:name="__RefHeading___Toc1420_3072234412"/></text:h>
      <text:p text:style-name="P72"><text:span text:style-name="T3">At the moment you cannot create a descending order on columns that cannot easily be inverted. For example, an integer can be inverted doing </text:span><text:span text:style-name="T114">MAX_INT – x</text:span><text:span text:style-name="T3">. However, a string cannot be inverted (not that easily, in part because most strings would then make use of many bytes per character—</text:span><text:span text:style-name="T41">see the UTF-32 character format for details</text:span><text:span text:style-name="T3">).</text:span></text:p>
      <text:p text:style-name="P18">Instead, we expect you to transform your queries so that you can use the results inverted if need be. <text:span text:style-name="T191">i.e. you can scan an index going forward or backward.</text:span></text:p>
      <text:h text:style-name="Heading_20_2" text:outline-level="2"><text:bookmark-start text:name="__RefHeading___Toc1422_3072234412"/>Stats<text:bookmark-end text:name="__RefHeading___Toc1422_3072234412"/></text:h>
      <text:p text:style-name="P18">The database collects information about each instance of the database. This allows for automatic distribution of the data. As your data grows (or shrinks?!) you need more computers. Adding more computers means that the existing data can now be re-arranged to fit less data per computer. This is an important concept because otherwise you would need to create the Prinbee cluster of the right size from day one (or… create a new cluster each time you want to grow and copy the existing cluster to the new cluster, which the stats allow us to do without a full copy).</text:p>
      <text:p text:style-name="P18">The Stats are also used to detect potential issues, bottlenecks, etc. Especially with Indexes. We should be able to detect hot spots and smooth them out by moving the data around as required to reduce such issues.</text:p>
      <text:h text:style-name="Heading_20_2" text:outline-level="2"><text:bookmark-start text:name="__RefHeading___Toc1424_3072234412"/><text:soft-page-break/>Bloom Filters<text:bookmark-end text:name="__RefHeading___Toc1424_3072234412"/></text:h>
      <text:p text:style-name="P19">One way to know whether a row exists in a very large database is to use a bloom filter.</text:p>
      <text:p text:style-name="P19">The idea is fairly simple: you computer N checksums (i.e. such as an MD5 sum) and test that each one of them is represented in the database (the filter is an array of bits; if 0, then that checksum is not a match and the row is not in that table; if 1, then check the next checksum; if all checksums have a 1, then the row may be in the table).</text:p>
      <text:p text:style-name="P74"><text:span text:style-name="T3">This is an incredible optimization </text:span><text:span text:style-name="T28">if you do one write and many reads</text:span><text:span text:style-name="T3">, but it requires a number of bits much larger than the size of the table. So if your table has 100 million rows, the bloom filter needs some 500 million bits (around 60</text:span><text:span text:style-name="T29">M</text:span><text:span text:style-name="T3">b of data)</text:span><text:span text:style-name="T3"><text:note text:id="ftn3" text:note-class="footnote"><text:note-citation>3</text:note-citation><text:note-body><text:p text:style-name="P96">I do not have the exact multiplier. When I tested, I can say that <text:span text:style-name="T192">×5 is probably a good number although when you grow you probably want to account for the speed at which the table grows (possibly using the statistics) and go faster at once if you do not want to have to regenerate the filter too often.</text:span></text:p></text:note-body></text:note></text:span><text:span text:style-name="T3">. Also when just using one bit, the filter can only grow. Deleting a row cannot be reflected in the filter. To allow for deletion, you need to use at least one byte. Instead of a 0 or 1, now you can increment the byte. If the value reaches 255, deletion do not work for that one </text:span><text:span text:style-name="T54">checksum</text:span><text:span text:style-name="T3">, however, it continues to work for others. On a deletion, simply decrement the value unless i</text:span><text:span text:style-name="T54">t</text:span><text:span text:style-name="T3"> already reached 255. This means really large bloom filters are much less likely to need being rebuilt over and over again. However, if the table grows rapidly, the bloom filter needs to grow and that means reloading all the keys and regenerating the millions upon millions of checksums… </text:span><text:span text:style-name="T12">This work</text:span><text:span text:style-name="T28">s well</text:span><text:span text:style-name="T12"> for tables that do not grow </text:span><text:span text:style-name="T28">quickly</text:span><text:span text:style-name="T12">.</text:span></text:p>
      <text:p text:style-name="P79"><text:span text:style-name="T12">T</text:span><text:span text:style-name="T3">he problem with the size is the sharing. i.e. it would be nice to have the bloomfilter data on the client side so the client can test whether a row exists without having to send anything to the server. However, sending 60</text:span><text:span text:style-name="T29">Mb</text:span><text:span text:style-name="T3"> to each client is a lot of data compared to sending one key from the client to the server. Yet, if your servers stay up and running for a long time, sending that many keys could very well result in much more than 60</text:span><text:span text:style-name="T29">Mb</text:span><text:span text:style-name="T3"> of data </text:span><text:span text:style-name="T29">(i.e. one key by itself is 128 bits so it takes </text:span><text:span text:style-name="T108">just</text:span><text:span text:style-name="T29"> 4,000,000 requests to send 60Mb of keys)</text:span><text:span text:style-name="T3">.</text:span></text:p>
      <text:h text:style-name="Heading_20_2" text:outline-level="2"><text:bookmark-start text:name="__RefHeading___Toc1426_3072234412"/><text:span text:style-name="T12">S</text:span><text:span text:style-name="T3">erver CLI</text:span><text:bookmark-end text:name="__RefHeading___Toc1426_3072234412"/></text:h>
      <text:p text:style-name="P20">The Server also comes with a Command Line Interface allowing an administrator to send commands to the Prinbee system.</text:p>
      <text:p text:style-name="P20">This is very much the same as the Client CLI except that the Server CLI bypasses the Client Proxy making it easier to test the server on its own instead of the entire stack.</text:p>
      <text:h text:style-name="Heading_20_1" text:outline-level="1"><text:bookmark-start text:name="__RefHeading___Toc1035_392154024"/>Additional Features<text:bookmark-end text:name="__RefHeading___Toc1035_392154024"/></text:h>
      <text:h text:style-name="Heading_20_2" text:outline-level="2"><text:bookmark-start text:name="__RefHeading___Toc1428_3072234412"/>Links<text:bookmark-end text:name="__RefHeading___Toc1428_3072234412"/></text:h>
      <text:p text:style-name="P75"><text:span text:style-name="T3">The rows in </text:span><text:span text:style-name="T55">some of </text:span><text:span text:style-name="T3">our tables are viewed as objects. Objects can be interlinked in all sorts of ways. For example, in a website, you could have a book like organization where you define a root page which has children. We want to be able to link the root to its children and the children to its parent</text:span><text:span text:style-name="T3"><text:note text:id="ftn4" text:note-class="footnote"><text:note-citation>4</text:note-citation><text:note-body><text:p text:style-name="P3">The parent/child is an easy to understand concept. Note, however, that in a website using a well defined path, there is no need for parent/child links since you can simple tweak the path to find one or the other.</text:p></text:note-body></text:note></text:span><text:span text:style-name="T3">.</text:span></text:p>
      <text:p text:style-name="P75"><text:soft-page-break/><text:span text:style-name="T3">Each row is given an OID (Immutable Object Identifier). When linking objects together, you create a column of type Link and assign the OID of another row (or itself, or do not create the row if you don’t want that link, </text:span><text:span text:style-name="T13">the number 0 can also be used as a “not linked” since an OID cannot be zero</text:span><text:span text:style-name="T3">).</text:span></text:p>
      <text:p text:style-name="P21">The OID is used in an internal B-tree index. All the other indexes have their key and the row OID. In effect the OID defines the location of the row in the file. This gives us a way to regenerate any of the indexes, including the main key index.</text:p>
      <text:h text:style-name="Heading_20_1" text:outline-level="1"><text:bookmark-start text:name="__RefHeading___Toc1037_392154024"/>Implementation Tasks<text:bookmark-end text:name="__RefHeading___Toc1037_392154024"/></text:h>
      <text:h text:style-name="Heading_20_2" text:outline-level="2"><text:bookmark-start text:name="__RefHeading___Toc1039_392154024"/>Schema Manager<text:bookmark-end text:name="__RefHeading___Toc1039_392154024"/></text:h>
      <text:h text:style-name="Heading_20_3" text:outline-level="3"><text:bookmark-start text:name="__RefHeading___Toc1041_392154024"/>Schem<text:span text:style-name="T182">a</text:span> Definition<text:bookmark-end text:name="__RefHeading___Toc1041_392154024"/></text:h>
      <text:p text:style-name="P37"><text:span text:style-name="T285">T</text:span>he schema is broken up in <text:span text:style-name="T285">several</text:span> separate files <text:span text:style-name="T288">per version. One file includes the</text:span> Table, Columns, <text:span text:style-name="T285">User Defined Types (also called complex types), </text:span><text:span text:style-name="T288">and </text:span><text:span text:style-name="T285">Indexes </text:span><text:span text:style-name="T288">definitions for that one version of the table</text:span>.</text:p>
      <text:p text:style-name="P38">The <text:span text:style-name="T113">table-&lt;</text:span><text:span text:style-name="T166">version&gt;</text:span><text:span text:style-name="T113">.</text:span><text:span text:style-name="T165">ini</text:span><text:span text:style-name="T258"> file </text:span>defines <text:span text:style-name="T288">all of the following sections:</text:span></text:p>
      <text:p text:style-name="P38"/>
      <text:p text:style-name="P106">The columns are defined in a separate set of <text:span text:style-name="T113">.ini</text:span> files. <text:span text:style-name="T258">Each file represents a different version of the schema. The filename is defined as </text:span><text:span text:style-name="T165">columns-&lt;version&gt;.ini</text:span><text:span text:style-name="T258">. </text:span><text:span text:style-name="T266">The sections within that filename use names defined as </text:span><text:span text:style-name="T167">[column_&lt;identifier&gt;]</text:span><text:span text:style-name="T266"> where the </text:span><text:span text:style-name="T167">&lt;identifier&gt;</text:span><text:span text:style-name="T266"> part is a number from 1 to 65535. </text:span><text:span text:style-name="T258">It is defined that way to allow conversion from an older schema to the most r</text:span><text:span text:style-name="T265">ec</text:span><text:span text:style-name="T258">ent schema: </text:span><text:span text:style-name="T266">i.e. a row in a table includes the column </text:span><text:span text:style-name="T167">&lt;version&gt;</text:span><text:span text:style-name="T266"> and a list of columns each introduced by their </text:span><text:span text:style-name="T167">&lt;identifier&gt;</text:span><text:span text:style-name="T258">. This is important if we want schema updates to be </text:span><text:span text:style-name="T285">nearly</text:span><text:span text:style-name="T258"> instantaneous (with tables holding hundreds of million of rows, it </text:span><text:span text:style-name="T266">w</text:span><text:span text:style-name="T258">ould take days to update all the columns to the newer schema </text:span><text:span text:style-name="T266">at the time the schema is updated</text:span><text:span text:style-name="T258">, totally stopping </text:span><text:span text:style-name="T266">all </text:span><text:span text:style-name="T258">the </text:span><text:span text:style-name="T266">services </text:span><text:span text:style-name="T258">using that database in the meantime).</text:span></text:p>
      <text:p text:style-name="P107">The User Defined Types (or Complex Types) are defined along the columns. The section name is defined as <text:span text:style-name="T113">[type_&lt;name&gt;]</text:span>. The type is not defined in rows so there is no need for an identifier for those. If column number 123 is of type “abc”, then we can search for <text:span text:style-name="T113">[type_abc]</text:span> and use that information to handle that cell.</text:p>
      <text:p text:style-name="P108">Finally, we have files describing the table indexes. <text:span text:style-name="T285">Contrary to the data tables, indexes are block based and use a B-tree to sort the data they reference. The system index sorts the keys by OID. </text:span><text:span text:style-name="T286">The special case of the sequential index uses an array of OID instead of a B-tree.</text:span></text:p>
      <text:p text:style-name="P86"><text:span text:style-name="T186">WARNING:</text:span><text:tab/>At the moment, th<text:span text:style-name="T258">e</text:span>s<text:span text:style-name="T258">e</text:span> file<text:span text:style-name="T258">s</text:span> <text:span text:style-name="T258">are</text:span> considered to be read-only as far as an administrator is concerned (all the files inside the <text:span text:style-name="T113">/var/lib/prinbee</text:span> directory, really). The interface needs to be used to make changes to the schema to make sure that the change propagates to all <text:span text:style-name="T258">the </text:span>nodes as <text:soft-page-break/>expected. The time it takes to change the schema is the time it takes to inform all the nodes of the new schema. If a node is unresponsive, then the change is still <text:span text:style-name="T347">being </text:span>applied. Once <text:span text:style-name="T258">an unresponsive</text:span> node <text:span text:style-name="T258">re</text:span>connect<text:span text:style-name="T258">s</text:span>, it <text:span text:style-name="T258">is</text:span> given a copy of the latest schema. If both have a newer schema, then the table <text:span text:style-name="T293">is</text:span> locked until the administrator can correct <text:span text:style-name="T347">the</text:span> mismatch<text:note text:id="ftn5" text:note-class="footnote"><text:note-citation>5</text:note-citation><text:note-body><text:p text:style-name="P99">The <text:span text:style-name="T323">two</text:span> way<text:span text:style-name="T323">s</text:span> I currently know of to avoid a mismatch is to <text:span text:style-name="T323">either (1) </text:span>make sure one of the Prinbee nodes is a master <text:span text:style-name="T323">or (2) use a date when the change occurred</text:span>. <text:span text:style-name="T323">In case (1), t</text:span>he schema only changes in the master and propagates from there. <text:span text:style-name="T323">In case (2), there is still a possibility where two changes happen simultaneously, although it is very unlikely</text:span>.</text:p></text:note-body></text:note>.</text:p>
      <text:h text:style-name="Heading_20_4" text:outline-level="4">Section: <text:span text:style-name="T182">[</text:span><text:span text:style-name="T183">t</text:span>able<text:span text:style-name="T182">]</text:span></text:h>
      <text:p text:style-name="P92"><text:span text:style-name="T3">The </text:span><text:span text:style-name="T114">[table]</text:span><text:span text:style-name="T3"> section includes parameters that define </text:span><text:span text:style-name="T14">global parameters </text:span><text:span text:style-name="T22">for the </text:span><text:span text:style-name="T39">t</text:span><text:span text:style-name="T22">a</text:span><text:span text:style-name="T39">bl</text:span><text:span text:style-name="T22">e</text:span><text:span text:style-name="T14">.</text:span></text:p>
      <text:list text:style-name="L4">
        <text:list-item>
          <text:p text:style-name="P165"><text:span text:style-name="T118">name</text:span><text:span text:style-name="T114">=&lt;</text:span><text:span text:style-name="T118">string</text:span><text:span text:style-name="T114">&gt;</text:span><text:span text:style-name="T3"><text:line-break/>Define the n</text:span><text:span text:style-name="T22">a</text:span><text:span text:style-name="T3">me of </text:span><text:span text:style-name="T22">the table</text:span><text:span text:style-name="T3">. </text:span><text:span text:style-name="T22">The name is used to create a directory where the table data is saved, including the schema. The filename of the schema file </text:span><text:span text:style-name="T74">also </text:span><text:span text:style-name="T22">uses the version of the schema </text:span><text:span text:style-name="T74">(</text:span><text:span text:style-name="T145">&lt;name&gt;/table-&lt;version&gt;.ini</text:span><text:span text:style-name="T74">)</text:span><text:span text:style-name="T22">.</text:span></text:p>
        </text:list-item>
        <text:list-item>
          <text:p text:style-name="P167"><text:span text:style-name="T114">description=&lt;string&gt;</text:span><text:span text:style-name="T3"><text:line-break/>Describe what the table is for. Any amount of information can be included. This is just for humans to read.</text:span></text:p>
        </text:list-item>
        <text:list-item>
          <text:p text:style-name="P168"><text:span text:style-name="T114">version=&lt;number&gt;</text:span><text:span text:style-name="T3"><text:line-break/>Define the version of this schema. Each time you make an update, </text:span><text:span text:style-name="T56">the system increments </text:span><text:span text:style-name="T3">this </text:span><text:span text:style-name="T56">number by 1</text:span><text:span text:style-name="T3">. This gives the system a way to handle old rows instead of having to update the entire table each time a new </text:span><text:span text:style-name="T39">schema</text:span><text:span text:style-name="T3"> is applied to a table. The version is handled internally when you push an update to a table </text:span><text:span text:style-name="T64">schema</text:span><text:span text:style-name="T3"><text:note text:id="ftn6" text:note-class="footnote"><text:note-citation>6</text:note-citation><text:note-body><text:p text:style-name="P4">It is possible to reset the version back to 1 when someone truncates the whole table or by running a process which makes sure that all <text:span text:style-name="T256">rows</text:span> are converted to the newest version of the schema.</text:p></text:note-body></text:note></text:span><text:span text:style-name="T3">. </text:span><text:span text:style-name="T58">The number is just a 64 bit unsigned integer (no major/minor numbering scheme).</text:span></text:p>
        </text:list-item>
        <text:list-item>
          <text:p text:style-name="P166"><text:span text:style-name="T114">replication=&lt;count&gt;</text:span><text:span text:style-name="T3"><text:line-break/>Define the number of time the data is replicated (a.k.a. on how many computers the data is copied).<text:line-break/><text:line-break/></text:span><text:span text:style-name="T48">The replication defines the list of keys on each set of nodes. Say you have 100 nodes and a replication factor of 4, you get 100 ÷ 4 = 25 sets each support 1/25</text:span><text:span text:style-name="T289">th</text:span><text:span text:style-name="T48"> of the data. The division is applied to the main key 128 bit number to create 25 groups of (nearly) equal size.<text:line-break/><text:line-break/>When the table </text:span><text:span text:style-name="T64">schema</text:span><text:span text:style-name="T48"> changes, a new computation is done to determine the location of the data using that new version. </text:span><text:span text:style-name="T49">At that point, Read requests </text:span><text:span text:style-name="T64">may be </text:span><text:span text:style-name="T49">sent to new nodes that detect that the data is not available. That Read request is then automatically forwarded to an older version of the table in an attempt to “fix the issue”. Having a process which re-reads all the columns and saves them back, we can move the columns to the right set of nodes and also (in case that changed too) fix the row schema.</text:span></text:p>
        </text:list-item>
        <text:list-item>
          <text:p text:style-name="P204"><text:span text:style-name="T123">model=&lt;model&gt;</text:span><text:span text:style-name="T202"><text:line-break/>Define the type of table:<text:line-break/></text:span><text:soft-page-break/><text:span text:style-name="T202">- content — a table with a lot of reads, writes, updates, deletes<text:line-break/>- data — a table with one write and a lot of reads; this means the data is unlikely to be updated or deleted once written to the database<text:line-break/>- log — a table optimized for writing; many writes, some queries as necessary<text:line-break/>- queue — used for batch jobs: write once, read once, then delete; only use the update command if the batch job fails and we want to try again later<text:line-break/>- sequential — </text:span><text:span text:style-name="T203">a table where all the records have exactly the same size (not too sure how those get used; this means all the columns are required and a row can be accessed by simply using its </text:span><text:span text:style-name="T122">OID × row size</text:span><text:span text:style-name="T202"><text:line-break/>- session — table is written and read about equally and with rows that automatically timeout after </text:span><text:span text:style-name="T204">a </text:span><text:span text:style-name="T203">specific period of </text:span><text:span text:style-name="T202">some time<text:line-break/>- tree — </text:span><text:span text:style-name="T203">(TBD: it should be possible to have an actual index instead of a full table for this purpose) a table used to create a tree referencing data in another table (i.e. a form of index used to organized the pages of a website in a tree like manner)</text:span></text:p>
        </text:list-item>
        <text:list-item>
          <text:p text:style-name="P212"><text:span text:style-name="T122">f</text:span><text:span text:style-name="T114">lags=</text:span><text:span text:style-name="T129">secure</text:span><text:span text:style-name="T114">, </text:span><text:span text:style-name="T129">temporary, </text:span><text:span text:style-name="T132">unlogged, </text:span><text:span text:style-name="T160">translatable</text:span><text:span text:style-name="T194"><text:line-break/>A set of flags defining features of this table. The defined flags are:</text:span></text:p>
          <text:list>
            <text:list-item>
              <text:p text:style-name="P212"><text:span text:style-name="T114">secure</text:span><text:span text:style-name="T194"> — marks the entire table as holding secure data (i.e. a session, a user table</text:span><text:span text:style-name="T194"><text:note text:id="ftn7" text:note-class="footnote"><text:note-citation>7</text:note-citation><text:note-body><text:p text:style-name="P114">The user data can also be protected by using an encryption key. Save the data encrypted and when a user gets deleted, we delete the encryption/decryption key pair. That way there is no direct way of recovering the data, deleted or not.</text:p></text:note-body></text:note></text:span><text:span text:style-name="T194">, etc.) This means data being deleted gets overwritten instead of just marked as unused. See also the encrypt feature of columns.</text:span></text:p>
            </text:list-item>
            <text:list-item>
              <text:p text:style-name="P212"><text:span text:style-name="T114">temporary</text:span><text:span text:style-name="T194"> — (TBD) the table can be used temporarily (I don’t see how this would be used; Prinbee is expected to be used “forever,” contrary to an SQL database which, when you lose the connection, has a clear signal about dropping a temporary table)</text:span></text:p>
            </text:list-item>
            <text:list-item>
              <text:p text:style-name="P213"><text:span text:style-name="T114">unlogged</text:span><text:span text:style-name="T194"> — the table does not use a journal to pre-save incoming data; this saves </text:span><text:span text:style-name="T223">all the intermediate</text:span><text:span text:style-name="T194"> step</text:span><text:span text:style-name="T223">s saving the data until it gets saved in the filename database file;</text:span><text:span text:style-name="T194"> </text:span><text:span text:style-name="T223">it</text:span><text:span text:style-name="T194"> </text:span><text:span text:style-name="T223">is likely to make writes faster but it </text:span><text:span text:style-name="T194">is less safe</text:span></text:p>
            </text:list-item>
            <text:list-item>
              <text:p text:style-name="P214"><text:span text:style-name="T114">translatable</text:span><text:span text:style-name="T194"> — the rows may be defined in multiple languages; this primarily means that the indexing includes a language; this is most often used in unison with the </text:span><text:span text:style-name="T114">versioned_rows</text:span><text:span text:style-name="T194"> parameter</text:span></text:p>
            </text:list-item>
          </text:list>
        </text:list-item>
        <text:list-item>
          <text:p text:style-name="P215"><text:span text:style-name="T114">versioned_</text:span><text:span text:style-name="T130">rows=&lt;maximum number of versions&gt;</text:span><text:span text:style-name="T194"><text:line-break/></text:span><text:span text:style-name="T206">T</text:span><text:span text:style-name="T194">he table supports versioning of </text:span><text:span text:style-name="T206">its data</text:span><text:span text:style-name="T194">. </text:span><text:span text:style-name="T206">T</text:span><text:span text:style-name="T194">his means each row includes a </text:span><text:span text:style-name="T114">major.minor</text:span><text:span text:style-name="T194"> version in its header. </text:span><text:span text:style-name="T206">Version 0.0 is not considered valid (i.e. the null version). Prinbee views major version 0 as a way to define defaults. Versions starting at 1.0 and over are reserved for the user. Each row also has a concept of “current version”. This is the default that gets returned on a GET without a specific version included.</text:span></text:p>
        </text:list-item>
        <text:list-item>
          <text:p text:style-name="P216"><text:span text:style-name="T130">p</text:span><text:span text:style-name="T114">rimary_key=&lt;column_</text:span><text:span text:style-name="T163">id</text:span><text:span text:style-name="T114">&gt;[, &lt;column_</text:span><text:span text:style-name="T163">id</text:span><text:span text:style-name="T114">&gt;[, ... ]]</text:span><text:span text:style-name="T194"><text:line-break/>The table must have a primary key which is a list of columns that are concatenated and transformed in a murmur3 checksum. It is always exactly 128 bits and can easily be used to distribute the data evenly. The only drawback is that the data is not sorted as </text:span><text:soft-page-break/><text:span text:style-name="T194">per the column contents. However, it is possible to use the secondary indexes to sort data as required per your application.</text:span></text:p>
        </text:list-item>
        <text:list-item>
          <text:p text:style-name="P166"><text:span text:style-name="T114">bloomfilter=&lt;parameters&gt;</text:span><text:span text:style-name="T114"><text:note text:id="ftn8" text:note-class="footnote"><text:note-citation>8</text:note-citation><text:note-body><text:p text:style-name="P98">My tests with the bloomfilter capability worked as expected. It’s definitely a functional algorithm. However, the size of a bloomfilter is proportional to the number of keys in your database and as a result I’m not really convinced that it is going to help that much because it’s going to be so large that it is risky to expect each client to have a copy of each bloomfilter for each table they may access. Further, the prinbee system is to offer indexes which means one bloomfilter per index. That start<text:span text:style-name="T264">s</text:span> to represent a really <text:span text:style-name="T332">large </text:span>amount of <text:span text:style-name="T332">data</text:span> to maintain.</text:p></text:note-body></text:note></text:span><text:span text:style-name="T3"><text:line-break/>Define a set of parameters to manage the main key bloom filter. The main key is the one used in the </text:span><text:span text:style-name="T15">main table. Indexes can have their own bloom filter definition. </text:span><text:span text:style-name="T75">[TBD: we probably want to have an [index::0] with definitions for the default/primary index instead of separate parameters as this one...</text:span><text:span text:style-name="T76">]</text:span></text:p>
        </text:list-item>
        <text:list-item>
          <text:p text:style-name="P171"><text:span text:style-name="T127">b</text:span><text:span text:style-name="T114">lob_limit=&lt;byte size&gt;</text:span><text:span text:style-name="T3"><text:line-break/>Columns not referenced in any index are aggregated in the </text:span><text:span text:style-name="T105">row blob</text:span><text:span text:style-name="T3">. This is a compress-able buffer of data in that row. The aggregation and compression are transparent to the end user. </text:span><text:span text:style-name="T59">Blobs larger than this limit get compressed. </text:span><text:span text:style-name="T76">The limit can be set to 0, in which case no column gets moved to a blob.</text:span></text:p>
        </text:list-item>
        <text:list-item>
          <text:p text:style-name="P171"><text:span text:style-name="T127">b</text:span><text:span text:style-name="T114">lob_compressor=&lt;name&gt; &lt;</text:span><text:span text:style-name="T131">arg1&gt; &lt;arg2&gt; … &lt;argN&gt;</text:span><text:span text:style-name="T3"><text:line-break/>The blob in a row can end up being pretty large. This compression method is used when the size of a blob is equal or larger than </text:span><text:span text:style-name="T141">blob</text:span><text:span text:style-name="T114">_limit</text:span><text:span text:style-name="T3">. </text:span><text:span text:style-name="T78">The input will be sent to the compressor stdin and the resulting data must come out in stdout. </text:span><text:span text:style-name="T79">The default is </text:span><text:span text:style-name="T146">xz -z -c -9 -e</text:span><text:span text:style-name="T79">.</text:span></text:p>
        </text:list-item>
        <text:list-item>
          <text:p text:style-name="P174"><text:span text:style-name="T114">blob_decompressor=&lt;name&gt; &lt;arg1&gt; &lt;arg2&gt; … &lt;argN&gt;</text:span><text:span text:style-name="T3"><text:line-break/></text:span><text:span text:style-name="T77">The blob in a row gets compressed with the </text:span><text:span text:style-name="T141">blob_compressor</text:span><text:span text:style-name="T77"> whenever the size of the blob is </text:span><text:span text:style-name="T141">blob_limit</text:span><text:span text:style-name="T77"> or more. This command is used for the opposite to decompress the blob. </text:span><text:span text:style-name="T78">The compressed input is sent through stdin and the decompressed data is expected to come out through stdout. </text:span><text:span text:style-name="T79">The default is </text:span><text:span text:style-name="T146">unxz -d -c</text:span><text:span text:style-name="T79">.</text:span></text:p>
        </text:list-item>
        <text:list-item>
          <text:p text:style-name="P171"><text:span text:style-name="T127">i</text:span><text:span text:style-name="T114">nline_limit=&lt;byte size&gt;</text:span><text:span text:style-name="T3"><text:line-break/>Whether to save a blob or file (attachment) inline or in an external file. Having really large data within the main data table can cause all sorts of detrimental issues. This parameter defines the maximum size of such an element. If the element is larger, then it gets saved in a separate file.</text:span></text:p>
        </text:list-item>
        <text:list-item>
          <text:p text:style-name="P171"><text:span text:style-name="T114">external_file_compressor=&lt;name&gt; &lt;</text:span><text:span text:style-name="T133">arg1&gt; &lt;arg2&gt; … &lt;argN&gt;</text:span><text:span text:style-name="T3"><text:line-break/>When saving data to an external file, you may want that data to be compressed by a compressor such as gzip. This indicates the default compressor. A column definition can override this parameter (TBD).</text:span></text:p>
        </text:list-item>
        <text:list-item>
          <text:p text:style-name="P175"><text:span text:style-name="T114">extern</text:span><text:span text:style-name="T133">al</text:span><text:span text:style-name="T114">_file_compressor_filter=&lt;patterns&gt;</text:span><text:span text:style-name="T3"><text:line-break/>If a file is to be saved in a separate file, it can be compressed using the </text:span><text:span text:style-name="T114">external_file_compressor</text:span><text:span text:style-name="T3">. However, certain type of files are already compressed, such as a JPEG image. This filter is used to know whether a file is already considered compressed and avoid the compression step altogether.</text:span></text:p>
        </text:list-item>
      </text:list>
      <text:h text:style-name="P128" text:outline-level="4"><text:soft-page-break/>Section: [<text:span text:style-name="T257">column::</text:span>&lt;<text:span text:style-name="T263">id</text:span><text:span text:style-name="T331">entifier</text:span><text:span text:style-name="T184">&gt;</text:span>]</text:h>
      <text:p text:style-name="P87"><text:span text:style-name="T3">Th</text:span><text:span text:style-name="T15">e column</text:span><text:span text:style-name="T3"> section</text:span><text:span text:style-name="T40">s</text:span><text:span text:style-name="T3"> include parameters defin</text:span><text:span text:style-name="T15">ing the column name, type, etc</text:span><text:span text:style-name="T3">. </text:span><text:span text:style-name="T15">The name and the <text:s/>type are mandatory. The other fields are currently optional. Also, the name cannot be an empty string </text:span><text:span text:style-name="T42">and also has restriction to which characters can be used</text:span><text:span text:style-name="T15">.</text:span></text:p>
      <text:p text:style-name="P88"><text:span text:style-name="T15">T</text:span><text:span text:style-name="T3">he name of the section is “column::” followed by the column identifier. The identifier is a number from 1 to 65535. 0 is viewed as a “null column” so is not a valid column identifier. </text:span><text:span text:style-name="T66">Once a column is assigned an identifier, it never changes. This allows you to rename a column without the need to change anything in the database file. </text:span><text:span text:style-name="T67">However, scripts that referenced the old name will fail unless properly updated</text:span><text:span text:style-name="T67"><text:note text:id="ftn9" text:note-class="footnote"><text:note-citation>9</text:note-citation><text:note-body><text:p text:style-name="P116">At the moment, we do not have a way to check as2js scripts to see what column name are being used. A later version may be capable of detecting such (but the dynamism of the language makes this rather complicated).</text:p></text:note-body></text:note></text:span><text:span text:style-name="T67">.</text:span></text:p>
      <text:list text:style-name="L5">
        <text:list-item>
          <text:p text:style-name="P176"><text:span text:style-name="T114">name=&lt;non-empty string&gt;</text:span><text:span text:style-name="T3"> </text:span><text:span text:style-name="T16">(REQUIRED)</text:span><text:span text:style-name="T3"><text:line-break/>Each column must have a name. Although a row is not required to include a column, a column definition is required to add said column </text:span><text:span text:style-name="T16">to a row. The data needs to match the type, pass the constraint filters, etc. The name must match </text:span><text:span text:style-name="T115">[_a-zA-Z][_a-zA-Z0-9]*</text:span><text:span text:style-name="T16"> (TBD: we may want to force a name of at least 2 characters and avoid starting/ending/double underscores)</text:span></text:p>
        </text:list-item>
        <text:list-item>
          <text:p text:style-name="P177"><text:span text:style-name="T114">type=&lt;column data type&gt;</text:span><text:span text:style-name="T3"> (REQUIRED)<text:line-break/>The data one can set in a column must be defined here. This allows us to do many things such as display the value to the user, </text:span><text:span text:style-name="T17">parse a string back to the value</text:span><text:span text:style-name="T3">, convert to a different type, </text:span><text:span text:style-name="T17">etc</text:span><text:span text:style-name="T3">.</text:span></text:p>
          <text:list>
            <text:list-item>
              <text:p text:style-name="P178"><text:span text:style-name="T114">boolean</text:span><text:span text:style-name="T3"> — one bit </text:span><text:span text:style-name="T39">unsigned</text:span><text:span text:style-name="T3"> </text:span><text:span text:style-name="T105">integer</text:span></text:p>
            </text:list-item>
            <text:list-item>
              <text:p text:style-name="P178"><text:span text:style-name="T114">uint8</text:span><text:span text:style-name="T3"> — unsigned 8 bit integer</text:span></text:p>
            </text:list-item>
            <text:list-item>
              <text:p text:style-name="P178"><text:span text:style-name="T114">int8</text:span><text:span text:style-name="T3"> — signed 8 bit integer</text:span></text:p>
            </text:list-item>
            <text:list-item>
              <text:p text:style-name="P178"><text:span text:style-name="T114">uin16</text:span><text:span text:style-name="T3"> — unsigned 16 bit integer</text:span></text:p>
            </text:list-item>
            <text:list-item>
              <text:p text:style-name="P178"><text:span text:style-name="T114">int16</text:span><text:span text:style-name="T3"> — signed 16 bit integer</text:span></text:p>
            </text:list-item>
            <text:list-item>
              <text:p text:style-name="P178"><text:span text:style-name="T114">uint32</text:span><text:span text:style-name="T3"> — unsigned 32 bit integer</text:span></text:p>
            </text:list-item>
            <text:list-item>
              <text:p text:style-name="P178"><text:span text:style-name="T114">int32</text:span><text:span text:style-name="T3"> — signed 32 bit integer</text:span></text:p>
            </text:list-item>
            <text:list-item>
              <text:p text:style-name="P178"><text:span text:style-name="T114">uint64</text:span><text:span text:style-name="T3"> — unsigned 64 bit integer</text:span></text:p>
            </text:list-item>
            <text:list-item>
              <text:p text:style-name="P178"><text:span text:style-name="T114">int64</text:span><text:span text:style-name="T3"> — signed 64 bit integer</text:span></text:p>
            </text:list-item>
            <text:list-item>
              <text:p text:style-name="P178"><text:span text:style-name="T114">uint128</text:span><text:span text:style-name="T3"> — unsigned 128 bit integer</text:span></text:p>
            </text:list-item>
            <text:list-item>
              <text:p text:style-name="P178"><text:span text:style-name="T114">int128</text:span><text:span text:style-name="T3"> — signed 128 bit integer</text:span></text:p>
            </text:list-item>
            <text:list-item>
              <text:p text:style-name="P178"><text:span text:style-name="T114">uint256</text:span><text:span text:style-name="T3"> — unsigned 256 bit integer</text:span></text:p>
            </text:list-item>
            <text:list-item>
              <text:p text:style-name="P178"><text:span text:style-name="T114">int256</text:span><text:span text:style-name="T3"> — signed 256 bit integer</text:span></text:p>
            </text:list-item>
            <text:list-item>
              <text:p text:style-name="P178"><text:span text:style-name="T114">uint512</text:span><text:span text:style-name="T3"> — unsigned 512 bit integer</text:span></text:p>
            </text:list-item>
            <text:list-item>
              <text:p text:style-name="P178"><text:soft-page-break/><text:span text:style-name="T114">int512</text:span><text:span text:style-name="T3"> — signed 512 bit integer</text:span></text:p>
            </text:list-item>
            <text:list-item>
              <text:p text:style-name="P178"><text:span text:style-name="T114">float16</text:span><text:span text:style-name="T3"> — 16 bit floating point</text:span></text:p>
            </text:list-item>
            <text:list-item>
              <text:p text:style-name="P178"><text:span text:style-name="T114">float32</text:span><text:span text:style-name="T3"> — 32 bit floating point</text:span></text:p>
            </text:list-item>
            <text:list-item>
              <text:p text:style-name="P178"><text:span text:style-name="T114">float64</text:span><text:span text:style-name="T3"> — 64 bit floating point</text:span></text:p>
            </text:list-item>
            <text:list-item>
              <text:p text:style-name="P178"><text:span text:style-name="T114">float80</text:span><text:span text:style-name="T3"> — 80 bit floating point (long double in C++ on Intel processors)</text:span></text:p>
            </text:list-item>
            <text:list-item>
              <text:p text:style-name="P180"><text:span text:style-name="T114">char</text:span><text:span text:style-name="T3"> — one UTF-8 character, always uses 3 bytes</text:span></text:p>
            </text:list-item>
            <text:list-item>
              <text:p text:style-name="P178"><text:span text:style-name="T114">text</text:span><text:span text:style-name="T3"> — a UTF-8 string; </text:span><text:span text:style-name="T24">this type makes use of a dynamic length</text:span></text:p>
            </text:list-item>
            <text:list-item>
              <text:p text:style-name="P181"><text:span text:style-name="T114">date</text:span><text:span text:style-name="T3"> — a date and time (128 bits </text:span><text:span text:style-name="T19">with</text:span><text:span text:style-name="T3"> nanoseconds; </text:span><text:span text:style-name="T19">a timespec</text:span><text:span text:style-name="T3">)</text:span></text:p>
            </text:list-item>
            <text:list-item>
              <text:p text:style-name="P182"><text:span text:style-name="T114">timezone</text:span><text:span text:style-name="T3"> — a </text:span><text:a xlink:type="simple" xlink:href="https://en.wikipedia.org/wiki/List_of_tz_database_time_zones" text:style-name="Internet_20_link" text:visited-style-name="Visited_20_Internet_20_Link"><text:span text:style-name="T3">IANA timezone</text:span></text:a><text:span text:style-name="T3"> name saved as a </text:span><text:span text:style-name="T20">uint16</text:span><text:span text:style-name="T3"> enum </text:span><text:span text:style-name="T20">(look at assigning a number when we compile and allow for dynamic updates; we need a </text:span><text:span text:style-name="T21">global </text:span><text:span text:style-name="T20">table to manage that data; </text:span><text:span text:style-name="T21">maybe rely on fluid-settings or snaprfs to automatically get it on all computers</text:span><text:span text:style-name="T20">)</text:span></text:p>
            </text:list-item>
            <text:list-item>
              <text:p text:style-name="P183"><text:span text:style-name="T114">uuid</text:span><text:span text:style-name="T3"> — a 128 bit number specifically representing a UUID</text:span></text:p>
            </text:list-item>
            <text:list-item>
              <text:p text:style-name="P184"><text:span text:style-name="T269">enum</text:span><text:span text:style-name="T272"> — a number in the rows, a set of strings </text:span><text:span text:style-name="T273">(names) </text:span><text:span text:style-name="T272">in the schema; </text:span><text:span text:style-name="T274">this type makes use of a </text:span><text:span text:style-name="T270">uint16_</text:span><text:span text:style-name="T271">t</text:span><text:span text:style-name="T275"> integer (i.e. the enum is limited to 65536 values)</text:span><text:span text:style-name="T30"> </text:span><text:span text:style-name="T109">[This is a </text:span><text:span text:style-name="T177">&lt;user-type&gt;</text:span><text:span text:style-name="T109"> so it would use that name, not “enum”]</text:span></text:p>
            </text:list-item>
            <text:list-item>
              <text:p text:style-name="P185"><text:span text:style-name="T114">blob</text:span><text:span text:style-name="T3"> — a BRS buffer; this supports any type of C++ value, including arrays and maps; </text:span><text:span text:style-name="T65">blobs cannot participate in indexing a row</text:span></text:p>
            </text:list-item>
            <text:list-item>
              <text:p text:style-name="P186"><text:span text:style-name="T114">email</text:span><text:span text:style-name="T3"> — an email address as defined by libtld</text:span></text:p>
            </text:list-item>
            <text:list-item>
              <text:p text:style-name="P186"><text:span text:style-name="T114">ip_address</text:span><text:span text:style-name="T3"> — an IP address as supported by libaddr</text:span></text:p>
            </text:list-item>
            <text:list-item>
              <text:p text:style-name="P186"><text:span text:style-name="T114">&lt;</text:span><text:span text:style-name="T142">user-type&gt;</text:span><text:span text:style-name="T65"> — the name of a user type</text:span></text:p>
            </text:list-item>
          </text:list>
        </text:list-item>
        <text:list-item>
          <text:p text:style-name="P187"><text:span text:style-name="T114">default_value=&lt;value&gt;</text:span><text:span text:style-name="T3"><text:line-break/>Define the default value. Note that if a default value is defined, then the column does not need to be defined even if </text:span><text:span text:style-name="T147">flags</text:span><text:span text:style-name="T114">=</text:span><text:span text:style-name="T147">requir</text:span><text:span text:style-name="T114">e</text:span><text:span text:style-name="T147">d</text:span><text:span text:style-name="T3"> </text:span><text:span text:style-name="T82">is defined.</text:span><text:span text:style-name="T3"> The system simpl</text:span><text:span text:style-name="T38">y</text:span><text:span text:style-name="T3"> returns the default in that case. Also, if the current value is equal to the default, we do not need to save the column </text:span><text:span text:style-name="T51">on disk</text:span><text:span text:style-name="T3">.</text:span></text:p>
        </text:list-item>
        <text:list-item>
          <text:p text:style-name="P190"><text:span text:style-name="T114">default_value_script=&lt;as2js expression&gt;</text:span><text:span text:style-name="T3"><text:line-break/>Define the default value using a script. This is useful if the default is a random value or based on some data determine at the time the column is set. For example, this can be used to create a column with the current date. Like the </text:span><text:span text:style-name="T114">default_value</text:span><text:span text:style-name="T3"> column, this definition</text:span><text:span text:style-name="T60">s</text:span><text:span text:style-name="T3"> allow for </text:span><text:span text:style-name="T114">null=false</text:span><text:span text:style-name="T3"> and no user input. However, the value gets saved since the expression could return a different value later on.<text:line-break/><text:line-break/></text:span><text:span text:style-name="T52">The </text:span><text:span text:style-name="T128">default_value</text:span><text:span text:style-name="T52"> and </text:span><text:span text:style-name="T128">default_value_script</text:span><text:span text:style-name="T52"> are mutually exclusive. You can only use one of them (or none).</text:span></text:p>
        </text:list-item>
        <text:list-item>
          <text:p text:style-name="P188"><text:span text:style-name="T121">flags</text:span><text:span text:style-name="T114">=</text:span><text:span text:style-name="T121">hidden, </text:span><text:span text:style-name="T147">limited, required, </text:span><text:span text:style-name="T121">versioned</text:span></text:p>
          <text:list>
            <text:list-item>
              <text:p text:style-name="P189"><text:soft-page-break/><text:span text:style-name="T147">blob</text:span><text:span text:style-name="T3"><text:line-break/></text:span><text:span text:style-name="T82">Forcibly add </text:span><text:span text:style-name="T3">the column </text:span><text:span text:style-name="T82">to the blob</text:span><text:span text:style-name="T57">. </text:span><text:span text:style-name="T82">By default, columns are automatically added to the blob section when not defined in an index.</text:span></text:p>
            </text:list-item>
            <text:list-item>
              <text:p text:style-name="P189"><text:span text:style-name="T121">hidden</text:span><text:span text:style-name="T3"><text:line-break/>Define whether the column is </text:span><text:span text:style-name="T57">visible or </text:span><text:span text:style-name="T3">hidden. If </text:span><text:span text:style-name="T57">hidden</text:span><text:span text:style-name="T3">, then the column is not automatically returned on a </text:span><text:span text:style-name="T121">SELECT * ...</text:span><text:span text:style-name="T3">. The client must specify the name of the column to retrieve said column’s value. </text:span><text:span text:style-name="T57">By default columns are visible.</text:span></text:p>
            </text:list-item>
            <text:list-item>
              <text:p text:style-name="P191"><text:span text:style-name="T147">limited</text:span><text:span text:style-name="T80"><text:line-break/></text:span><text:span text:style-name="T82">A limited row can be really large so it does not get displayed in full by default.</text:span></text:p>
            </text:list-item>
            <text:list-item>
              <text:p text:style-name="P192"><text:span text:style-name="T114">required</text:span><text:span text:style-name="T3"><text:line-break/>The row is required meaning that it cannot be NULL.</text:span><text:span text:style-name="T17"> </text:span><text:span text:style-name="T3">Note that if it has a default value, then this flag does not really have any effect since the default is used if the user does not define a specific value for the column.</text:span></text:p>
            </text:list-item>
            <text:list-item>
              <text:p text:style-name="P191"><text:span text:style-name="T114">versioned</text:span><text:span text:style-name="T3"><text:line-break/>Define whether this column is versioned. If it changes on a SET or an UPDATE, then a new version of the row is created. By default columns are considered to be in overwrit</text:span><text:span text:style-name="T99">t</text:span><text:span text:style-name="T3">e</text:span><text:span text:style-name="T99">n</text:span><text:span text:style-name="T3"> mode </text:span><text:span text:style-name="T81">which means a</text:span><text:span text:style-name="T80"> SET or UPDATE </text:span><text:span text:style-name="T81">does not create a new row</text:span><text:span text:style-name="T80">.</text:span></text:p>
            </text:list-item>
          </text:list>
        </text:list-item>
        <text:list-item>
          <text:p text:style-name="P187"><text:span text:style-name="T114">validation_script=&lt;</text:span><text:span text:style-name="T116">as2js expression&gt;</text:span><text:span text:style-name="T18"><text:line-break/>When doing a SET, INSERT, UPDATE, the data is validated using this script. If no script is specified, then any value of the specified type is accepted. The script must have an external variable named </text:span><text:span text:style-name="T116">value</text:span><text:span text:style-name="T18"> to be considered valid. </text:span><text:span text:style-name="T23">It</text:span><text:span text:style-name="T18"> may also have other variables </text:span><text:span text:style-name="T23">as defined below. The script is compiled once at the time the schema is handed to Prinbee</text:span><text:span text:style-name="T23"><text:note text:id="ftn10" text:note-class="footnote"><text:note-citation>10</text:note-citation><text:note-body><text:p text:style-name="P4">If the as2js library version changes, then we want to recompile all the scripts in case a fix was applied that makes the compiled script more secure, faster, actually correct, etc.</text:p></text:note-body></text:note></text:span><text:span text:style-name="T23">. It gets loaded once when first necessary and </text:span><text:span text:style-name="T50">is likely to</text:span><text:span text:style-name="T23"> remains in </text:span><text:span text:style-name="T50">the Prinbee </text:span><text:span text:style-name="T23">memory </text:span><text:span text:style-name="T50">cache</text:span><text:span text:style-name="T23">.<text:line-break/><text:line-break/></text:span><text:span text:style-name="T103">IMPORTANT NOTE:</text:span><text:span text:style-name="T50"> if changing the validation script between versions, an existing value may now be found as being incorrect. (TBD: the process updating the database will save the old “invalid” value in the new row and send a message to the user application to notify it of an issue—or maybe we should allow for another as2js script which would be expected to fix the value?)</text:span></text:p>
          <text:list>
            <text:list-item>
              <text:p text:style-name="P193"><text:span text:style-name="T114">value</text:span><text:span text:style-name="T3"> — the value of the cell being sent to the database</text:span></text:p>
            </text:list-item>
            <text:list-item>
              <text:p text:style-name="P179"><text:span text:style-name="T119">name</text:span><text:span text:style-name="T3"> — the </text:span><text:span text:style-name="T31">name of this column</text:span><text:span text:style-name="T3">.</text:span></text:p>
            </text:list-item>
            <text:list-item>
              <text:p text:style-name="P178"><text:span text:style-name="T117">message_timestamp</text:span><text:span text:style-name="T3"> — the Unix time at the time the message (SET, INSERT, UPDATE) was created.</text:span></text:p>
            </text:list-item>
            <text:list-item>
              <text:p text:style-name="P194"><text:span text:style-name="T114">enum { … }</text:span><text:span text:style-name="T3"> — if the value is an enum, it get</text:span><text:span text:style-name="T30">s</text:span><text:span text:style-name="T3"> defined at the start of the script.</text:span></text:p>
            </text:list-item>
            <text:list-item>
              <text:p text:style-name="P195"><text:span text:style-name="T114">row</text:span><text:span text:style-name="T3"> — object with all the columns defined in the message.</text:span></text:p>
            </text:list-item>
          </text:list>
        </text:list-item>
        <text:list-item>
          <text:p text:style-name="P196"><text:span text:style-name="T114">minimum_</text:span><text:span text:style-name="T148">valu</text:span><text:span text:style-name="T114">e</text:span><text:span text:style-name="T3"> — </text:span><text:span text:style-name="T22">a simple constraint we can enforce without the need for a validation script; this </text:span><text:span text:style-name="T84">cannot currently be used against user defined types</text:span><text:span text:style-name="T22">.</text:span></text:p>
        </text:list-item>
        <text:list-item>
          <text:p text:style-name="P169"><text:soft-page-break/><text:span text:style-name="T114">maximum_</text:span><text:span text:style-name="T148">valu</text:span><text:span text:style-name="T114">e</text:span><text:span text:style-name="T3"> — a simple constraint we can enforce without the need for a validation script; this </text:span><text:span text:style-name="T84">cannot currently be used against user defined types</text:span><text:span text:style-name="T3">.</text:span></text:p>
        </text:list-item>
        <text:list-item>
          <text:p text:style-name="P197"><text:span text:style-name="T114">minimum_size</text:span><text:span text:style-name="T3"> — </text:span><text:span text:style-name="T22">a simple constraint we can enforce without the need for a validation script; this is only useful for types that have a varying length (</text:span><text:span text:style-name="T118">text</text:span><text:span text:style-name="T22">, </text:span><text:span text:style-name="T118">array</text:span><text:span text:style-name="T118"><text:note text:id="ftn11" text:note-class="footnote"><text:note-citation>11</text:note-citation><text:note-body><text:p text:style-name="P115">At the moment we do not support arrays, but one day...</text:p></text:note-body></text:note></text:span><text:span text:style-name="T22">).</text:span></text:p>
        </text:list-item>
        <text:list-item>
          <text:p text:style-name="P169"><text:span text:style-name="T114">maximum_size</text:span><text:span text:style-name="T3"> — a simple constraint we can enforce without the need for a validation script; this is only useful for types that have a varying length (</text:span><text:span text:style-name="T114">text</text:span><text:span text:style-name="T3">, </text:span><text:span text:style-name="T114">array</text:span><text:span text:style-name="T114"><text:note text:id="ftn12" text:note-class="footnote"><text:note-citation>12</text:note-citation><text:note-body><text:p text:style-name="P115">At the moment we do not support arrays, but one day...</text:p></text:note-body></text:note></text:span><text:span text:style-name="T3">). </text:span><text:span text:style-name="T84">For text, it uses the number of characters, so the buffer may be larger than this size.</text:span></text:p>
        </text:list-item>
        <text:list-item>
          <text:p text:style-name="P170"><text:span text:style-name="T120">description</text:span><text:span text:style-name="T3"> — a description of the column; the system does not use that data for anything other than display </text:span><text:span text:style-name="T43">information </text:span><text:span text:style-name="T3">about the column </text:span><text:span text:style-name="T43">to end users</text:span><text:span text:style-name="T3">.</text:span></text:p>
        </text:list-item>
        <text:list-item>
          <text:p text:style-name="P198"><text:span text:style-name="T114">conversion</text:span><text:span text:style-name="T3"> — when making a schema update </text:span><text:span text:style-name="T32">including a change of data type to a column</text:span><text:span text:style-name="T3">, </text:span><text:span text:style-name="T32">you need to create a new column and a conversion</text:span><text:span text:style-name="T3">. </text:span><text:span text:style-name="T32">The conversion can be set to “auto,” in which case it gets done internally with a default conversion function. Otherwise this is a</text:span><text:span text:style-name="T43">n as2js</text:span><text:span text:style-name="T32"> script called to convert the input value in the new data type.</text:span></text:p>
        </text:list-item>
        <text:list-item>
          <text:p text:style-name="P199"><text:span text:style-name="T161">e</text:span><text:span text:style-name="T114">ncrypt</text:span><text:span text:style-name="T3"> — name of an encryption key, if defined, then that column gets encrypted before it gets saved on disk; </text:span><text:span text:style-name="T83">encrypted columns cannot appear in an index.</text:span></text:p>
        </text:list-item>
        <text:list-item>
          <text:p text:style-name="P200"><text:span text:style-name="T162">e</text:span><text:span text:style-name="T114">xternal_size</text:span><text:span text:style-name="T3"> — size at which point </text:span><text:span text:style-name="T85">the data of </text:span><text:span text:style-name="T3">a column </text:span><text:span text:style-name="T85">get</text:span><text:span text:style-name="T3">s saved in a separate file. </text:span><text:span text:style-name="T85">This is particularly useful for columns that include files such as an image or an attachment.</text:span></text:p>
        </text:list-item>
      </text:list>
      <text:h text:style-name="Heading_20_4" text:outline-level="4"><text:span text:style-name="T32">S</text:span><text:span text:style-name="T3">ection: [type::&lt;name&gt;]</text:span></text:h>
      <text:p text:style-name="P91"><text:span text:style-name="T3">User Defined Types, also called </text:span><text:span text:style-name="T32">C</text:span><text:span text:style-name="T3">omplex Types, allow for </text:span><text:span text:style-name="T68">a </text:span><text:span text:style-name="T3">column </text:span><text:span text:style-name="T68">type </text:span><text:span text:style-name="T3">with multiple fields (a record within the record). This allows for users to have types that would otherwise require the use of multiple fields, when in C++, it may be one object </text:span><text:span text:style-name="T68">(a struct or a class)</text:span><text:span text:style-name="T3">.</text:span></text:p>
      <text:p text:style-name="P59">A type must make use of an as2js script to get sorted. Without that, the column is considered unsortable (i.e. the system does not attempt to sort each field within a record to come up with an order between two objects of that type—TBD: that would probably work in most cases?).</text:p>
      <text:p text:style-name="P59">A User Defined Type is a list of named fields with a given base type or another User Defined Type. This uses one parameter named fields. Simply defined the name and the type. For example:</text:p>
      <text:p text:style-name="P113">fields=first_name text, last_name text, user_email email, ...</text:p>
      <text:p text:style-name="P59">The name of a User Defined Type must be unique and thus it cannot be the name of an existing system type (i.e. text, char, uint8, … are already defined).</text:p>
      <text:p text:style-name="P91"><text:span text:style-name="T3">No loop must be defined. So if type A has a field of type B, then type B cannot have a field of type A. </text:span><text:span text:style-name="T47">Note that there is no </text:span><text:span text:style-name="T126">name=…</text:span><text:span text:style-name="T47"> parameter since the name is found in the section name.</text:span></text:p>
      <text:list text:style-name="L6">
        <text:list-item>
          <text:p text:style-name="P172"><text:span text:style-name="T114">description</text:span><text:span text:style-name="T3"> — a user readable description of this type; this is for display only</text:span></text:p>
        </text:list-item>
      </text:list>
      <text:list text:style-name="L7">
        <text:list-item>
          <text:p text:style-name="P205"><text:soft-page-break/><text:span text:style-name="T125">fields</text:span><text:span text:style-name="T205"> — a list of name/type defining this User Defined Type</text:span></text:p>
        </text:list-item>
        <text:list-item>
          <text:p text:style-name="P206"><text:span text:style-name="T140">enum</text:span><text:span text:style-name="T205"> — a list of name/</text:span><text:span text:style-name="T222">integers</text:span><text:span text:style-name="T205"> defining this User Defined Type; </text:span><text:span text:style-name="T222">the </text:span><text:span text:style-name="T140">fields</text:span><text:span text:style-name="T222"> and </text:span><text:span text:style-name="T140">enum</text:span><text:span text:style-name="T222"> parameters are mutually exclusive</text:span></text:p>
        </text:list-item>
        <text:list-item>
          <text:p text:style-name="P217"><text:span text:style-name="T114">enum_type</text:span><text:span text:style-name="T194"> — the type of integer used by this enumeration; the default is </text:span><text:span text:style-name="T114">int16_t</text:span></text:p>
        </text:list-item>
        <text:list-item>
          <text:p text:style-name="P218"><text:span text:style-name="T114">compare</text:span><text:span text:style-name="T194"> — an as2js script the system will use to compare two objects of this User Defined Type to sort them; the script is expected to return -1 (A &lt; B), 0 (A == B), or 1 (A &gt; B).</text:span></text:p>
        </text:list-item>
        <text:list-item>
          <text:p text:style-name="P219"><text:span text:style-name="T114">validation_script</text:span><text:span text:style-name="T194"> — an as2js script used to verify that the values in this field are valid</text:span></text:p>
        </text:list-item>
      </text:list>
      <text:p text:style-name="P63">It is good practice to define all the fixed size fields first, that way it allows the system to access any one of those fields (nearly) instantaneously.</text:p>
      <text:p text:style-name="P64">For enumerations, each name is assigned a number which will appear in the fields parameter. Those numbers cannot be changed (and it should not be because those numbers are saved in the database files—although with the versioning, this is not really true anymore; it would be easy to re-arrange the numbers as required between versions).</text:p>
      <text:h text:style-name="Heading_20_4" text:outline-level="4">Section: [index::&lt;<text:span text:style-name="T330">identifier</text:span><text:span text:style-name="T287">&gt;</text:span>]</text:h>
      <text:p text:style-name="P82"><text:span text:style-name="T44">There are </text:span><text:span text:style-name="T95">three </text:span><text:span text:style-name="T44">different types of indexes, </text:span><text:span text:style-name="T95">different in the way they are managed </text:span><text:span text:style-name="T96">and work</text:span><text:span text:style-name="T95">.</text:span></text:p>
      <text:list text:style-name="L8">
        <text:list-item>
          <text:p text:style-name="P207"><text:span text:style-name="T235">System Key Index</text:span><text:span text:style-name="T226"><text:line-break/></text:span><text:span text:style-name="T227">U</text:span><text:span text:style-name="T226">sed to index the data using the row </text:span><text:span text:style-name="T225">OID</text:span><text:span text:style-name="T226">. This is </text:span><text:span text:style-name="T225">a low level</text:span><text:span text:style-name="T226"> system index, </text:span><text:span text:style-name="T225">which </text:span><text:span text:style-name="T226">is automatically created and managed by Prinbee. </text:span><text:span text:style-name="T232">It is not defined in the configuration file</text:span><text:span text:style-name="T226">. </text:span><text:span text:style-name="T225">As the user, you do not have </text:span><text:span text:style-name="T227">rights to change </text:span><text:span text:style-name="T225">this index. </text:span><text:span text:style-name="T227">Although you can use it to read rows by their OID, you’re not really expected to do such a thing, except that a REFERENCE makes use of a row OID. </text:span><text:span text:style-name="T230">The other indexes also use the row OID to reference the data. (i.e. the primary key is defined as two fields: Mumur3 checksum &amp; OID.</text:span></text:p>
        </text:list-item>
        <text:list-item>
          <text:p text:style-name="P207"><text:span text:style-name="T236">Primary Index</text:span><text:span text:style-name="T226"><text:line-break/>The </text:span><text:span text:style-name="T227">Primary Index is mandatory</text:span><text:span text:style-name="T226">. </text:span><text:span text:style-name="T227">You must define at least one column to be used as part of the primary key. Contrary to other user indexes, this index transforms the concatenated </text:span><text:span text:style-name="T228">columns to a murmur3 hash. Therefore, there is no sorting order other than the murmur3 itself. This is why this index only needs a list of column names </text:span><text:span text:style-name="T231">defined in the [table] section</text:span><text:span text:style-name="T228">. </text:span><text:span text:style-name="T231">This is done that way because the murmur3 key allows us to seamlessly distribute the data between different computers.</text:span></text:p>
        </text:list-item>
        <text:list-item>
          <text:p text:style-name="P220"><text:span text:style-name="T233">Secondary Indexes</text:span><text:span text:style-name="T194"><text:line-break/>The Second</text:span><text:span text:style-name="T229">ary</text:span><text:span text:style-name="T194"> Indexes are optional user defined indexes. These indexes are sorted as per the specif</text:span><text:span text:style-name="T229">i</text:span><text:span text:style-name="T194">c </text:span><text:span text:style-name="T229">c</text:span><text:span text:style-name="T194">olumn </text:span><text:span text:style-name="T230">they reference </text:span><text:span text:style-name="T231">allowing very fast access to the corresponding data</text:span><text:span text:style-name="T229">. Flags and functions can be used to transform the column sorting order.</text:span></text:p>
        </text:list-item>
      </text:list>
      <text:p text:style-name="P94"><text:span text:style-name="T45">T</text:span><text:span text:style-name="T3">he index </text:span><text:span text:style-name="T114">&lt;identifier&gt;</text:span><text:span text:style-name="T3"> is use to create the index file (</text:span><text:span text:style-name="T114">index-&lt;identifier&gt;.idx</text:span><text:span text:style-name="T3">).</text:span></text:p>
      <text:p text:style-name="P90"><text:span text:style-name="T45">T</text:span><text:span text:style-name="T3">he following are the parameters supported in an index section:</text:span></text:p>
      <text:list text:style-name="L9">
        <text:list-item>
          <text:p text:style-name="P201"><text:soft-page-break/><text:span text:style-name="T114">name=&lt;name&gt;</text:span><text:span text:style-name="T3"> (REQUIRED)<text:line-break/>Define the name of the index.</text:span></text:p>
        </text:list-item>
        <text:list-item>
          <text:p text:style-name="P201"><text:span text:style-name="T114">description=&lt;description&gt;</text:span><text:span text:style-name="T3"><text:line-break/>Describe the purpose of this index. </text:span><text:span text:style-name="T46">This is only for display and thus can include any text necessary for the purpose.</text:span></text:p>
        </text:list-item>
        <text:list-item>
          <text:p text:style-name="P202"><text:span text:style-name="T114">columns=&lt;</text:span><text:span text:style-name="T157">column_</text:span><text:span text:style-name="T156">id</text:span><text:span text:style-name="T114">&gt;</text:span><text:span text:style-name="T151">[(len</text:span><text:span text:style-name="T152">gth</text:span><text:span text:style-name="T151">)]</text:span><text:span text:style-name="T114"> </text:span><text:span text:style-name="T136">[desc] </text:span><text:span text:style-name="T137">[</text:span><text:span text:style-name="T138">nulls_last</text:span><text:span text:style-name="T153">|</text:span><text:span text:style-name="T152">without</text:span><text:span text:style-name="T150">_null</text:span><text:span text:style-name="T152">s</text:span><text:span text:style-name="T150">]</text:span><text:span text:style-name="T114">, &lt;</text:span><text:span text:style-name="T157">column_</text:span><text:span text:style-name="T156">id</text:span><text:span text:style-name="T114">&gt;</text:span><text:span text:style-name="T151">[(len</text:span><text:span text:style-name="T152">gth</text:span><text:span text:style-name="T151">)]</text:span><text:span text:style-name="T114"> </text:span><text:span text:style-name="T136">[desc] </text:span><text:span text:style-name="T137">[</text:span><text:span text:style-name="T138">nulls_last</text:span><text:span text:style-name="T155">|</text:span><text:span text:style-name="T152">without</text:span><text:span text:style-name="T150">_null</text:span><text:span text:style-name="T152">s</text:span><text:span text:style-name="T150">]</text:span><text:span text:style-name="T114">, ...</text:span><text:span text:style-name="T3"> (REQUIRED)<text:line-break/>List the columns used to generate the index key. The index </text:span><text:span text:style-name="T90">is </text:span><text:span text:style-name="T3">sorted by those columns in ascending </text:span><text:span text:style-name="T69">or descending</text:span><text:span text:style-name="T3"> order </text:span><text:span text:style-name="T69">with nulls first or last </text:span><text:span text:style-name="T90">or no nulls</text:span><text:span text:style-name="T3">. </text:span><text:span text:style-name="T91">The optional length parameter is used to only check that many characters (text) or bytes (other types). </text:span><text:span text:style-name="T93">By default, this is 256. </text:span><text:span text:style-name="T90">N</text:span><text:span text:style-name="T69">ote that if the </text:span><text:span text:style-name="T93">table</text:span><text:span text:style-name="T69"> </text:span><text:span text:style-name="T138">without_nulls</text:span><text:span text:style-name="T69"> </text:span><text:span text:style-name="T93">flag </text:span><text:span text:style-name="T90">is defined,</text:span><text:span text:style-name="T69"> then nulls do not get included and the </text:span><text:span text:style-name="T154">without_n</text:span><text:span text:style-name="T138">ulls</text:span><text:span text:style-name="T69"> and </text:span><text:span text:style-name="T138">nulls_last</text:span><text:span text:style-name="T69"> are not available here.</text:span></text:p>
        </text:list-item>
        <text:list-item>
          <text:p text:style-name="P203"><text:span text:style-name="T114">key_</text:span><text:span text:style-name="T159">script</text:span><text:span text:style-name="T114">=&lt;as2js script&gt;</text:span><text:span text:style-name="T3"><text:line-break/>An as2js script which can use any of the row columns and generate a key from them. </text:span><text:span text:style-name="T92">The index is sorted using that key.</text:span><text:span text:style-name="T3"> </text:span><text:span text:style-name="T46">You </text:span><text:span text:style-name="T71">must</text:span><text:span text:style-name="T46"> </text:span><text:span text:style-name="T71">also </text:span><text:span text:style-name="T46">define </text:span><text:span text:style-name="T71">the</text:span><text:span text:style-name="T46"> </text:span><text:span text:style-name="T124">columns</text:span><text:span text:style-name="T46"> parameter </text:span><text:span text:style-name="T71">with the columns used by the script</text:span><text:span text:style-name="T46">. </text:span><text:span text:style-name="T71">In this case, the columns should not have any flag defined (the </text:span><text:span text:style-name="T144">desc</text:span><text:span text:style-name="T69">, </text:span><text:span text:style-name="T144">nulls_</text:span><text:span text:style-name="T151">la</text:span><text:span text:style-name="T144">st</text:span><text:span text:style-name="T71">, </text:span><text:span text:style-name="T154">wi</text:span><text:span text:style-name="T151">t</text:span><text:span text:style-name="T154">hout</text:span><text:span text:style-name="T151">_n</text:span><text:span text:style-name="T144">ull</text:span><text:span text:style-name="T154">s</text:span><text:span text:style-name="T69">,</text:span><text:span text:style-name="T71"> and</text:span><text:span text:style-name="T69"> </text:span><text:span text:style-name="T154">(l</text:span><text:span text:style-name="T151">en</text:span><text:span text:style-name="T154">gth</text:span><text:span text:style-name="T151">)</text:span><text:span text:style-name="T71">) since your script </text:span><text:span text:style-name="T86">is</text:span><text:span text:style-name="T71"> responsible for that part. </text:span><text:span text:style-name="T72">The list of columns is important because only columns defined in indexes do not get added to the blob and the blob data does not get used to index a row.</text:span></text:p>
        </text:list-item>
        <text:list-item>
          <text:p text:style-name="P201"><text:span text:style-name="T114">filter_</text:span><text:span text:style-name="T159">script</text:span><text:span text:style-name="T114">=&lt;as2js script&gt;</text:span><text:span text:style-name="T3"><text:line-break/>An as2js script which must return a Boolean. If false, then that row does not get inserted in the index </text:span><text:span text:style-name="T46">(i.e. partial index)</text:span><text:span text:style-name="T3">. </text:span><text:span text:style-name="T46">If no such script is defined, all rows are added to the index </text:span><text:span text:style-name="T68">unl</text:span><text:span text:style-name="T87">ess the</text:span><text:span text:style-name="T68"> </text:span><text:span text:style-name="T143">without_nulls</text:span><text:span text:style-name="T68"> </text:span><text:span text:style-name="T87">flag is set </text:span><text:span text:style-name="T68">then nulls are filtered out</text:span><text:span text:style-name="T46">. </text:span><text:span text:style-name="T93">Note that the columns are passed by name to your scripts.</text:span></text:p>
        </text:list-item>
        <text:list-item>
          <text:p text:style-name="P173"><text:span text:style-name="T134">flags=</text:span><text:span text:style-name="T149">[</text:span><text:span text:style-name="T134">without_nulls</text:span><text:span text:style-name="T149">]</text:span><text:span text:style-name="T134">, </text:span><text:span text:style-name="T149">[</text:span><text:span text:style-name="T135">nulls_not_distinct</text:span><text:span text:style-name="T149">], </text:span><text:span text:style-name="T158">[distributed]</text:span><text:span text:style-name="T3"><text:line-break/></text:span><text:span text:style-name="T61">The </text:span><text:span text:style-name="T134">without_nulls</text:span><text:span text:style-name="T61"> flag means that if any of</text:span><text:span text:style-name="T3"> </text:span><text:span text:style-name="T61">the columns defined inside the</text:span><text:span text:style-name="T3"> </text:span><text:span text:style-name="T114">columns=...</text:span><text:span text:style-name="T3"> parameter </text:span><text:span text:style-name="T61">is</text:span><text:span text:style-name="T3"> null (undefined) </text:span><text:span text:style-name="T61">it get</text:span><text:span text:style-name="T3">s filtered out. </text:span><text:span text:style-name="T61">This filtering happens before the </text:span><text:span text:style-name="T134">filter=...</text:span><text:span text:style-name="T61"> script gets called</text:span><text:span text:style-name="T3">. </text:span><text:span text:style-name="T88">The same flag can be used on a per column basis.</text:span><text:span text:style-name="T3"> </text:span><text:span text:style-name="T89">By default, </text:span><text:span text:style-name="T70">any number of rows can include </text:span><text:span text:style-name="T61">a column </text:span><text:span text:style-name="T70">set to </text:span><text:span text:style-name="T89">NULL</text:span><text:span text:style-name="T70"> and they are still viewed as distinct rows even in a </text:span><text:span text:style-name="T139">UNIQUE</text:span><text:span text:style-name="T70"> index</text:span><text:span text:style-name="T61">. </text:span><text:span text:style-name="T89">Use t</text:span><text:span text:style-name="T61">he </text:span><text:span text:style-name="T134">nulls_</text:span><text:span text:style-name="T139">not_distinct</text:span><text:span text:style-name="T61"> </text:span><text:span text:style-name="T89">to prevent </text:span><text:span text:style-name="T70">two rows with equal rows considering </text:span><text:span text:style-name="T139">NULL</text:span><text:span text:style-name="T70">s as being equal </text:span><text:span text:style-name="T94">and </text:span><text:span text:style-name="T70">break</text:span><text:span text:style-name="T94">ing</text:span><text:span text:style-name="T70"> unicity</text:span><text:span text:style-name="T61">. </text:span><text:span text:style-name="T73">[TBD: if NULL columns exist and need to be sorted, the sort function will return unordered which we can convert to an ordered result using the OID of the row] </text:span><text:span text:style-name="T97">The </text:span><text:span text:style-name="T158">distributed</text:span><text:span text:style-name="T97"> flag tells us whether the index is on a single set of machines or all the machines. Large indexes should always be made distributed, </text:span><text:span text:style-name="T98">which is not the default</text:span><text:span text:style-name="T97">. These are slower (more duplication work required) to create and manage but faster to use.</text:span></text:p>
        </text:list-item>
      </text:list>
      <text:h text:style-name="Heading_20_5" text:outline-level="5"><text:span text:style-name="T44">S</text:span><text:span text:style-name="T3">ystem Key Index</text:span></text:h>
      <text:p text:style-name="P81"><text:span text:style-name="T44">All tables have a System Key Index. This does not make use of a definition. It is always a B-tree index</text:span><text:span text:style-name="T34"> </text:span><text:span text:style-name="T44">which uses the OID of each row to index the data. The OID is used in all the other </text:span><text:soft-page-break/><text:span text:style-name="T44">indexes to reference a row. The OID is a 128 bit number. It is calculated as the murmu</text:span><text:span text:style-name="T53">r</text:span><text:span text:style-name="T44">3 of the row key.<text:line-break/><text:line-break/></text:span><text:span text:style-name="T104">Note:</text:span><text:span text:style-name="T53"> the expected distribution depends on the “number of nodes ÷ replication”. At least the top layer can make use of that information to better divide the first layer. i.e. in our example above, the first 4 nodes would receive data with keys that start with 0x00 to 0x0B. Anything above that should end up on the other nodes. So the top layer can accommodate those few bytes in an array like manner.</text:span></text:p>
      <text:h text:style-name="Heading_20_5" text:outline-level="5">B-tree Index</text:h>
      <text:p text:style-name="P89"><text:span text:style-name="T3">A B-tree index is used in most cases to </text:span><text:span text:style-name="T45">s</text:span><text:span text:style-name="T3">ort the data </text:span><text:span text:style-name="T45">in a sensible way (opposed to the murmur3 of the row key, which is really only practical for a key/value type of data store)</text:span><text:span text:style-name="T3">.</text:span></text:p>
      <text:h text:style-name="Heading_20_5" text:outline-level="5">Sequential Index</text:h>
      <text:p text:style-name="P89"><text:span text:style-name="T3">The sequential index can rarely be used. It is available for cases </text:span><text:span text:style-name="T45">where</text:span><text:span text:style-name="T3"> a table key </text:span><text:span text:style-name="T45">is</text:span><text:span text:style-name="T3"> defined as a sequential number (1, 2, 3…). </text:span><text:span text:style-name="T45">Note that there are no limits imposed to the size of such indexes, but if many of the columns are going to be deleted, it is probably not going to be a good index for your purpose.</text:span></text:p>
      <text:h text:style-name="Heading_20_3" text:outline-level="3"><text:bookmark-start text:name="__RefHeading___Toc1430_638916930"/>Changing the Data Type of a Column<text:bookmark-end text:name="__RefHeading___Toc1430_638916930"/></text:h>
      <text:p text:style-name="P80"><text:span text:style-name="T3">It is not possible to change a</text:span><text:span text:style-name="T33">n existing</text:span><text:span text:style-name="T3"> column </text:span><text:span text:style-name="T44">without increasing the schema version</text:span><text:span text:style-name="T3">. </text:span><text:span text:style-name="T34">This is because that would require a full scan and replication of the entire database, which can be enormous and distributed. </text:span><text:span text:style-name="T35">That scan happens when we compress tables, but doing so at the time you change a table would completely stop that table’s access because the entire table would need to be compressed 100% to make sure that all old instances of that column were gone.</text:span></text:p>
      <text:p text:style-name="P84"><text:span text:style-name="T35">So i</text:span><text:span text:style-name="T3">nstead, the </text:span><text:span text:style-name="T35">Prinbee </text:span><text:span text:style-name="T3">system creates a new column with </text:span><text:span text:style-name="T35">the same name but </text:span><text:span text:style-name="T3">a new enumeration number. </text:span><text:span text:style-name="T35">Old instances are kept until t</text:span><text:span text:style-name="T3">he compression mechanism can later </text:span><text:span text:style-name="T35">take care of changing old versions to new versions. As a side effect, once all the columns with a given enumeration were removed, Prinbee can reuse that number.</text:span></text:p>
      <text:p text:style-name="P31">Process:</text:p>
      <text:list text:style-name="L10">
        <text:list-item>
          <text:p text:style-name="P134">User sends request to change the schema</text:p>
          <text:list>
            <text:list-item>
              <text:p text:style-name="P135">As a programmer directly accessing the proxy, this means sending a new .ini file with all the alteration you want to apply to your schema</text:p>
            </text:list-item>
            <text:list-item>
              <text:p text:style-name="P135">From the CLI, this means a <text:span text:style-name="T113">BEGIN ALTER </text:span><text:span text:style-name="T343">TABLE</text:span><text:span text:style-name="T113">;</text:span> + <text:span text:style-name="T113">ALTER ... commands</text:span> + <text:span text:style-name="T113">COMMIT ALTER </text:span><text:span text:style-name="T343">TABLE</text:span><text:span text:style-name="T113">;</text:span> commands</text:p>
            </text:list-item>
          </text:list>
        </text:list-item>
        <text:list-item>
          <text:p text:style-name="P134">Prinbee detects that a column type is changing</text:p>
        </text:list-item>
        <text:list-item>
          <text:p text:style-name="P211"><text:span text:style-name="T195">Prinbee verifies that the column definition includes a </text:span><text:span text:style-name="T164">conversion</text:span><text:span text:style-name="T195"> field that accepts data from the old version of the column and converts it to data that fits the new version</text:span></text:p>
        </text:list-item>
        <text:list-item>
          <text:p text:style-name="P222"><text:span text:style-name="T194">Prinbee adds </text:span><text:span text:style-name="T195">a new</text:span><text:span text:style-name="T194"> column </text:span><text:span text:style-name="T195">to its internal schema; it uses </text:span><text:span text:style-name="T194">the same name but a new enumeration number</text:span></text:p>
          <text:list>
            <text:list-item>
              <text:p text:style-name="P136"><text:soft-page-break/>Convert the entire schema and make sure that the change works 100%; if not, forfeit any changes, report the error, and wait until the user verifies what failed and fixes it</text:p>
            </text:list-item>
            <text:list-item>
              <text:p text:style-name="P223"><text:span text:style-name="T194">Setup a </text:span><text:span text:style-name="T196">list with the name of all the cluster tables</text:span><text:span text:style-name="T194"> to detect when the compression is done on all systems </text:span><text:span text:style-name="T196">(i.e. once a table was compressed with the new column, remove its name from this list, once the list is empty, we’re done compression the entire cluster)</text:span></text:p>
            </text:list-item>
          </text:list>
        </text:list-item>
        <text:list-item>
          <text:p text:style-name="P137">On the next compression</text:p>
          <text:list>
            <text:list-item>
              <text:p text:style-name="P137">Prinbee detects the duplicated column definitions</text:p>
            </text:list-item>
            <text:list-item>
              <text:p text:style-name="P221"><text:span text:style-name="T194">Rows that include the old column (as per the enumeration number) get converted on top of </text:span><text:span text:style-name="T237">compressed</text:span></text:p>
              <text:list>
                <text:list-item>
                  <text:p text:style-name="P138">If there are multiple old column definitions, the conversion requires Prinbee to execute the scripts defined in each intermediate column definition and the last definition. This is also true while reading rows before the conversion was applied to the entire database.</text:p>
                </text:list-item>
                <text:list-item>
                  <text:p text:style-name="P139">Note: compression happens in parallel on each system, making it possible to do this even on gigantic databases</text:p>
                </text:list-item>
              </text:list>
            </text:list-item>
            <text:list-item>
              <text:p text:style-name="P224"><text:span text:style-name="T193">Once the compression is done, Prinbee </text:span><text:span text:style-name="T239">automatically </text:span><text:span text:style-name="T193">removes the old column</text:span></text:p>
              <text:list>
                <text:list-item>
                  <text:p text:style-name="P225">Note that the compression has to be done on all replicas before considered “done”</text:p>
                </text:list-item>
              </text:list>
            </text:list-item>
          </text:list>
        </text:list-item>
      </text:list>
      <text:p text:style-name="P32"/>
      <text:p text:style-name="P83"><text:span text:style-name="T101">Reasoning:</text:span><text:span text:style-name="T3"><text:tab/></text:span><text:span text:style-name="T36">C</text:span><text:span text:style-name="T3">hanging the type of a column </text:span><text:span text:style-name="T36">without the above </text:span><text:span text:style-name="T3">would require </text:span><text:span text:style-name="T36">the equivalent of the compression process in </text:span><text:span text:style-name="T107">real-time</text:span><text:span text:style-name="T36">. SQL databases do such things and as a result can take a very long time to apply a new </text:span><text:span text:style-name="T37">schema. In most cases, though an SQL database doesn’t grow to hundred of million of rows.</text:span></text:p>
      <text:p text:style-name="P97"><text:span text:style-name="T233">Limitation:</text:span><text:span text:style-name="T194"><text:tab/>There is one limitation in this concept, the schema may not update if Prinbee runs out of </text:span><text:span text:style-name="T197">enumeration</text:span><text:span text:style-name="T194"> numbers. This means there are 65,535 columns already defined. </text:span><text:span text:style-name="T197">Those would be really large rows and hard to work with schema anyway. </text:span><text:span text:style-name="T267">However, keep in mind that changing a column data type over and over will have the effect of </text:span><text:span text:style-name="T268">adding more columns</text:span><text:span text:style-name="T267">.</text:span><text:span text:style-name="T277"> </text:span><text:span text:style-name="T278">(This is not correct, the exact same column is used, which is important to not have to regenerate all the indexes from scratch, however, the version of a row will change and the version number is also limited to 16 bits).</text:span></text:p>
      <text:h text:style-name="Heading_20_2" text:outline-level="2"><text:bookmark-start text:name="__RefHeading___Toc2696_3841664055"/>Data File<text:bookmark-end text:name="__RefHeading___Toc2696_3841664055"/></text:h>
      <text:p text:style-name="P45">All integers and floating point numbers saved in the data file are saved in the same endian<text:span text:style-name="T314">ness</text:span> as the computer used to create the file. In other words, copying the files between computers of different endianness results in invalid data. <text:span text:style-name="T298">This is done that way for speed. </text:span><text:span text:style-name="T314">T</text:span><text:span text:style-name="T298">o </text:span><text:span text:style-name="T314">properly</text:span><text:span text:style-name="T298"> copy data </text:span><text:span text:style-name="T314">between computers</text:span><text:span text:style-name="T298">, </text:span><text:span text:style-name="T314">one can </text:span><text:span text:style-name="T298">use </text:span><text:span text:style-name="T314">the</text:span><text:span text:style-name="T298"> replication </text:span><text:span text:style-name="T314">mechanism</text:span><text:span text:style-name="T298">.</text:span></text:p>
      <text:h text:style-name="Heading_20_3" text:outline-level="3"><text:bookmark-start text:name="__RefHeading___Toc2698_3841664055"/><text:soft-page-break/>Header Format<text:bookmark-end text:name="__RefHeading___Toc2698_3841664055"/></text:h>
      <text:p text:style-name="P44">The data file starts with a small header which includes:</text:p>
      <text:list text:style-name="L11">
        <text:list-item>
          <text:p text:style-name="P226"><text:span text:style-name="T194">a 4 bytes magic; </text:span><text:span text:style-name="T213">if swapped, then </text:span><text:span text:style-name="T238">it has the wrong endian for you</text:span></text:p>
        </text:list-item>
        <text:list-item>
          <text:p text:style-name="P208"><text:span text:style-name="T207">the </text:span><text:span text:style-name="T208">file</text:span><text:span text:style-name="T207"> version </text:span><text:span text:style-name="T208">(NOT the schema version but information to allow us to read older files; </text:span><text:span text:style-name="T224">the schema version is specific to a row, not a file</text:span><text:span text:style-name="T208">)</text:span></text:p>
        </text:list-item>
        <text:list-item>
          <text:p text:style-name="P140">start of free list of different sizes</text:p>
        </text:list-item>
      </text:list>
      <text:p text:style-name="P112"><text:span text:style-name="T194">The endian</text:span><text:span text:style-name="T216">n</text:span><text:span text:style-name="T194">ess is determined by the 4 bytes of magic code at the start of the file. If it says </text:span><text:span text:style-name="T114">PBDT</text:span><text:span text:style-name="T194">, you are working with a big endian computer. If it says </text:span><text:span text:style-name="T114">TDBP</text:span><text:span text:style-name="T194">, you are working with a little endian computer. If the endian does not match, all the fields of data that do not otherwise take endian</text:span><text:span text:style-name="T215">n</text:span><text:span text:style-name="T194">ess in account have to be flipped before being used. However, at the moment, we are not considering doing such because most of the computers that run the Internet are using little endian. It makes our code much simpler</text:span><text:span text:style-name="T194"><text:note text:id="ftn13" text:note-class="footnote"><text:note-citation>13</text:note-citation><text:note-body><text:p text:style-name="P101">In order to make it simpler, if we wanted to support either endian<text:span text:style-name="T310">n</text:span>ess, we would probably want to look into always saving all the data in big endian. This has, albeit small, an impact on our processing time on top of the development time it takes to make sure all values are properly swapped when necessary. It may introduce more bugs (with proper unit tests, that should be minimal, though). We also have the replication system that can be used to copy the data between little and big endian computers. So there should be no good reasons to support endian<text:span text:style-name="T310">nes</text:span>s in our file formats.</text:p></text:note-body></text:note></text:span><text:span text:style-name="T194">. </text:span><text:span text:style-name="T224">Further,</text:span><text:span text:style-name="T214"> replication can be used to copy files between computers of different endia</text:span><text:span text:style-name="T215">n</text:span><text:span text:style-name="T214">ness.</text:span></text:p>
      <text:h text:style-name="Heading_20_3" text:outline-level="3"><text:bookmark-start text:name="__RefHeading___Toc2700_3841664055"/>Row Format<text:bookmark-end text:name="__RefHeading___Toc2700_3841664055"/></text:h>
      <text:p text:style-name="P44">Each row is defined with a small header followed by an array of column<text:span text:style-name="T335">s</text:span>. <text:span text:style-name="T335">C</text:span>olumn<text:span text:style-name="T335">s</text:span> also ha<text:span text:style-name="T335">ve</text:span> a format (see <text:span text:style-name="T335">definition </text:span>below). <text:span text:style-name="T338">The </text:span><text:span text:style-name="T180">OID</text:span><text:span text:style-name="T338">, </text:span><text:span text:style-name="T180">Major.Minor</text:span><text:span text:style-name="T338">, </text:span><text:span text:style-name="T180">Language</text:span><text:span text:style-name="T338">, </text:span><text:span text:style-name="T339">and </text:span><text:span text:style-name="T181">SchemaVersion</text:span><text:span text:style-name="T338"> system fields are given to the user as a column with a special name (i.e. </text:span><text:span text:style-name="T180">_iod</text:span><text:span text:style-name="T338">, </text:span><text:span text:style-name="T180">_version</text:span><text:span text:style-name="T338">, </text:span><text:span text:style-name="T180">_language</text:span><text:span text:style-name="T338">, </text:span><text:span text:style-name="T180">_</text:span><text:span text:style-name="T181">schema_version</text:span><text:span text:style-name="T338">).</text:span></text:p>
      <text:list text:style-name="L12">
        <text:list-item>
          <text:p text:style-name="P141"><text:span text:style-name="T113">StatusFlag</text:span><text:span text:style-name="T171">=0|1</text:span><text:line-break/><text:span text:style-name="T308">B</text:span>it <text:span text:style-name="T308">31</text:span> of the <text:span text:style-name="T326">first</text:span> <text:span text:style-name="T308">32 bit value</text:span> defines whether the row is valid (0) or deleted (1); <text:span text:style-name="T326">when marked deleted, it will be part of a Free List (see below)</text:span></text:p>
        </text:list-item>
        <text:list-item>
          <text:p text:style-name="P144"><text:span text:style-name="T113">VersionFlag=0|1</text:span><text:line-break/>Bit 30 of the first 32 bit value defines whether the <text:span text:style-name="T113">Major.Minor</text:span> version is defined (1) or not (0). In most cases, tables do not make use of a version so this way we save <text:span text:style-name="T337">4</text:span> bytes per row <text:span text:style-name="T337">for million of rows</text:span>.</text:p>
        </text:list-item>
        <text:list-item>
          <text:p text:style-name="P144"><text:span text:style-name="T113">LanguageFlag=0|1</text:span><text:line-break/><text:span text:style-name="T337">Bit 29 of the first 32 bit value defines whether the </text:span><text:span text:style-name="T179">Language</text:span><text:span text:style-name="T337"> field is defined (1) or not (0). In most cases, tables do not include user content which require a language </text:span><text:span text:style-name="T338">field </text:span><text:span text:style-name="T337">so this way we save 2 bytes per row for million of rows.</text:span></text:p>
        </text:list-item>
        <text:list-item>
          <text:p text:style-name="P142"><text:span text:style-name="T113">Size</text:span><text:span text:style-name="T171">=&lt;byte size of row&gt;</text:span><text:line-break/><text:span text:style-name="T308">B</text:span><text:span text:style-name="T324">i</text:span><text:span text:style-name="T308">t</text:span><text:span text:style-name="T324">s</text:span><text:span text:style-name="T308"> 0 to </text:span><text:span text:style-name="T336">28</text:span><text:span text:style-name="T308"> </text:span>define the size of the <text:span text:style-name="T297">row </text:span><text:span text:style-name="T336">(0 to 536,870,911)</text:span>; to make it easier to manage the list of free space<text:span text:style-name="T335">s</text:span>, the size of a row is always a multiple of <text:span text:style-name="T308">32</text:span> bytes; however, this <text:span text:style-name="T297">field</text:span> is the exact size of the row data, not including that padding; <text:span text:style-name="T308">bit 31 is used by the </text:span><text:span text:style-name="T171">StatusFlag</text:span></text:p>
        </text:list-item>
        <text:list-item>
          <text:p text:style-name="P145"><text:soft-page-break/><text:span text:style-name="T171">S</text:span><text:span text:style-name="T113">chemaVersion=&lt;version&gt;</text:span><text:span text:style-name="T309"><text:line-break/></text:span>T<text:span text:style-name="T340">he row </text:span>always has a very specific schema version which defines the column type, name, etc.; this gives us the ability to update the schema without having to update all the tables before returning (like an SQL database); this means updating the schema seems instant; rows with an older schema are automatically being updated when read next, which specifically happens when the files get compressed</text:p>
        </text:list-item>
        <text:list-item>
          <text:p text:style-name="P146"><text:span text:style-name="T113">OID</text:span><text:span text:style-name="T172">=&lt;row number&gt;</text:span><text:line-break/><text:span text:style-name="T309">T</text:span>he row unique identifier; this is mainly for data safety, this is not really required since the location of a row comes from the <text:span text:style-name="T299">OID index so when we access the row we already have that identifier; however, it helps making sure that we are indeed accessing the correct row and it is useful to recover the OID index file </text:span><text:span text:style-name="T303">if ever</text:span><text:span text:style-name="T299"> lost</text:span></text:p>
        </text:list-item>
        <text:list-item>
          <text:p text:style-name="P141"><text:span text:style-name="T279">Major.Minor</text:span><text:span text:style-name="T281">=&lt;uint16_t&gt;&lt;uint16_t&gt;</text:span><text:span text:style-name="T276"><text:line-break/>If the </text:span><text:span text:style-name="T282">data in a </text:span><text:span text:style-name="T276">table is versioned, then the version of this row follows as two </text:span><text:span text:style-name="T279">uint16_t</text:span><text:span text:style-name="T276"> values; </text:span><text:span text:style-name="T282">this means </text:span><text:span text:style-name="T284">multiple instances of</text:span><text:span text:style-name="T282"> the exact same row (data with the same key) may exist </text:span><text:span text:style-name="T284">in the table</text:span><text:span text:style-name="T282">, also two different versions may have the exact same data (outside of the key); this allows you to have a form a source control like feature in your software without having to actually implement said feature—for example, </text:span><text:span text:style-name="T284">for</text:span><text:span text:style-name="T282"> a website, you could allow edits to a page and always have a backup to go back to </text:span><text:span text:style-name="T283">(see the </text:span><text:span text:style-name="T280">versioned_rows</text:span><text:span text:style-name="T283"> in the </text:span><text:span text:style-name="T280">[table]</text:span><text:span text:style-name="T283"> section); </text:span><text:span text:style-name="T284">by default a row has version 0.1 at the start unless you write it to the database, then it gets version 1.0; the minor version will automatically be incremented whenever you update that row; the major version has to be explicitly incremented to go to the next version</text:span></text:p>
        </text:list-item>
        <text:list-item>
          <text:p text:style-name="P147"><text:span text:style-name="T113">Language=&lt;uint16_t&gt;</text:span><text:line-break/>If the data in a table is content with human language, then the language of this row follows in a <text:span text:style-name="T113">uint16_t</text:span> value; for rows that include content, we need to know the language used for that content. This is the identifier of that language.</text:p>
        </text:list-item>
        <text:list-item>
          <text:p text:style-name="P148">Column 1 to Column N—set of columns that were defined in a <text:span text:style-name="T113">SET</text:span>, <text:span text:style-name="T113">INSERT</text:span>, or <text:span text:style-name="T113">UPDATE</text:span> <text:span text:style-name="T325">and were not set to the default or undefined column that have a </text:span><text:span text:style-name="T178">default_value_script</text:span><text:span text:style-name="T325"> </text:span>and that are part of any <text:span text:style-name="T113">WHERE</text:span> filter (a.k.a. any index); <text:span text:style-name="T300">this allows Prinbee to quickly update all the indexes on an update, without the need to decompress </text:span><text:span text:style-name="T303">data each time</text:span><text:span text:style-name="T300">; </text:span><text:span text:style-name="T303">note that the columns that participate in the key calculation are </text:span><text:span text:style-name="T304">included here since within the key it is transformed in a checksum and thus it is not directly usable unless saved here too; </text:span><text:span text:style-name="T300">the column format is defined below</text:span></text:p>
        </text:list-item>
        <text:list-item>
          <text:p text:style-name="P149"><text:span text:style-name="T113">Blob</text:span><text:span text:style-name="T175">=&lt;blob data&gt;</text:span><text:span text:style-name="T313"><text:line-break/>T</text:span>he blob <text:span text:style-name="T303">includes</text:span> all the columns that are not part of any index</text:p>
        </text:list-item>
      </text:list>
      <text:h text:style-name="Heading_20_3" text:outline-level="3"><text:bookmark-start text:name="__RefHeading___Toc2702_3841664055"/>Column Format<text:bookmark-end text:name="__RefHeading___Toc2702_3841664055"/></text:h>
      <text:p text:style-name="P44">A column is defined by its identifier and its data. If the data has a variable size, then it also includes a size before the data.</text:p>
      <text:list text:style-name="L13">
        <text:list-item>
          <text:p text:style-name="P143"><text:span text:style-name="T113">Identifier</text:span><text:span text:style-name="T174">=&lt;uint16_t&gt;</text:span><text:line-break/><text:span text:style-name="T312">T</text:span>he column identifier <text:span text:style-name="T295">as found in the column section name (</text:span><text:span text:style-name="T168">[column::&lt;identifier&gt;]</text:span><text:span text:style-name="T295">); this means using very long column names has no </text:span><text:soft-page-break/><text:span text:style-name="T295">impact on the size of a column within the data file; </text:span><text:span text:style-name="T326">also renaming a column is instant (except that some scripts may also need to be updated to work properly)</text:span></text:p>
        </text:list-item>
        <text:list-item>
          <text:p text:style-name="P150"><text:span text:style-name="T113">Size</text:span><text:span text:style-name="T174">=&lt;uint32_t&gt;</text:span><text:line-break/><text:span text:style-name="T312">I</text:span>f the type of this column has a variable size, then the size is saved here</text:p>
        </text:list-item>
        <text:list-item>
          <text:p text:style-name="P151"><text:span text:style-name="T113">Data</text:span><text:span text:style-name="T174">=&lt;buffer&gt;</text:span><text:line-break/><text:span text:style-name="T312">T</text:span>he actual data for that column</text:p>
        </text:list-item>
      </text:list>
      <text:p text:style-name="P45">Remember that a column which is not defined or set to its default value (when not required) does not get saved in the data file. The order in which columns are saved is not specified. We are likely to save them in order (increasing identifier number). <text:span text:style-name="T326">However, the columns that are not used to index the rows are moved to the blob which generally is saved at the end of the row.</text:span></text:p>
      <text:h text:style-name="Heading_20_3" text:outline-level="3"><text:bookmark-start text:name="__RefHeading___Toc3644_3841664055"/>Blob Format<text:bookmark-end text:name="__RefHeading___Toc3644_3841664055"/></text:h>
      <text:p text:style-name="P48">The Blob is a set of columns that are not relevant to any of the table indexes. Note that a newer version of a table can define new indexes resulting in the need to extract some columns from the Blob and vice versa. Some columns may not participate to any indexing <text:span text:style-name="T301">anymore </text:span>and thus can be moved inside the <text:span text:style-name="T301">Blob.</text:span></text:p>
      <text:p text:style-name="P49">The Blob is an array of Columns as defined above: identifier, size, data, repeat. Then the blob is compressed with a compression library such as zlib. The Blob is then saved as a block of data with:</text:p>
      <text:list text:style-name="L14">
        <text:list-item>
          <text:p text:style-name="P152"><text:span text:style-name="T113">Identifier</text:span><text:span text:style-name="T174">=&lt;uint16_t&gt;</text:span><text:line-break/><text:span text:style-name="T312">T</text:span>he Blob identifier, this is a special <text:span text:style-name="T312">column </text:span>identifier reserved for the Blob data</text:p>
        </text:list-item>
        <text:list-item>
          <text:p text:style-name="P152"><text:span text:style-name="T169">Compressed</text:span><text:span text:style-name="T113">Size</text:span><text:span text:style-name="T174">=&lt;size in bytes&gt;</text:span><text:line-break/><text:span text:style-name="T312">T</text:span>he size of the compressed <text:span text:style-name="T302">B</text:span>lob</text:p>
        </text:list-item>
        <text:list-item>
          <text:p text:style-name="P153"><text:span text:style-name="T113">UncompressedSize</text:span><text:span text:style-name="T174">=&lt;size in bytes&gt;</text:span><text:line-break/><text:span text:style-name="T312">T</text:span>he size of the uncompressed Blob (This is really useful to allocate the output buffer so we do not have to guess the size)</text:p>
        </text:list-item>
        <text:list-item>
          <text:p text:style-name="P152"><text:span text:style-name="T113">Data</text:span><text:span text:style-name="T174">=&lt;buffer&gt;</text:span><text:line-break/><text:span text:style-name="T312">T</text:span>he compressed <text:span text:style-name="T302">B</text:span>lob of data</text:p>
        </text:list-item>
      </text:list>
      <text:h text:style-name="Heading_20_3" text:outline-level="3"><text:bookmark-start text:name="__RefHeading___Toc3646_3841664055"/>Free List Format<text:bookmark-end text:name="__RefHeading___Toc3646_3841664055"/></text:h>
      <text:p text:style-name="P50">Whenever a row is deleted, it gets added to a free list. This allows us to very quickly find free space anywhere in the file and reuse it for the next inserted row. The free list is actually an array of pointers within the file where free spaces is available.</text:p>
      <text:p text:style-name="P51">When a row is deleted:</text:p>
      <text:list text:style-name="L15">
        <text:list-item>
          <text:p text:style-name="P154">bit <text:span text:style-name="T327">31</text:span> of the first <text:span text:style-name="T327">32 bits (the Size=… of a column)</text:span> gets set to 1;</text:p>
        </text:list-item>
        <text:list-item>
          <text:p text:style-name="P209"><text:span text:style-name="T209">the size </text:span><text:span text:style-name="T210">is </text:span><text:span text:style-name="T209">adjusted to the next </text:span><text:span text:style-name="T213">32</text:span><text:span text:style-name="T209"> bytes (if the size was not yet a multiple of </text:span><text:span text:style-name="T213">32</text:span><text:span text:style-name="T209">);</text:span></text:p>
        </text:list-item>
        <text:list-item>
          <text:p text:style-name="P154">the OID gets transformed in a previous &amp; next set of pointers in a linked list;</text:p>
        </text:list-item>
        <text:list-item>
          <text:p text:style-name="P155">the rest of the row data gets cleared if the table is marked as holding secure data</text:p>
        </text:list-item>
      </text:list>
      <text:p text:style-name="P104"><text:soft-page-break/><text:span text:style-name="T209">For speed reasons, we currently only check the next buffer to see whether it is also a deleted row. If so we remove that row from its free list and add its size to </text:span><text:span text:style-name="T210">the row </text:span><text:span text:style-name="T209">current</text:span><text:span text:style-name="T210">ly being deleted</text:span><text:span text:style-name="T209">. We repeat the process for all the rows we find following this one</text:span><text:span text:style-name="T209"><text:note text:id="ftn14" text:note-class="footnote"><text:note-citation>14</text:note-citation><text:note-body><text:p text:style-name="P103"><text:span text:style-name="T209"><text:s/></text:span><text:span text:style-name="T210">S</text:span><text:span text:style-name="T209">ince </text:span><text:span text:style-name="T210">the process of </text:span><text:span text:style-name="T209">delet</text:span><text:span text:style-name="T210">ing a</text:span><text:span text:style-name="T209"> row does not check previous buffer</text:span><text:span text:style-name="T211">s (it can’t)</text:span><text:span text:style-name="T209">, we can find multiple </text:span><text:span text:style-name="T211">deleting buffers following the one being deleted now.</text:span><text:span text:style-name="T209"> </text:span><text:span text:style-name="T211">This is possible because</text:span><text:span text:style-name="T209"> earl</text:span><text:span text:style-name="T210">ier</text:span><text:span text:style-name="T209"> </text:span><text:span text:style-name="T211">deletes happened </text:span><text:span text:style-name="T210">in a forward pattern</text:span><text:span text:style-name="T209">. </text:span><text:span text:style-name="T211">Say you write rows A, B, C, and D. Then you delete B, C, and D in that order. B, C, and D will be in separate free space blocks. When you delete A, the process will be able to find B, then C, then D and place one free block encompassing the space previously used by A, B, C and D. </text:span><text:span text:style-name="T220">Note that the free space Next/Previous may not be in order, i.e. the order will be defined by the order in which the DELETE of rows happened. This is why checking for the previous free space is not doable in many cases. </text:span><text:span text:style-name="T221">However, our cleanup process can detect such and fix it with time.</text:span></text:p></text:note-body></text:note></text:span><text:span text:style-name="T209">. </text:span><text:span text:style-name="T210">This process stops if the size of the current free buffer + the size of the next free buffer is more than 2</text:span><text:span text:style-name="T212">G</text:span><text:span text:style-name="T210">b. In all likelihood, your files </text:span><text:span text:style-name="T220">free space </text:span><text:span text:style-name="T210">won’t grow to such large sizes since </text:span><text:span text:style-name="T220">Prinbee</text:span><text:span text:style-name="T210"> distribute</text:span><text:span text:style-name="T220">s</text:span><text:span text:style-name="T210"> the data </text:span><text:span text:style-name="T220">to </text:span><text:span text:style-name="T210">avoid extremely large files on a single system.</text:span></text:p>
      <text:p text:style-name="P52">One block of free space is always a multiple of 16 bytes. We need buffers that are at least 32 bytes (because the OID already uses 16 bytes by itself, add the 32 bit size, we need at least 64 bytes to support the smallest column). The maximum is nearly 2G<text:span text:style-name="T305">i</text:span>b since we are limited to 31 bits (2³¹ is 2G<text:span text:style-name="T305">i</text:span>b, although the largest size we can represent <text:span text:style-name="T306">in a free block</text:span> is 2³¹ – 16). If we were to keep all free space lists in a separate list based on 16 bytes, then the number of lists would be 134,217,728. Instead, <text:span text:style-name="T305">larger blocks all get saved in the last list. Assuming a header of 4kb and using 4,000 bytes of that header for the free list, we can have 500 lists. The first would be for blocks of 32 bytes, the one before last is 8,000 bytes, and the last list has all the other empty blocks. For most tables, </text:span><text:span text:style-name="T311">16</text:span><text:span text:style-name="T305">kb is already really large (keep in mind that </text:span><text:span text:style-name="T311">large columns</text:span><text:span text:style-name="T305"> are saved in separate files, so their size do not impact the size of a row by much).</text:span></text:p>
      <text:p text:style-name="P53">The start of a list is a pointer within the file (<text:span text:style-name="T306">64</text:span> bit offset).</text:p>
      <text:p text:style-name="P54">Each block is defined as:</text:p>
      <text:list text:style-name="L16">
        <text:list-item>
          <text:p text:style-name="P156"><text:span text:style-name="T113">DeleteBit</text:span><text:span text:style-name="T170">=0|1<text:line-break/></text:span><text:span text:style-name="T307">Bi</text:span>t <text:span text:style-name="T311">31</text:span> of the first <text:span text:style-name="T311">4 </text:span>byte<text:span text:style-name="T311">s</text:span> is set to 1 <text:span text:style-name="T311">(position affected by endianness)</text:span></text:p>
        </text:list-item>
        <text:list-item>
          <text:p text:style-name="P156"><text:span text:style-name="T113">Size</text:span><text:span text:style-name="T170">=&lt;size in bytes&gt;</text:span><text:line-break/><text:span text:style-name="T328">Bit 0 to </text:span>3<text:span text:style-name="T328">0</text:span> represent the <text:span text:style-name="T328">size of the </text:span>free block</text:p>
        </text:list-item>
        <text:list-item>
          <text:p text:style-name="P156"><text:span text:style-name="T113">PreviousBlock</text:span><text:span text:style-name="T170">=&lt;</text:span><text:span text:style-name="T173">64 bit </text:span><text:span text:style-name="T170">offset&gt;</text:span><text:line-break/><text:span text:style-name="T307">A</text:span> 64 bit offset to the previous block of free space of the same size (unless larger than <text:span text:style-name="T307">maximum size supported by the free list</text:span>)</text:p>
        </text:list-item>
        <text:list-item>
          <text:p text:style-name="P157"><text:span text:style-name="T113">NextBlock</text:span><text:span text:style-name="T170">=&lt;</text:span><text:span text:style-name="T173">64 bit </text:span><text:span text:style-name="T170">offset&gt;</text:span><text:line-break/><text:span text:style-name="T307">A</text:span> 64 bit offset to the next block of free space of the same size <text:span text:style-name="T307">(unless larger than maximum size supported by the free list)</text:span></text:p>
        </text:list-item>
        <text:list-item>
          <text:p text:style-name="P158"><text:span text:style-name="T113">Data=&lt;bytes of data&gt;</text:span><text:line-break/>Ignored data. This is cleared on a delete if the table is marked as a secure table.</text:p>
        </text:list-item>
      </text:list>
      <text:p text:style-name="P54"><text:soft-page-break/>The <text:span text:style-name="T113">Previous</text:span><text:span text:style-name="T170">Block</text:span> &amp; <text:span text:style-name="T113">Next</text:span><text:span text:style-name="T170">Block</text:span> offsets may be 0 in which case there is no previous and/or next block of that size. Note that the offsets may not be in order (<text:span text:style-name="T113">Previous</text:span><text:span text:style-name="T170">Block</text:span><text:span text:style-name="T113"> &gt; Next</text:span><text:span text:style-name="T170">Block</text:span> is possible).</text:p>
      <text:p text:style-name="P54">Lists are double linked list so we can <text:span text:style-name="T307">more </text:span>easily merge blocks into large<text:span text:style-name="T307">r</text:span> blocks of free space. This better allows for reusing the space (the larger blocks are more likely to satisfy allocation requests).</text:p>
      <text:p text:style-name="P54">The <text:span text:style-name="T171">D</text:span><text:span text:style-name="T113">ata</text:span> after the <text:span text:style-name="T113">NextBlock</text:span> field is ignored. When deleting a row, that data is cleared if the table is used for data that has to be as secure as possible.</text:p>
      <text:h text:style-name="Heading_20_2" text:outline-level="2"><text:bookmark-start text:name="__RefHeading___Toc3648_3841664055"/>Index Format<text:bookmark-end text:name="__RefHeading___Toc3648_3841664055"/></text:h>
      <text:p text:style-name="P46">Indexes are formatted using a blocked type of file.</text:p>
      <text:p text:style-name="P46">The first block (block 0) is the header and is not used as a block of index data.</text:p>
      <text:p text:style-name="P46">The header defines which block is the root. At first, it will be block 1, but as the index grows, the root will move as required.</text:p>
      <text:p text:style-name="P46">The size of the blocks is always a multiple of the size of a <text:span text:style-name="T296">memory </text:span>page <text:span text:style-name="T296">of the computer used to generate the index. On most Linux system this is 4Kb. (4096 bytes). Some indexes may require much larger blocks to hold a sufficient number of references.</text:span></text:p>
      <text:h text:style-name="Heading_20_3" text:outline-level="3"><text:bookmark-start text:name="__RefHeading___Toc3650_3841664055"/>Header Block<text:bookmark-end text:name="__RefHeading___Toc3650_3841664055"/></text:h>
      <text:p text:style-name="P47">The Header is composed of:</text:p>
      <text:list text:style-name="L17">
        <text:list-item>
          <text:p text:style-name="P159">Magic—a few characters used to distinguish this file as an index</text:p>
        </text:list-item>
        <text:list-item>
          <text:p text:style-name="P159">Block Size—the size of one block in this file</text:p>
        </text:list-item>
        <text:list-item>
          <text:p text:style-name="P159">First Free Block—a linked list of free blocks</text:p>
        </text:list-item>
        <text:list-item>
          <text:p text:style-name="P159">Root Block—number of the first root block</text:p>
        </text:list-item>
      </text:list>
      <text:h text:style-name="Heading_20_2" text:outline-level="2"><text:bookmark-start text:name="__RefHeading___Toc5118_4050189347"/>Events<text:bookmark-end text:name="__RefHeading___Toc5118_4050189347"/></text:h>
      <text:p text:style-name="P65">The database knows when something changes. It can therefore send a message to listeners interested in knowing that something changed.</text:p>
      <text:p text:style-name="P65">The communicator daemon can be used to save events that cannot be forwarded at the time said event is <text:span text:style-name="T334">generated</text:span>. (i.e. creating a <text:span text:style-name="T334">Pub/Sub type of event pipeline.)</text:span></text:p>
      <text:h text:style-name="Heading_20_3" text:outline-level="3"><text:bookmark-start text:name="__RefHeading___Toc5120_4050189347"/>Event: <text:span text:style-name="T334">CREATE</text:span><text:bookmark-end text:name="__RefHeading___Toc5120_4050189347"/></text:h>
      <text:p text:style-name="P66">The CREATE event is used when a table, complex type, or a new row are created.</text:p>
      <text:p text:style-name="P66">The event includes the name of the table, complex type, or the name of the table and key of the new row.</text:p>
      <text:h text:style-name="Heading_20_3" text:outline-level="3"><text:bookmark-start text:name="__RefHeading___Toc5122_4050189347"/><text:soft-page-break/>Event: UPDATE<text:bookmark-end text:name="__RefHeading___Toc5122_4050189347"/></text:h>
      <text:p text:style-name="P66">The UPDATE event is used when a table schema, a complex type, or a row are updated.</text:p>
      <text:p text:style-name="P66">The event includes the name of the table, complex type, or the name of the table and key of the row being updated.</text:p>
      <text:h text:style-name="Heading_20_3" text:outline-level="3"><text:bookmark-start text:name="__RefHeading___Toc5124_4050189347"/>Event: DELETE<text:bookmark-end text:name="__RefHeading___Toc5124_4050189347"/></text:h>
      <text:p text:style-name="P66">The DELETE event is used when a table or a complex type are dropped, or a row is being deleted.</text:p>
      <text:p text:style-name="P66">The event includes the name of the table or complex type being dropped, or the name of the table and key of the row being deleted.</text:p>
      <text:h text:style-name="Heading_20_2" text:outline-level="2"><text:bookmark-start text:name="__RefHeading___Toc1560_638916930"/>Journal Manager<text:bookmark-end text:name="__RefHeading___Toc1560_638916930"/></text:h>
      <text:h text:style-name="P126" text:outline-level="3"><text:bookmark-start text:name="__RefHeading___Toc1562_638916930"/>Events or Tables <text:span text:style-name="T240">or Both</text:span>?<text:bookmark-end text:name="__RefHeading___Toc1562_638916930"/></text:h>
      <text:p text:style-name="P24">In most cases, a journal saves the events the system receives, that way the events can be repl<text:span text:style-name="T255">ay</text:span>ed and everything can be updated to the latest once all the events were accepted.</text:p>
      <text:h text:style-name="Heading_20_4" text:outline-level="4"><text:span text:style-name="T240">Events </text:span>Pros</text:h>
      <text:p text:style-name="P25">Some events do not carry data, it includes an action such as deleting a row. It is not possible to track such with just a table of data. That would mean we would not be able to forward the deletion request to other systems if this system crashes too soon.</text:p>
      <text:h text:style-name="Heading_20_4" text:outline-level="4">Events Cons</text:h>
      <text:p text:style-name="P26">All the events need to be replayed to make it possible to get 100% up to date.</text:p>
      <text:p text:style-name="P26">However, assuming a system that is mostly functional, this should not be a big concerned. That is, the journal grows as we receive events and then on a failure of some sort it does not shrink back. Once we finally fix the issue, it again send<text:span text:style-name="T333">s</text:span> the data to back end nodes for proper execution.</text:p>
      <text:p text:style-name="P27">That does not help much with having a current valid version, but we do get that eventually. My concern here is, since we do so on the client’s side we end up with one client sending data different than any other system.</text:p>
      <text:h text:style-name="Heading_20_4" text:outline-level="4">Table Pros</text:h>
      <text:p text:style-name="P24">One of the drawbacks with <text:span text:style-name="T240">the events is that we need to replay them all in order to regain access to the data they carry. Having a table along the journal (at least on the client’s side) would offer us the ability to check a regular table for this transient data instead of having to search a set of events.</text:span></text:p>
      <text:h text:style-name="Heading_20_4" text:outline-level="4"><text:soft-page-break/>Table Cons</text:h>
      <text:p text:style-name="P26">At this time, I think that since we have full access to the table implementation through the Prinbee library it seems to make sense to do this. However, at the same time, this could be front end nodes and we would not want to overload them in this way. So, it is probably much safer (and less code) to only handle a journal.</text:p>
      <text:h text:style-name="Heading_20_4" text:outline-level="4">Both Pros</text:h>
      <text:p text:style-name="P25">Having both can also be useful. The incoming events get registered, if it is a data related event, apply it to the local table, then attempt a send to the remote server(s). If the remote servers acknowledge the transmission as successful, then remove the data from the local table.</text:p>
      <text:p text:style-name="P25">Having a local table could also be used for a LOCAL ZERO <text:span text:style-name="T241">retrieval level, a form of local cache that avoids remote network transfers. It also makes use of local disk, so we have to be careful (i.e. the disk capacity is limited on each node).</text:span></text:p>
      <text:h text:style-name="Heading_20_4" text:outline-level="4">Both Cons</text:h>
      <text:p text:style-name="P27">Outside of the Table Cons, this is also a lot more code to support to make this work. We may still want to consider having local caches, but maybe not implemented within the journal.</text:p>
      <text:h text:style-name="Heading_20_3" text:outline-level="3"><text:bookmark-start text:name="__RefHeading___Toc1681_638916930"/>Journal Implementation<text:bookmark-end text:name="__RefHeading___Toc1681_638916930"/></text:h>
      <text:h text:style-name="Heading_20_4" text:outline-level="4">Normal Processing</text:h>
      <text:p text:style-name="P27">A journal use<text:span text:style-name="T248">s</text:span> files <text:span text:style-name="T248">to quickly save the data that is to be written to the database</text:span>. <text:span text:style-name="T248">For large files, it saves those in separate files rather than the main data file. Overall, this makes the handling of such large files much faster.</text:span></text:p>
      <text:p text:style-name="P27">As the Client’s proxy receives events, it writes them at the end of the current file, <text:span text:style-name="T242">then it tries to forward the event to the backend. If the backend succeeds in saving the data in its own journal, then it acknowledges receipt and the proxy can mark the event as </text:span><text:span text:style-name="T249">acknowledged</text:span><text:span text:style-name="T242">.</text:span></text:p>
      <text:p text:style-name="P30">A journal <text:span text:style-name="T249">file </text:span>is considered full once it reaches a certain byte size <text:span text:style-name="T249">or a certain number of events</text:span>. At that point, <text:span text:style-name="T249">the code</text:span> <text:span text:style-name="T249">starts </text:span>writing to <text:span text:style-name="T249">an</text:span>other file. Once all the events in a journal <text:span text:style-name="T249">file </text:span>were <text:span text:style-name="T249">processed (or failed processing)</text:span>, <text:span text:style-name="T249">that file</text:span> can be deleted. Another file defines the journal <text:span text:style-name="T252">settings</text:span>. (i.e. <text:span text:style-name="T244">Maximum size for a journal, </text:span><text:span text:style-name="T249">ma</text:span><text:span text:style-name="T251">x</text:span><text:span text:style-name="T249">imum</text:span><text:span text:style-name="T244"> number of events, </text:span><text:span text:style-name="T249">etc.</text:span>)</text:p>
      <text:p text:style-name="P85"><text:span text:style-name="T186">Note:</text:span><text:tab/><text:span text:style-name="T253">Our</text:span> implementation <text:span text:style-name="T253">is</text:span> reusable with any other project, not just <text:span text:style-name="T243">P</text:span>rinbee. <text:span text:style-name="T245">i.e. </text:span><text:span text:style-name="T246">this is actually very much like an eventdispatcher extension </text:span><text:span text:style-name="T249">where certain events must be fully acknowledge</text:span><text:span text:style-name="T253">d</text:span><text:span text:style-name="T249"> before they get discarded, </text:span><text:span text:style-name="T250">although the data does not have to be an eventdispatcher message.</text:span></text:p>
      <text:h text:style-name="Heading_20_4" text:outline-level="4">Error Handling</text:h>
      <text:h text:style-name="Heading_20_5" text:outline-level="5">Error Transmitting</text:h>
      <text:p text:style-name="P28">If the backend does not acknowledge the event, then the proxy tries again, possibly with another backend. It does so until it succeeds.</text:p>
      <text:h text:style-name="Heading_20_5" text:outline-level="5"><text:soft-page-break/>Capacity Error</text:h>
      <text:p text:style-name="P28">If the backend is not acknowledging our messages, then the proxy keeps the data in the journal. At some point the journal will be considered full (i.e. <text:span text:style-name="T254">all the files are filled with events and we cannot compress them</text:span>).</text:p>
      <text:p text:style-name="P28">When the journal is considered full, errors are <text:span text:style-name="T254">immediately </text:span>reported from the Proxy.</text:p>
      <text:p text:style-name="P28">Note that a GET fails if we cannot find the data locally (in LOCAL ZERO) or the backend does not send a reply <text:span text:style-name="T329">in time</text:span><text:span text:style-name="T329"><text:note text:id="ftn15" text:note-class="footnote"><text:note-citation>15</text:note-citation><text:note-body><text:p text:style-name="P117">The amount of time to wait can be updated by the programmer/administrator of the software doing the GET.</text:p></text:note-body></text:note></text:span><text:span text:style-name="T329"> </text:span>with the data requested.</text:p>
      <text:h text:style-name="Heading_20_5" text:outline-level="5">Backend Error</text:h>
      <text:p text:style-name="P29">The backend may return errors as well.</text:p>
      <text:p text:style-name="P29">That could be:</text:p>
      <text:list text:style-name="L18">
        <text:list-item>
          <text:p text:style-name="P210"><text:span text:style-name="T199">A</text:span><text:span text:style-name="T198"> capacity error (that node is full)</text:span></text:p>
        </text:list-item>
        <text:list-item>
          <text:p text:style-name="P210"><text:span text:style-name="T199">P</text:span><text:span text:style-name="T198">roper quorum not reached (not enough nodes acknowledge</text:span><text:span text:style-name="T200">d</text:span><text:span text:style-name="T198"> saving the data)</text:span></text:p>
        </text:list-item>
        <text:list-item>
          <text:p text:style-name="P227"><text:span text:style-name="T198">M</text:span><text:span text:style-name="T194">essage not understood</text:span></text:p>
        </text:list-item>
        <text:list-item>
          <text:p text:style-name="P160">Data incompatible (does not match the table schema)</text:p>
        </text:list-item>
        <text:list-item>
          <text:p text:style-name="P160">Unknown table</text:p>
        </text:list-item>
      </text:list>
      <text:p text:style-name="P36">Any such error means the data did not properly make it and we need to report said error to the administrator (i.e. maybe a node is down and needs restarting).</text:p>
      <text:h text:style-name="Heading_20_2" text:outline-level="2"><text:bookmark-start text:name="__RefHeading___Toc2704_3841664055"/>Table Compression Manager<text:bookmark-end text:name="__RefHeading___Toc2704_3841664055"/></text:h>
      <text:h text:style-name="P127" text:outline-level="3"><text:bookmark-start text:name="__RefHeading___Toc2706_3841664055"/>Compression Mechanism<text:bookmark-end text:name="__RefHeading___Toc2706_3841664055"/></text:h>
      <text:p text:style-name="P40">The compression manager directly reads a table and moves the data of each valid row over previously deleted rows. This is an equivalent of a <text:span text:style-name="T113">memmove()</text:span> from the current location of the data to a new earlier location.</text:p>
      <text:h text:style-name="Heading_20_3" text:outline-level="3"><text:bookmark-start text:name="__RefHeading___Toc2708_3841664055"/>CRON Service<text:bookmark-end text:name="__RefHeading___Toc2708_3841664055"/></text:h>
      <text:p text:style-name="P41">In most cases, the compression manager uses a CRON service to wake up once in a while and start doing work. Each Prinbee node is expected to run an instance of the Table Compression Manager.</text:p>
      <text:p text:style-name="P41">Keep in mind that each instance of a table can be different. If Copy A of a table receives row 123 while Copy B receives row 124, they both save their respective row and then share it with the other copy. In effect, Copy A has row 123, then 124 when Copy B first has row 124 and then 123 in their respective files. For this reason, handling of the compression is specific to each node even within a replica group.</text:p>
      <text:h text:style-name="Heading_20_3" text:outline-level="3"><text:bookmark-start text:name="__RefHeading___Toc2710_3841664055"/><text:soft-page-break/>Other <text:span text:style-name="T105">Compression</text:span> Mechanism<text:span text:style-name="T294">s</text:span><text:bookmark-end text:name="__RefHeading___Toc2710_3841664055"/></text:h>
      <text:h text:style-name="Heading_20_4" text:outline-level="4">Free List</text:h>
      <text:p text:style-name="P40">The compression is used on top of the free list manager. The free list allows Prinbee to save a row of equal or smaller size in the space of a deleted row. The free list also detects multiple sequential delete rows as one large block of available free space. This allows us to minimize compression a lot (i.e. we may only move 100 rows and then leave a gap that gets added to the free list instead of trying to compression the entire file).</text:p>
      <text:h text:style-name="Heading_20_4" text:outline-level="4">Temporary Data File</text:h>
      <text:p text:style-name="P40">When dealing with certain type of data, we can create ephemeral data files. For example, a session table saves data for a relatively small amount of time. Some sessions could be as long as 1 year, but here I’ll give the example of a bank account session: 5 to 10 min. Such sessions can be saved in a “short session table”. That table can be compressed by deleting the file after a certain number of rows were created in that table, plus the time of the longest session. So say you allow 1,000 sessions in such a file, it takes 3h to get 1,000 sessions, after 3h you stop adding new session entries and after another 15 min. you just delete the file. No read/write of the table itself is necessary.</text:p>
      <text:h text:style-name="Heading_20_4" text:outline-level="4">Sequential Table</text:h>
      <text:p text:style-name="P42">In case of a sequential table, all the data is at a specific offset and we can access any row with just a <text:span text:style-name="T113">seek()</text:span>. All we need is to keep a linked list of all the empty rows (rows that were deleted) and we can instantly reuse that space.</text:p>
      <text:p text:style-name="P43"><text:span text:style-name="T186">Note:</text:span><text:tab/><text:span text:style-name="T105">One potential drawback is that the same row OID gets reused by different row of data.</text:span></text:p>
      <text:p text:style-name="P4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Formula" style:family="graphic">
      <style:graphic-properties text:anchor-type="as-char" svg:y="0in" fo:margin-left="0.0791in" fo:margin-right="0.0791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2b8f43" officeooo:paragraph-rsid="002b8f43"/>
    </style:style>
    <style:style style:name="MT1" style:family="text">
      <style:text-properties officeooo:rsid="002bc08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footer>
        <text:user-field-decls>
          <text:user-field-decl office:value-type="float" office:value="1.01" text:name="PrinbeeVersion"/>
        </text:user-field-decls>
        <text:p text:style-name="MP1">Prinbee<text:tab/><text:page-number text:select-page="current">32</text:page-number><text:tab/><text:span text:style-name="MT1">v</text:span><text:user-field-get style:data-style-name="N0" text:name="PrinbeeVersion">1.01</text:user-field-ge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0T08:05:52.845618223</meta:creation-date>
    <dc:date>2025-10-05T14:16:31.250341628</dc:date>
    <meta:editing-duration>P60DT21H28M7S</meta:editing-duration>
    <meta:editing-cycles>224</meta:editing-cycles>
    <meta:generator>LibreOffice/24.2.7.2$Linux_X86_64 LibreOffice_project/420$Build-2</meta:generator>
    <dc:creator>Alexis Wilke</dc:creator>
    <meta:document-statistic meta:table-count="0" meta:image-count="0" meta:object-count="3" meta:page-count="32" meta:paragraph-count="477" meta:word-count="13740" meta:character-count="75563" meta:non-whitespace-character-count="62411"/>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withoutfill">
      <style:graphic-properties draw:stroke="dash" draw:stroke-dash="Long_20_Dash" svg:stroke-width="0.106cm" svg:stroke-color="#b2b2b2" draw:marker-start="Arrow" draw:marker-start-width="0.459cm" draw:marker-end="Arrow" draw:marker-end-width="0.459cm" svg:stroke-linecap="butt" draw:fill="none" draw:textarea-vertical-align="middle" fo:padding-top="0.178cm" fo:padding-bottom="0.178cm" fo:padding-left="0.303cm" fo:padding-right="0.303cm"/>
    </style:style>
    <style:style style:name="gr2" style:family="graphic" style:parent-style-name="objectwithoutfill">
      <style:graphic-properties draw:stroke="dash" draw:stroke-dash="Long_20_Dash" svg:stroke-width="0.106cm" svg:stroke-color="#b2b2b2" draw:marker-start="Arrowheads_20_8" draw:marker-start-width="0.459cm" draw:marker-end="Arrowheads_20_9" draw:marker-end-width="0.459cm" svg:stroke-linecap="butt" draw:fill="none" draw:textarea-vertical-align="middle" fo:padding-top="0.178cm" fo:padding-bottom="0.178cm" fo:padding-left="0.303cm" fo:padding-right="0.303cm"/>
    </style:style>
    <style:style style:name="gr3"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549cm" fo:min-width="3.331cm" fo:padding-top="0.178cm" fo:padding-bottom="0.178cm" fo:padding-left="0.303cm" fo:padding-right="0.303cm"/>
      <style:paragraph-properties style:writing-mode="lr-tb"/>
    </style:style>
    <style:style style:name="gr4" style:family="graphic" style:parent-style-name="objectwithoutfill">
      <style:graphic-properties draw:stroke="dash" draw:stroke-dash="Long_20_Dash" svg:stroke-width="0.081cm" svg:stroke-color="#00a933" draw:marker-start-width="0.321cm" draw:marker-end-width="0.321cm" svg:stroke-linecap="butt" draw:fill="none" draw:textarea-vertical-align="middle" fo:padding-top="0.165cm" fo:padding-bottom="0.165cm" fo:padding-left="0.29cm" fo:padding-right="0.29cm"/>
    </style:style>
    <style:style style:name="gr5" style:family="graphic" style:parent-style-name="objectwithoutfill">
      <style:graphic-properties svg:stroke-width="0.106cm" svg:stroke-color="#000000" draw:marker-start="Arrowheads_20_2" draw:marker-start-width="0.459cm" draw:marker-end="Arrowheads_20_3" draw:marker-end-width="0.459cm" draw:fill="none" draw:textarea-vertical-align="middle" fo:padding-top="0.178cm" fo:padding-bottom="0.178cm" fo:padding-left="0.303cm" fo:padding-right="0.303cm"/>
    </style:style>
    <style:style style:name="gr6" style:family="graphic" style:parent-style-name="objectwithoutfill">
      <style:graphic-properties svg:stroke-width="0.106cm" svg:stroke-color="#000000" draw:marker-start="Arrowheads_20_4" draw:marker-start-width="0.459cm" draw:marker-end="Arrowheads_20_5" draw:marker-end-width="0.459cm" draw:fill="none" draw:textarea-vertical-align="middle" fo:padding-top="0.178cm" fo:padding-bottom="0.178cm" fo:padding-left="0.303cm" fo:padding-right="0.303cm"/>
    </style:style>
    <style:style style:name="gr7" style:family="graphic" style:parent-style-name="objectwithoutfill">
      <style:graphic-properties svg:stroke-width="0.106cm" svg:stroke-color="#000000" draw:marker-start="Arrowheads_20_6" draw:marker-start-width="0.459cm" draw:marker-end="Arrowheads_20_7" draw:marker-end-width="0.459cm" draw:fill="none" draw:textarea-vertical-align="middle" fo:padding-top="0.178cm" fo:padding-bottom="0.178cm" fo:padding-left="0.303cm" fo:padding-right="0.303cm"/>
    </style:style>
    <style:style style:name="gr8" style:family="graphic" style:parent-style-name="standard">
      <style:graphic-properties draw:stroke="dash" draw:stroke-dash="Long_20_Dash" svg:stroke-width="0.106cm" svg:stroke-color="#808080" draw:marker-start-width="0.359cm" draw:marker-end-width="0.359cm" svg:stroke-linecap="butt" draw:fill-color="#ffffff" draw:textarea-horizontal-align="justify" draw:textarea-vertical-align="middle" draw:auto-grow-height="false" fo:min-height="1.549cm" fo:min-width="3.331cm" fo:padding-top="0.178cm" fo:padding-bottom="0.178cm" fo:padding-left="0.303cm" fo:padding-right="0.303cm"/>
      <style:paragraph-properties style:writing-mode="lr-tb"/>
    </style:style>
    <style:style style:name="gr9" style:family="graphic" style:parent-style-name="objectwithoutfill">
      <style:graphic-properties svg:stroke-width="0.106cm" svg:stroke-color="#000000" draw:marker-start="Arrow" draw:marker-start-width="0.459cm" draw:marker-end="Arrow" draw:marker-end-width="0.459cm" draw:fill="none" draw:textarea-vertical-align="middle" fo:padding-top="0.178cm" fo:padding-bottom="0.178cm" fo:padding-left="0.303cm" fo:padding-right="0.303cm"/>
    </style:style>
    <style:style style:name="gr10"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549cm" fo:min-width="2.442cm" fo:padding-top="0.178cm" fo:padding-bottom="0.178cm" fo:padding-left="0.303cm" fo:padding-right="0.303cm"/>
      <style:paragraph-properties style:writing-mode="lr-tb"/>
    </style:style>
    <style:style style:name="gr11" style:family="graphic" style:parent-style-name="objectwithoutfill">
      <style:graphic-properties draw:stroke="dash" draw:stroke-dash="Long_20_Dash" svg:stroke-width="0.106cm" svg:stroke-color="#000000" draw:marker-start="Arrow" draw:marker-start-width="0.459cm" draw:marker-end="Arrow" draw:marker-end-width="0.459cm" svg:stroke-linecap="butt" draw:fill="none" draw:textarea-vertical-align="middle" fo:padding-top="0.178cm" fo:padding-bottom="0.178cm" fo:padding-left="0.303cm" fo:padding-right="0.303cm"/>
    </style:style>
    <style:style style:name="P1" style:family="paragraph">
      <loext:graphic-properties draw:fill="none"/>
      <style:paragraph-properties fo:text-align="center"/>
    </style:style>
    <style:style style:name="P2" style:family="paragraph">
      <style:paragraph-properties fo:text-align="center" style:writing-mode="lr-tb"/>
    </style:style>
    <style:style style:name="P3" style:family="paragraph">
      <loext:graphic-properties draw:fill-color="#ffffff"/>
      <style:paragraph-properties fo:text-align="center" style:writing-mode="lr-tb"/>
    </style:style>
    <style:style style:name="P4" style:family="paragraph">
      <style:paragraph-properties fo:text-align="center" style:writing-mode="lr-tb"/>
      <style:text-properties fo:color="#999999" loext:opacity="100%"/>
    </style:style>
    <style:style style:name="P5" style:family="paragraph">
      <loext:graphic-properties draw:fill-color="#ffffff"/>
      <style:paragraph-properties fo:text-align="center" style:writing-mode="lr-tb"/>
      <style:text-properties fo:color="#999999" loext:opacity="100%"/>
    </style:style>
    <style:style style:name="P6" style:family="paragraph">
      <style:paragraph-properties fo:text-align="center" style:writing-mode="lr-tb"/>
      <style:text-properties fo:color="#b2b2b2" loext:opacity="100%"/>
    </style:style>
    <style:style style:name="P7" style:family="paragraph">
      <loext:graphic-properties draw:fill-color="#ffffff"/>
      <style:paragraph-properties fo:text-align="center" style:writing-mode="lr-tb"/>
      <style:text-properties fo:color="#b2b2b2" loext:opacity="100%"/>
    </style:style>
    <style:style style:name="T1" style:family="text">
      <style:text-properties fo:color="#999999" loext:opacity="100%"/>
    </style:style>
    <style:style style:name="T2" style:family="text">
      <style:text-properties fo:color="#b2b2b2"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onnector draw:style-name="gr1" draw:text-style-name="P1" draw:layer="layout" draw:type="curve" draw:line-skew="-3.167cm 0.679cm" svg:x1="9.388cm" svg:y1="14.455cm" svg:x2="18.541cm" svg:y2="15.408cm" draw:start-shape="id1" draw:start-glue-point="1" draw:end-shape="id2" draw:end-glue-point="2" svg:d="M9388 14455c637 0 531 1092 2660 1792s6493 1007 6493-839" svg:viewBox="0 0 9154 2339">
          <text:p/>
        </draw:connector>
        <draw:connector draw:style-name="gr1" draw:text-style-name="P1" draw:layer="layout" svg:x1="7.419cm" svg:y1="18.972cm" svg:x2="5.091cm" svg:y2="22.088cm" draw:start-shape="id3" draw:start-glue-point="2" draw:end-shape="id4" draw:end-glue-point="1" svg:d="M7419 18972v3116h-2328" svg:viewBox="0 0 2329 3117">
          <text:p/>
        </draw:connector>
        <draw:connector draw:style-name="gr1" draw:text-style-name="P1" draw:layer="layout" svg:x1="7.419cm" svg:y1="10.468cm" svg:x2="18.541cm" svg:y2="13.503cm" draw:start-shape="id5" draw:start-glue-point="2" draw:end-shape="id2" draw:end-glue-point="0" svg:d="M7419 10468v1517h11122v1518" svg:viewBox="0 0 11123 3036">
          <text:p/>
        </draw:connector>
        <draw:connector draw:style-name="gr2" draw:text-style-name="P1" draw:layer="layout" svg:x1="7.419cm" svg:y1="5.515cm" svg:x2="18.468cm" svg:y2="2.975cm" draw:start-shape="id6" draw:start-glue-point="0" draw:end-shape="id7" draw:end-glue-point="2" svg:d="M7419 5515v-1271h11049v-1269" svg:viewBox="0 0 11050 2541">
          <text:p/>
        </draw:connector>
        <draw:custom-shape draw:style-name="gr3" draw:text-style-name="P3" xml:id="id9" draw:id="id9" draw:layer="layout" svg:width="3.937cm" svg:height="1.905cm" svg:x="5.451cm" svg:y="1.07cm">
          <text:p text:style-name="P2">Client</text:p>
          <draw:enhanced-geometry svg:viewBox="0 0 21600 21600" draw:type="rectangle" draw:enhanced-path="M 0 0 L 21600 0 21600 21600 0 21600 0 0 Z N"/>
        </draw:custom-shape>
        <draw:custom-shape draw:style-name="gr3" draw:text-style-name="P3" xml:id="id6" draw:id="id6" draw:layer="layout" svg:width="3.937cm" svg:height="1.905cm" svg:x="5.451cm" svg:y="5.515cm">
          <text:p text:style-name="P2">Client</text:p>
          <text:p text:style-name="P2">Proxy</text:p>
          <draw:enhanced-geometry svg:viewBox="0 0 21600 21600" draw:type="rectangle" draw:enhanced-path="M 0 0 L 21600 0 21600 21600 0 21600 0 0 Z N"/>
        </draw:custom-shape>
        <draw:custom-shape draw:style-name="gr3" draw:text-style-name="P3" xml:id="id8" draw:id="id8" draw:layer="layout" svg:width="3.937cm" svg:height="1.905cm" svg:x="12.684cm" svg:y="8.563cm">
          <text:p text:style-name="P2">Client</text:p>
          <text:p text:style-name="P2">Journal</text:p>
          <draw:enhanced-geometry svg:viewBox="0 0 21600 21600" draw:type="rectangle" draw:enhanced-path="M 0 0 L 21600 0 21600 21600 0 21600 0 0 Z N"/>
        </draw:custom-shape>
        <draw:custom-shape draw:style-name="gr3" draw:text-style-name="P3" xml:id="id10" draw:id="id10" draw:layer="layout" svg:width="3.937cm" svg:height="1.905cm" svg:x="11.029cm" svg:y="1.07cm">
          <text:p text:style-name="P2">Client</text:p>
          <draw:enhanced-geometry svg:viewBox="0 0 21600 21600" draw:type="rectangle" draw:enhanced-path="M 0 0 L 21600 0 21600 21600 0 21600 0 0 Z N"/>
        </draw:custom-shape>
        <draw:line draw:style-name="gr4" draw:text-style-name="P1" draw:layer="layout" svg:x1="1cm" svg:y1="12.525cm" svg:x2="20.59cm" svg:y2="12.525cm">
          <text:p/>
        </draw:line>
        <draw:connector draw:style-name="gr5" draw:text-style-name="P1" draw:layer="layout" svg:x1="9.388cm" svg:y1="9.515cm" svg:x2="12.684cm" svg:y2="9.515cm" draw:start-shape="id5" draw:start-glue-point="1" draw:end-shape="id8" draw:end-glue-point="3" svg:d="M9388 9515h3296" svg:viewBox="0 0 3297 1">
          <text:p/>
        </draw:connector>
        <draw:connector draw:style-name="gr6" draw:text-style-name="P1" draw:layer="layout" svg:x1="7.419cm" svg:y1="5.515cm" svg:x2="7.419cm" svg:y2="2.975cm" draw:start-shape="id6" draw:start-glue-point="0" draw:end-shape="id9" draw:end-glue-point="2" svg:d="M7419 5515v-2540" svg:viewBox="0 0 1 2541">
          <text:p/>
        </draw:connector>
        <draw:connector draw:style-name="gr7" draw:text-style-name="P1" draw:layer="layout" svg:x1="7.419cm" svg:y1="5.515cm" svg:x2="12.997cm" svg:y2="2.975cm" draw:start-shape="id6" draw:start-glue-point="0" draw:end-shape="id10" draw:end-glue-point="2" svg:d="M7419 5515v-1271h5578v-1269" svg:viewBox="0 0 5579 2541">
          <text:p/>
        </draw:connector>
        <draw:custom-shape draw:style-name="gr8" draw:text-style-name="P5" xml:id="id7" draw:id="id7" draw:layer="layout" svg:width="3.937cm" svg:height="1.905cm" svg:x="16.5cm" svg:y="1.07cm">
          <text:p text:style-name="P4"><text:span text:style-name="T1">Client</text:span></text:p>
          <draw:enhanced-geometry svg:viewBox="0 0 21600 21600" draw:type="rectangle" draw:enhanced-path="M 0 0 L 21600 0 21600 21600 0 21600 0 0 Z N"/>
        </draw:custom-shape>
        <draw:custom-shape draw:style-name="gr3" draw:text-style-name="P3" xml:id="id1" draw:id="id1" draw:layer="layout" svg:width="3.937cm" svg:height="1.905cm" svg:x="5.451cm" svg:y="13.503cm">
          <text:p text:style-name="P2">Server</text:p>
          <draw:enhanced-geometry svg:viewBox="0 0 21600 21600" draw:type="rectangle" draw:enhanced-path="M 0 0 L 21600 0 21600 21600 0 21600 0 0 Z N"/>
        </draw:custom-shape>
        <draw:connector draw:style-name="gr9" draw:text-style-name="P1" draw:layer="layout" svg:x1="7.419cm" svg:y1="10.468cm" svg:x2="7.419cm" svg:y2="13.503cm" draw:start-shape="id5" draw:start-glue-point="2" draw:end-shape="id1" draw:end-glue-point="0" svg:d="M7419 10468v3035" svg:viewBox="0 0 1 3036">
          <text:p/>
        </draw:connector>
        <draw:custom-shape draw:style-name="gr3" draw:text-style-name="P3" xml:id="id11" draw:id="id11" draw:layer="layout" svg:width="3.937cm" svg:height="1.905cm" svg:x="11.065cm" svg:y="13.503cm">
          <text:p text:style-name="P2">Server</text:p>
          <draw:enhanced-geometry svg:viewBox="0 0 21600 21600" draw:type="rectangle" draw:enhanced-path="M 0 0 L 21600 0 21600 21600 0 21600 0 0 Z N"/>
        </draw:custom-shape>
        <draw:custom-shape draw:style-name="gr8" draw:text-style-name="P7" xml:id="id2" draw:id="id2" draw:layer="layout" svg:width="3.937cm" svg:height="1.905cm" svg:x="16.573cm" svg:y="13.503cm">
          <text:p text:style-name="P6"><text:span text:style-name="T2">Server</text:span></text:p>
          <draw:enhanced-geometry svg:viewBox="0 0 21600 21600" draw:type="rectangle" draw:enhanced-path="M 0 0 L 21600 0 21600 21600 0 21600 0 0 Z N"/>
        </draw:custom-shape>
        <draw:connector draw:style-name="gr9" draw:text-style-name="P1" draw:layer="layout" svg:x1="7.419cm" svg:y1="10.468cm" svg:x2="13.033cm" svg:y2="13.503cm" draw:start-shape="id5" draw:start-glue-point="2" draw:end-shape="id11" draw:end-glue-point="0" svg:d="M7419 10468v1517h5614v1518" svg:viewBox="0 0 5615 3036">
          <text:p/>
        </draw:connector>
        <draw:custom-shape draw:style-name="gr3" draw:text-style-name="P3" xml:id="id12" draw:id="id12" draw:layer="layout" svg:width="3.937cm" svg:height="1.905cm" svg:x="12.684cm" svg:y="17.067cm">
          <text:p text:style-name="P2">Server<text:line-break/>Journal</text:p>
          <draw:enhanced-geometry svg:viewBox="0 0 21600 21600" draw:type="rectangle" draw:enhanced-path="M 0 0 L 21600 0 21600 21600 0 21600 0 0 Z N"/>
        </draw:custom-shape>
        <draw:connector draw:style-name="gr9" draw:text-style-name="P1" draw:layer="layout" svg:x1="9.388cm" svg:y1="18.019cm" svg:x2="12.684cm" svg:y2="18.019cm" draw:start-shape="id3" draw:start-glue-point="1" draw:end-shape="id12" draw:end-glue-point="3" svg:d="M9388 18019h3296" svg:viewBox="0 0 3297 1">
          <text:p/>
        </draw:connector>
        <draw:custom-shape draw:style-name="gr3" draw:text-style-name="P3" xml:id="id13" draw:id="id13" draw:layer="layout" svg:width="3.937cm" svg:height="1.905cm" svg:x="12.684cm" svg:y="19.727cm">
          <text:p text:style-name="P2">Schema</text:p>
          <draw:enhanced-geometry svg:viewBox="0 0 21600 21600" draw:type="rectangle" draw:enhanced-path="M 0 0 L 21600 0 21600 21600 0 21600 0 0 Z N"/>
        </draw:custom-shape>
        <draw:custom-shape draw:style-name="gr3" draw:text-style-name="P3" xml:id="id14" draw:id="id14" draw:layer="layout" svg:width="3.937cm" svg:height="1.905cm" svg:x="12.684cm" svg:y="22.387cm">
          <text:p text:style-name="P2">Table</text:p>
          <draw:enhanced-geometry svg:viewBox="0 0 21600 21600" draw:type="rectangle" draw:enhanced-path="M 0 0 L 21600 0 21600 21600 0 21600 0 0 Z N"/>
        </draw:custom-shape>
        <draw:custom-shape draw:style-name="gr3" draw:text-style-name="P3" xml:id="id15" draw:id="id15" draw:layer="layout" svg:width="3.937cm" svg:height="1.905cm" svg:x="12.684cm" svg:y="24.941cm">
          <text:p text:style-name="P2">Index</text:p>
          <draw:enhanced-geometry svg:viewBox="0 0 21600 21600" draw:type="rectangle" draw:enhanced-path="M 0 0 L 21600 0 21600 21600 0 21600 0 0 Z N"/>
        </draw:custom-shape>
        <draw:connector draw:style-name="gr9" draw:text-style-name="P1" draw:layer="layout" svg:x1="7.419cm" svg:y1="18.972cm" svg:x2="12.684cm" svg:y2="20.679cm" draw:start-shape="id3" draw:start-glue-point="2" draw:end-shape="id13" draw:end-glue-point="3" svg:d="M7419 18972v1707h5265" svg:viewBox="0 0 5266 1708">
          <text:p/>
        </draw:connector>
        <draw:connector draw:style-name="gr9" draw:text-style-name="P1" draw:layer="layout" svg:x1="7.419cm" svg:y1="18.972cm" svg:x2="12.684cm" svg:y2="23.339cm" draw:start-shape="id3" draw:start-glue-point="2" draw:end-shape="id14" draw:end-glue-point="3" svg:d="M7419 18972v4367h5265" svg:viewBox="0 0 5266 4368">
          <text:p/>
        </draw:connector>
        <draw:connector draw:style-name="gr9" draw:text-style-name="P1" draw:layer="layout" svg:x1="7.419cm" svg:y1="18.972cm" svg:x2="12.684cm" svg:y2="25.893cm" draw:start-shape="id3" draw:start-glue-point="2" draw:end-shape="id15" draw:end-glue-point="3" svg:d="M7419 18972v6921h5265" svg:viewBox="0 0 5266 6922">
          <text:p/>
        </draw:connector>
        <draw:custom-shape draw:style-name="gr10" draw:text-style-name="P3" xml:id="id16" draw:id="id16" draw:layer="layout" svg:width="3.048cm" svg:height="1.905cm" svg:x="1.127cm" svg:y="17.067cm">
          <text:p text:style-name="P2">Server</text:p>
          <text:p text:style-name="P2">CLI</text:p>
          <draw:enhanced-geometry svg:viewBox="0 0 21600 21600" draw:type="rectangle" draw:enhanced-path="M 0 0 L 21600 0 21600 21600 0 21600 0 0 Z N"/>
        </draw:custom-shape>
        <draw:custom-shape draw:style-name="gr10" draw:text-style-name="P3" xml:id="id17" draw:id="id17" draw:layer="layout" svg:width="3.048cm" svg:height="1.905cm" svg:x="1cm" svg:y="8.563cm">
          <text:p text:style-name="P2">Client</text:p>
          <text:p text:style-name="P2">CLI</text:p>
          <draw:enhanced-geometry svg:viewBox="0 0 21600 21600" draw:type="rectangle" draw:enhanced-path="M 0 0 L 21600 0 21600 21600 0 21600 0 0 Z N"/>
        </draw:custom-shape>
        <draw:custom-shape draw:style-name="gr3" draw:text-style-name="P3" xml:id="id3" draw:id="id3" draw:layer="layout" svg:width="3.937cm" svg:height="1.905cm" svg:x="5.451cm" svg:y="17.067cm">
          <text:p text:style-name="P2">libprinbee</text:p>
          <draw:enhanced-geometry svg:viewBox="0 0 21600 21600" draw:type="rectangle" draw:enhanced-path="M 0 0 L 21600 0 21600 21600 0 21600 0 0 Z N"/>
        </draw:custom-shape>
        <draw:connector draw:style-name="gr9" draw:text-style-name="P1" draw:layer="layout" svg:x1="4.175cm" svg:y1="18.019cm" svg:x2="5.451cm" svg:y2="18.019cm" draw:start-shape="id16" draw:start-glue-point="1" draw:end-shape="id3" draw:end-glue-point="3" svg:d="M4175 18019h1276" svg:viewBox="0 0 1277 1">
          <text:p/>
        </draw:connector>
        <draw:connector draw:style-name="gr9" draw:text-style-name="P1" draw:layer="layout" svg:x1="7.419cm" svg:y1="17.067cm" svg:x2="7.419cm" svg:y2="15.408cm" draw:start-shape="id3" draw:start-glue-point="0" draw:end-shape="id1" draw:end-glue-point="2" svg:d="M7419 17067v-1659" svg:viewBox="0 0 1 1660">
          <text:p/>
        </draw:connector>
        <draw:custom-shape draw:style-name="gr3" draw:text-style-name="P3" xml:id="id5" draw:id="id5" draw:layer="layout" svg:width="3.937cm" svg:height="1.905cm" svg:x="5.451cm" svg:y="8.563cm">
          <text:p text:style-name="P2">libprinbee</text:p>
          <draw:enhanced-geometry svg:viewBox="0 0 21600 21600" draw:type="rectangle" draw:enhanced-path="M 0 0 L 21600 0 21600 21600 0 21600 0 0 Z N"/>
        </draw:custom-shape>
        <draw:connector draw:style-name="gr9" draw:text-style-name="P1" draw:layer="layout" svg:x1="7.419cm" svg:y1="8.563cm" svg:x2="7.419cm" svg:y2="7.42cm" draw:start-shape="id5" draw:start-glue-point="0" draw:end-shape="id6" draw:end-glue-point="2" svg:d="M7419 8563v-1143" svg:viewBox="0 0 1 1144">
          <text:p/>
        </draw:connector>
        <draw:connector draw:style-name="gr9" draw:text-style-name="P1" draw:layer="layout" svg:x1="4.048cm" svg:y1="9.515cm" svg:x2="5.451cm" svg:y2="9.515cm" draw:start-shape="id17" draw:start-glue-point="1" draw:end-shape="id5" draw:end-glue-point="3" svg:d="M4048 9515h1403" svg:viewBox="0 0 1404 1">
          <text:p/>
        </draw:connector>
        <draw:connector draw:style-name="gr11" draw:text-style-name="P1" draw:layer="layout" svg:x1="2.524cm" svg:y1="8.563cm" svg:x2="5.451cm" svg:y2="6.467cm" draw:start-shape="id17" draw:start-glue-point="0" draw:end-shape="id6" draw:end-glue-point="3" svg:d="M2524 8563v-2096h2927" svg:viewBox="0 0 2928 2097">
          <text:p/>
        </draw:connector>
        <draw:custom-shape draw:style-name="gr3" draw:text-style-name="P3" xml:id="id4" draw:id="id4" draw:layer="layout" svg:width="3.937cm" svg:height="1.905cm" svg:x="1.154cm" svg:y="21.136cm">
          <text:p text:style-name="P2">Bloom</text:p>
          <text:p text:style-name="P2">Filter</text:p>
          <draw:enhanced-geometry svg:viewBox="0 0 21600 21600" draw:type="rectangle" draw:enhanced-path="M 0 0 L 21600 0 21600 21600 0 21600 0 0 Z N"/>
        </draw:custom-shape>
        <draw:custom-shape draw:style-name="gr3" draw:text-style-name="P3" xml:id="id18" draw:id="id18" draw:layer="layout" svg:width="3.937cm" svg:height="1.905cm" svg:x="1.154cm" svg:y="24.036cm">
          <text:p text:style-name="P2">Stats</text:p>
          <draw:enhanced-geometry svg:viewBox="0 0 21600 21600" draw:type="rectangle" draw:enhanced-path="M 0 0 L 21600 0 21600 21600 0 21600 0 0 Z N"/>
        </draw:custom-shape>
        <draw:connector draw:style-name="gr9" draw:text-style-name="P1" draw:layer="layout" svg:x1="7.419cm" svg:y1="18.972cm" svg:x2="5.091cm" svg:y2="24.988cm" draw:start-shape="id3" draw:start-glue-point="2" draw:end-shape="id18" draw:end-glue-point="1" svg:d="M7419 18972v6016h-2328" svg:viewBox="0 0 2329 6017">
          <text:p/>
        </draw:connector>
        <draw:connector draw:style-name="gr9" draw:text-style-name="P1" draw:layer="layout" svg:x1="9.388cm" svg:y1="14.455cm" svg:x2="11.065cm" svg:y2="14.455cm" draw:start-shape="id1" draw:start-glue-point="1" draw:end-shape="id11" draw:end-glue-point="3" svg:d="M9388 14455h1677" svg:viewBox="0 0 1678 1">
          <text:p/>
        </draw:connector>
        <draw:connector draw:style-name="gr1" draw:text-style-name="P1" draw:layer="layout" svg:x1="15.002cm" svg:y1="14.455cm" svg:x2="16.573cm" svg:y2="14.455cm" draw:start-shape="id11" draw:start-glue-point="1" draw:end-shape="id2" draw:end-glue-point="3" svg:d="M15002 14455h1571" svg:viewBox="0 0 1572 1">
          <text:p/>
        </draw:connector>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_20_Dot_20_4" draw:display-name="Dash Dot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display="block">
  <semantics>
    <mfrac>
      <mrow>
        <mi>N</mi>
        <mo stretchy="false">+</mo>
        <mn>1</mn>
      </mrow>
      <mn>2</mn>
    </mfrac>
    <annotation encoding="StarMath 5.0">frac { N + 1 } {2} </annotation>
  </semantics>
</math>
</file>

<file path=Object 3/content.xml><?xml version="1.0" encoding="utf-8"?>
<math xmlns="http://www.w3.org/1998/Math/MathML" display="block">
  <semantics>
    <mfrac>
      <mi>S</mi>
      <mi>N</mi>
    </mfrac>
    <annotation encoding="StarMath 5.0">{S} over {N} </annotation>
  </semantics>
</math>
</file>